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accelerator/current.xml" manifest:media-type=""/>
  <manifest:file-entry manifest:full-path="Configurations2/toolbar/custom_toolbar_36b9d261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Budget/dialog-lb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Basic/script-lc.xml" manifest:media-type="text/xml"/>
  <manifest:file-entry manifest:full-path="Basic/Budget/script-lb.xml" manifest:media-type="text/xml"/>
  <manifest:file-entry manifest:full-path="Basic/Budge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7.523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2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2.543cm"/>
    </style:style>
    <style:style style:name="co13" style:family="table-column">
      <style:table-column-properties fo:break-before="auto" style:column-width="5.001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554cm"/>
    </style:style>
    <style:style style:name="co16" style:family="table-column">
      <style:table-column-properties fo:break-before="auto" style:column-width="1.429cm"/>
    </style:style>
    <style:style style:name="co17" style:family="table-column">
      <style:table-column-properties fo:break-before="auto" style:column-width="10.807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937cm"/>
    </style:style>
    <style:style style:name="co20" style:family="table-column">
      <style:table-column-properties fo:break-before="auto" style:column-width="3.455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177cm"/>
    </style:style>
    <style:style style:name="co23" style:family="table-column">
      <style:table-column-properties fo:break-before="auto" style:column-width="0.552cm"/>
    </style:style>
    <style:style style:name="co24" style:family="table-column">
      <style:table-column-properties fo:break-before="auto" style:column-width="2.824cm"/>
    </style:style>
    <style:style style:name="co25" style:family="table-column">
      <style:table-column-properties fo:break-before="auto" style:column-width="3.214cm"/>
    </style:style>
    <style:style style:name="co26" style:family="table-column">
      <style:table-column-properties fo:break-before="auto" style:column-width="8.329cm"/>
    </style:style>
    <style:style style:name="co27" style:family="table-column">
      <style:table-column-properties fo:break-before="auto" style:column-width="3.833cm"/>
    </style:style>
    <style:style style:name="co28" style:family="table-column">
      <style:table-column-properties fo:break-before="auto" style:column-width="3.556cm"/>
    </style:style>
    <style:style style:name="co29" style:family="table-column">
      <style:table-column-properties fo:break-before="auto" style:column-width="3.612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3.046cm"/>
    </style:style>
    <style:style style:name="co33" style:family="table-column">
      <style:table-column-properties fo:break-before="auto" style:column-width="4.05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4.045cm"/>
    </style:style>
    <style:style style:name="co36" style:family="table-column">
      <style:table-column-properties fo:break-before="auto" style:column-width="4.119cm"/>
    </style:style>
    <style:style style:name="co37" style:family="table-column">
      <style:table-column-properties fo:break-before="auto" style:column-width="10.786cm"/>
    </style:style>
    <style:style style:name="co38" style:family="table-column">
      <style:table-column-properties fo:break-before="auto" style:column-width="28.37cm"/>
    </style:style>
    <style:style style:name="co39" style:family="table-column">
      <style:table-column-properties fo:break-before="auto" style:column-width="3.059cm"/>
    </style:style>
    <style:style style:name="co40" style:family="table-column">
      <style:table-column-properties fo:break-before="auto" style:column-width="4.6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43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DejaVu Sans" fo:font-size="12pt" style:font-size-asian="12pt" style:font-size-complex="12pt"/>
    </style:style>
    <style:style style:name="ce2" style:family="table-cell" style:parent-style-name="Default" style:data-style-name="N30">
      <style:text-properties style:font-name="DejaVu Sans" fo:font-size="12pt" style:font-size-asian="12pt" style:font-size-complex="12pt"/>
    </style:style>
    <style:style style:name="ce3" style:family="table-cell" style:parent-style-name="Default" style:data-style-name="N100">
      <style:text-properties style:font-name="DejaVu Sans" fo:font-size="12pt" style:font-size-asian="12pt" style:font-size-complex="12pt"/>
    </style:style>
    <style:style style:name="ce4" style:family="table-cell" style:parent-style-name="Default" style:data-style-name="N107">
      <style:text-properties style:font-name="DejaVu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107">
      <style:text-properties style:font-name="Arial" fo:font-size="10pt" fo:language="en" fo:country="US" style:font-name-asian="Segoe UI" style:font-size-asian="10pt" style:language-asian="en" style:country-asian="US" style:font-name-complex="Tahoma1" style:font-size-complex="10pt" style:language-complex="en" style:country-complex="US"/>
    </style:style>
    <style:style style:name="ce9" style:family="table-cell" style:parent-style-name="Default" style:data-style-name="N107">
      <style:text-properties style:font-name="Arial" fo:font-size="10pt" style:font-size-asian="10pt" style:font-size-complex="10pt"/>
    </style:style>
    <style:style style:name="ce10" style:family="table-cell" style:parent-style-name="Default" style:data-style-name="N37"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fo:color="#b3b3b3"/>
    </style:style>
    <style:style style:name="ce12" style:family="table-cell" style:parent-style-name="Default" style:data-style-name="N107"/>
    <style:style style:name="ce13" style:family="table-cell" style:parent-style-name="Default" style:data-style-name="N107">
      <style:text-properties fo:color="#e6e6e6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07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07">
      <style:table-cell-properties fo:background-color="#ffff99"/>
    </style:style>
    <style:style style:name="ce18" style:family="table-cell" style:parent-style-name="Default" style:data-style-name="N107">
      <style:table-cell-properties fo:background-color="#ffff99"/>
      <style:text-properties fo:color="#e6e6e6"/>
    </style:style>
    <style:style style:name="ce19" style:family="table-cell" style:parent-style-name="Default" style:data-style-name="N107">
      <style:table-cell-properties fo:background-color="#ffff99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7">
      <style:table-cell-properties fo:border="none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107">
      <style:table-cell-properties fo:border="none"/>
      <style:text-properties fo:color="#e6e6e6" fo:font-weight="normal" style:font-weight-asian="normal" style:font-weight-complex="normal"/>
    </style:style>
    <style:style style:name="ce24" style:family="table-cell" style:parent-style-name="Default" style:data-style-name="N107">
      <style:text-properties fo:color="#000000" fo:font-weight="normal" style:font-weight-asian="normal" style:font-weight-complex="normal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107">
      <style:table-cell-properties fo:background-color="#ffff99"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7">
      <style:table-cell-properties fo:border="none"/>
    </style:style>
    <style:style style:name="ce31" style:family="table-cell" style:parent-style-name="Default" style:data-style-name="N107">
      <style:table-cell-properties fo:border="none"/>
      <style:text-properties fo:color="#ff0000" fo:font-weight="bold" style:font-weight-asian="bold" style:font-weight-complex="bold"/>
    </style:style>
    <style:style style:name="ce32" style:family="table-cell" style:parent-style-name="Default" style:data-style-name="N107">
      <style:table-cell-properties fo:border="none"/>
      <style:text-properties fo:color="#e6e6e6"/>
    </style:style>
    <style:style style:name="ce33" style:family="table-cell" style:parent-style-name="Default" style:data-style-name="N107">
      <style:text-properties fo:color="#ff3366" fo:font-weight="bold" style:font-weight-asian="bold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107">
      <style:table-cell-properties fo:border="none"/>
      <style:text-properties fo:color="#ff3366" fo:font-weight="bold" style:font-weight-asian="bold" style:font-weight-complex="bold"/>
    </style:style>
    <style:style style:name="ce36" style:family="table-cell" style:parent-style-name="Default" style:data-style-name="N107">
      <style:table-cell-properties fo:border="none"/>
      <style:text-properties style:use-window-font-color="true" fo:font-weight="normal" style:font-weight-asian="normal" style:font-weight-complex="normal"/>
    </style:style>
    <style:style style:name="ce37" style:family="table-cell" style:parent-style-name="Default" style:data-style-name="N107">
      <style:text-properties style:use-window-font-color="true" fo:font-weight="normal" style:font-weight-asian="normal" style:font-weight-complex="normal"/>
    </style:style>
    <style:style style:name="ce38" style:family="table-cell" style:parent-style-name="Default" style:data-style-name="N107">
      <style:text-properties fo:color="#ff3333" fo:font-weight="bold" style:font-weight-asian="bold" style:font-weight-complex="bold"/>
    </style:style>
    <style:style style:name="ce39" style:family="table-cell" style:parent-style-name="Default" style:data-style-name="N107">
      <style:table-cell-properties fo:border="none"/>
      <style:text-properties fo:color="#ff3333" fo:font-weight="bold" style:font-weight-asian="bold" style:font-weight-complex="bold"/>
    </style:style>
    <style:style style:name="ce40" style:family="table-cell" style:parent-style-name="Default" style:data-style-name="N107">
      <style:table-cell-properties fo:border="none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7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0"/>
    <style:style style:name="ce43" style:family="table-cell" style:parent-style-name="Default">
      <style:text-properties fo:color="#e6e6e6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/>
    </style:style>
    <style:style style:name="ce4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13"/>
    <style:style style:name="ce53" style:family="table-cell" style:parent-style-name="Default" style:data-style-name="N37"/>
    <style:style style:name="ce54" style:family="table-cell" style:parent-style-name="Default">
      <style:text-properties style:font-name="Arial" fo:font-size="10pt" style:font-name-asian="Lucida Sans Unicode" style:font-size-asian="10pt" style:font-name-complex="Tahoma" style:font-size-complex="10pt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font-name="DejaVu Sans" fo:font-size="12pt" style:font-name-asian="DejaVu Sans1" style:font-size-asian="12pt" style:font-name-complex="DejaVu Sans1" style:font-size-complex="12pt"/>
    </style:style>
    <style:style style:name="ce5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2pt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ext-properties style:font-name="Arial" style:font-name-asian="Lucida Sans Unicode" style:font-name-complex="Tahoma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base-cell-address="Auto.D2">
          <table:error-message table:message-type="stop" table:display="true"/>
        </table:content-validation>
      </table:content-validations>
      <table:table table:name="Mv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5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1" table:number-columns-repeated="1010" table:default-cell-style-name="ce1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Mém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V &gt; 0</text:p>
          </table:table-cell>
          <table:table-cell table:style-name="ce5" office:value-type="string" calcext:value-type="string">
            <text:p>V &lt; 0</text:p>
          </table:table-cell>
          <table:table-cell table:style-name="ce5" office:value-type="string" calcext:value-type="string">
            <text:p>V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6-02" calcext:value-type="date">
            <text:p>02/06/2015</text:p>
          </table:table-cell>
          <table:table-cell office:value-type="string" calcext:value-type="string">
            <text:p>Espèces</text:p>
          </table:table-cell>
          <table:table-cell/>
          <table:table-cell table:content-validation-name="val1"/>
          <table:table-cell table:style-name="ce4" office:value-type="currency" office:currency="EUR" office:value="33" calcext:value-type="currency">
            <text:p>33,00 €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[.E2]*[.G2]" office:value-type="currency" office:currency="EUR" office:value="33" calcext:value-type="currency">
            <text:p>33,00 €</text:p>
          </table:table-cell>
          <table:table-cell table:style-name="ce4" table:formula="of:=((ABS([.E2])+[.E2])/2)*[.H2]" office:value-type="currency" office:currency="EUR" office:value="0" calcext:value-type="currency">
            <text:p>0,00 €</text:p>
          </table:table-cell>
          <table:table-cell table:style-name="ce4" table:formula="of:=((ABS([.E2])-[.E2])/2)*[.H2]" office:value-type="currency" office:currency="EUR" office:value="0" calcext:value-type="currency">
            <text:p>0,00 €</text:p>
          </table:table-cell>
          <table:table-cell table:style-name="ce4" table:formula="of:=[.K2]-[.L2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5-30" calcext:value-type="date">
            <text:p>30/05/2015</text:p>
          </table:table-cell>
          <table:table-cell office:value-type="string" calcext:value-type="string">
            <text:p>Espèces</text:p>
          </table:table-cell>
          <table:table-cell office:value-type="string" calcext:value-type="string">
            <text:p>Monoprix</text:p>
          </table:table-cell>
          <table:table-cell table:content-validation-name="val1" office:value-type="string" calcext:value-type="string">
            <text:p>Alimentation</text:p>
          </table:table-cell>
          <table:table-cell table:style-name="ce4" office:value-type="currency" office:currency="EUR" office:value="10" calcext:value-type="currency">
            <text:p>10,00 €</text:p>
          </table:table-cell>
          <table:table-cell table:style-name="ce4"/>
          <table:table-cell table:number-columns-repeated="3"/>
          <table:table-cell table:style-name="ce4" table:formula="of:=[.E3]*[.G3]" office:value-type="currency" office:currency="EUR" office:value="0" calcext:value-type="currency">
            <text:p>0,00 €</text:p>
          </table:table-cell>
          <table:table-cell table:style-name="ce4" table:formula="of:=((ABS([.E3])+[.E3])/2)*[.H3]" office:value-type="currency" office:currency="EUR" office:value="0" calcext:value-type="currency">
            <text:p>0,00 €</text:p>
          </table:table-cell>
          <table:table-cell table:style-name="ce4" table:formula="of:=((ABS([.E3])-[.E3])/2)*[.H3]" office:value-type="currency" office:currency="EUR" office:value="0" calcext:value-type="currency">
            <text:p>0,00 €</text:p>
          </table:table-cell>
          <table:table-cell table:style-name="ce4" table:formula="of:=[.K3]-[.L3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15-05-30" calcext:value-type="date">
            <text:p>30/05/2015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onoprix</text:p>
          </table:table-cell>
          <table:table-cell table:content-validation-name="val1" office:value-type="string" calcext:value-type="string">
            <text:p>Alimentation</text:p>
          </table:table-cell>
          <table:table-cell table:style-name="ce4" office:value-type="currency" office:currency="EUR" office:value="10.3" calcext:value-type="currency">
            <text:p>10,30 €</text:p>
          </table:table-cell>
          <table:table-cell table:style-name="ce4"/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4" table:formula="of:=[.E4]*[.G4]" office:value-type="currency" office:currency="EUR" office:value="10.3" calcext:value-type="currency">
            <text:p>10,30 €</text:p>
          </table:table-cell>
          <table:table-cell table:style-name="ce4" table:formula="of:=((ABS([.E4])+[.E4])/2)*[.H4]" office:value-type="currency" office:currency="EUR" office:value="10.3" calcext:value-type="currency">
            <text:p>10,30 €</text:p>
          </table:table-cell>
          <table:table-cell table:style-name="ce4" table:formula="of:=((ABS([.E4])-[.E4])/2)*[.H4]" office:value-type="currency" office:currency="EUR" office:value="0" calcext:value-type="currency">
            <text:p>0,00 €</text:p>
          </table:table-cell>
          <table:table-cell table:style-name="ce4" table:formula="of:=[.K4]-[.L4]" office:value-type="currency" office:currency="EUR" office:value="10.3" calcext:value-type="currency">
            <text:p>10,30 €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5-30" calcext:value-type="date">
            <text:p>30/05/2015</text:p>
          </table:table-cell>
          <table:table-cell office:value-type="string" calcext:value-type="string">
            <text:p>BNP CC</text:p>
          </table:table-cell>
          <table:table-cell office:value-type="string" calcext:value-type="string">
            <text:p>AA</text:p>
          </table:table-cell>
          <table:table-cell table:content-validation-name="val1" office:value-type="string" calcext:value-type="string">
            <text:p>App:Loyer</text:p>
          </table:table-cell>
          <table:table-cell table:style-name="ce4" office:value-type="currency" office:currency="EUR" office:value="-20" calcext:value-type="currency">
            <text:p>-20,00 €</text:p>
          </table:table-cell>
          <table:table-cell table:style-name="ce4"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formula="of:=[.E5]*[.G5]" office:value-type="currency" office:currency="EUR" office:value="-20" calcext:value-type="currency">
            <text:p>-20,00 €</text:p>
          </table:table-cell>
          <table:table-cell table:style-name="ce4" table:formula="of:=((ABS([.E5])+[.E5])/2)*[.H5]" office:value-type="currency" office:currency="EUR" office:value="0" calcext:value-type="currency">
            <text:p>0,00 €</text:p>
          </table:table-cell>
          <table:table-cell table:style-name="ce4" table:formula="of:=((ABS([.E5])-[.E5])/2)*[.H5]" office:value-type="currency" office:currency="EUR" office:value="20" calcext:value-type="currency">
            <text:p>20,00 €</text:p>
          </table:table-cell>
          <table:table-cell table:style-name="ce4" table:formula="of:=[.K5]-[.L5]" office:value-type="currency" office:currency="EUR" office:value="-20" calcext:value-type="currency">
            <text:p>-20,00 €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5-30" calcext:value-type="date">
            <text:p>30/05/2015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BB</text:p>
          </table:table-cell>
          <table:table-cell table:content-validation-name="val1" office:value-type="string" calcext:value-type="string">
            <text:p>ApplCharge</text:p>
          </table:table-cell>
          <table:table-cell table:style-name="ce4" office:value-type="currency" office:currency="EUR" office:value="10" calcext:value-type="currency">
            <text:p>10,00 €</text:p>
          </table:table-cell>
          <table:table-cell table:style-name="ce4"/>
          <table:table-cell table:number-columns-repeated="3"/>
          <table:table-cell table:style-name="ce4" table:formula="of:=[.E6]*[.G6]" office:value-type="currency" office:currency="EUR" office:value="0" calcext:value-type="currency">
            <text:p>0,00 €</text:p>
          </table:table-cell>
          <table:table-cell table:style-name="ce4" table:formula="of:=((ABS([.E6])+[.E6])/2)*[.H6]" office:value-type="currency" office:currency="EUR" office:value="0" calcext:value-type="currency">
            <text:p>0,00 €</text:p>
          </table:table-cell>
          <table:table-cell table:style-name="ce4" table:formula="of:=((ABS([.E6])-[.E6])/2)*[.H6]" office:value-type="currency" office:currency="EUR" office:value="0" calcext:value-type="currency">
            <text:p>0,00 €</text:p>
          </table:table-cell>
          <table:table-cell table:style-name="ce4" table:formula="of:=[.K6]-[.L6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5-30" calcext:value-type="date">
            <text:p>30/05/2015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CC</text:p>
          </table:table-cell>
          <table:table-cell table:content-validation-name="val1" office:value-type="string" calcext:value-type="string">
            <text:p>ApplCharge</text:p>
          </table:table-cell>
          <table:table-cell table:style-name="ce4" office:value-type="currency" office:currency="EUR" office:value="13" calcext:value-type="currency">
            <text:p>13,00 €</text:p>
          </table:table-cell>
          <table:table-cell table:style-name="ce4"/>
          <table:table-cell table:number-columns-repeated="3"/>
          <table:table-cell table:style-name="ce4" table:formula="of:=[.E7]*[.G7]" office:value-type="currency" office:currency="EUR" office:value="0" calcext:value-type="currency">
            <text:p>0,00 €</text:p>
          </table:table-cell>
          <table:table-cell table:style-name="ce4" table:formula="of:=((ABS([.E7])+[.E7])/2)*[.H7]" office:value-type="currency" office:currency="EUR" office:value="0" calcext:value-type="currency">
            <text:p>0,00 €</text:p>
          </table:table-cell>
          <table:table-cell table:style-name="ce4" table:formula="of:=((ABS([.E7])-[.E7])/2)*[.H7]" office:value-type="currency" office:currency="EUR" office:value="0" calcext:value-type="currency">
            <text:p>0,00 €</text:p>
          </table:table-cell>
          <table:table-cell table:style-name="ce4" table:formula="of:=[.K7]-[.L7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4-30" calcext:value-type="date">
            <text:p>30/04/2015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DAB</text:p>
          </table:table-cell>
          <table:table-cell table:content-validation-name="val1" office:value-type="string" calcext:value-type="string">
            <text:p>Espèces</text:p>
          </table:table-cell>
          <table:table-cell table:style-name="ce4" office:value-type="currency" office:currency="EUR" office:value="-100" calcext:value-type="currency">
            <text:p>-100,00 €</text:p>
          </table:table-cell>
          <table:table-cell table:style-name="ce4"/>
          <table:table-cell table:number-columns-repeated="3"/>
          <table:table-cell table:style-name="ce4" table:formula="of:=[.E8]*[.G8]" office:value-type="currency" office:currency="EUR" office:value="-0" calcext:value-type="currency">
            <text:p>0,00 €</text:p>
          </table:table-cell>
          <table:table-cell table:style-name="ce4" table:formula="of:=((ABS([.E8])+[.E8])/2)*[.H8]" office:value-type="currency" office:currency="EUR" office:value="0" calcext:value-type="currency">
            <text:p>0,00 €</text:p>
          </table:table-cell>
          <table:table-cell table:style-name="ce4" table:formula="of:=((ABS([.E8])-[.E8])/2)*[.H8]" office:value-type="currency" office:currency="EUR" office:value="0" calcext:value-type="currency">
            <text:p>0,00 €</text:p>
          </table:table-cell>
          <table:table-cell table:style-name="ce4" table:formula="of:=[.K8]-[.L8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5-04-30" calcext:value-type="date">
            <text:p>30/04/2015</text:p>
          </table:table-cell>
          <table:table-cell office:value-type="string" calcext:value-type="string">
            <text:p>Espèces</text:p>
          </table:table-cell>
          <table:table-cell office:value-type="string" calcext:value-type="string">
            <text:p>DAB</text:p>
          </table:table-cell>
          <table:table-cell table:content-validation-name="val1" office:value-type="string" calcext:value-type="string">
            <text:p>LCL</text:p>
          </table:table-cell>
          <table:table-cell table:style-name="ce4" office:value-type="currency" office:currency="EUR" office:value="100" calcext:value-type="currency">
            <text:p>100,00 €</text:p>
          </table:table-cell>
          <table:table-cell table:style-name="ce4"/>
          <table:table-cell table:number-columns-repeated="3"/>
          <table:table-cell table:style-name="ce4" table:formula="of:=[.E9]*[.G9]" office:value-type="currency" office:currency="EUR" office:value="0" calcext:value-type="currency">
            <text:p>0,00 €</text:p>
          </table:table-cell>
          <table:table-cell table:style-name="ce4" table:formula="of:=((ABS([.E9])+[.E9])/2)*[.H9]" office:value-type="currency" office:currency="EUR" office:value="0" calcext:value-type="currency">
            <text:p>0,00 €</text:p>
          </table:table-cell>
          <table:table-cell table:style-name="ce4" table:formula="of:=((ABS([.E9])-[.E9])/2)*[.H9]" office:value-type="currency" office:currency="EUR" office:value="0" calcext:value-type="currency">
            <text:p>0,00 €</text:p>
          </table:table-cell>
          <table:table-cell table:style-name="ce4" table:formula="of:=[.K9]-[.L9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3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104771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apport Budget" table:style-name="ta1">
        <office:forms form:automatic-focus="false" form:apply-design-mode="false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3" table:number-columns-repeated="2" table:default-cell-style-name="ce7"/>
        <table:table-column table:style-name="co15" table:default-cell-style-name="ce7"/>
        <table:table-column table:style-name="co13" table:number-columns-repeated="2" table:default-cell-style-name="ce7"/>
        <table:table-column table:style-name="co16" table:default-cell-style-name="ce7"/>
        <table:table-column table:style-name="co11" table:number-columns-repeated="1015" table:default-cell-style-name="ce7"/>
        <table:table-row table:style-name="ro4">
          <table:table-cell table:number-columns-repeated="6"/>
          <table:table-cell table:style-name="ce10"/>
          <table:table-cell table:number-columns-repeated="1017"/>
        </table:table-row>
        <table:table-row table:style-name="ro4">
          <table:table-cell office:value-type="string" calcext:value-type="string">
            <text:p>Catégorie</text:p>
          </table:table-cell>
          <table:table-cell office:value-type="string" calcext:value-type="string">
            <text:p>Dépenses</text:p>
          </table:table-cell>
          <table:table-cell/>
          <table:table-cell office:value-type="string" calcext:value-type="string">
            <text:p>Buget annuel</text:p>
          </table:table-cell>
          <table:table-cell office:value-type="string" calcext:value-type="string">
            <text:p>Ecart</text:p>
          </table:table-cell>
          <table:table-cell/>
          <table:table-cell office:value-type="string" calcext:value-type="string">
            <text:p>Budget Fin de mois</text:p>
          </table:table-cell>
          <table:table-cell office:value-type="string" calcext:value-type="string">
            <text:p>Ecart</text:p>
          </table:table-cell>
          <table:table-cell/>
          <table:table-cell office:value-type="string" calcext:value-type="string">
            <text:p>#Catégorie</text:p>
          </table:table-cell>
          <table:table-cell table:number-columns-repeated="1014"/>
        </table:table-row>
        <table:table-row table:style-name="ro4">
          <table:table-cell table:formula="of:=['Budget Consolidé'.A3]" office:value-type="string" office:string-value="Dépenses" calcext:value-type="string">
            <text:p>Dépenses</text:p>
          </table:table-cell>
          <table:table-cell table:number-columns-repeated="1023"/>
        </table:table-row>
        <table:table-row table:style-name="ro4">
          <table:table-cell table:formula="of:=VLOOKUP([.J4];CATEGORIES;2;0)" office:value-type="string" office:string-value="AppPyrénées" calcext:value-type="string">
            <text:p>AppPyrénées</text:p>
          </table:table-cell>
          <table:table-cell table:style-name="ce8" table:formula="of:=-SUMIF([Mvt.D$1:.D$7001];[.A4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]" office:value-type="currency" office:currency="EUR" office:value="0" calcext:value-type="currency">
            <text:p>0,00 €</text:p>
          </table:table-cell>
          <table:table-cell table:style-name="ce9" table:formula="of:=[.D4]-[.B4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4]" office:value-type="currency" office:currency="EUR" office:value="0" calcext:value-type="currency">
            <text:p>0,00 €</text:p>
          </table:table-cell>
          <table:table-cell table:style-name="ce9" table:formula="of:=[.G4]-[.B4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VLOOKUP([.J5];CATEGORIES;2;0)" office:value-type="string" office:string-value="AppPyrénées:Emprunt" calcext:value-type="string">
            <text:p>AppPyrénées:Emprunt</text:p>
          </table:table-cell>
          <table:table-cell table:style-name="ce8" table:formula="of:=-SUMIF([Mvt.D$1:.D$7001];[.A5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5]" office:value-type="currency" office:currency="EUR" office:value="6750" calcext:value-type="currency">
            <text:p>6 750,00 €</text:p>
          </table:table-cell>
          <table:table-cell table:style-name="ce9" table:formula="of:=[.D5]-[.B5]" office:value-type="currency" office:currency="EUR" office:value="6750" calcext:value-type="currency">
            <text:p>6 750,00 €</text:p>
          </table:table-cell>
          <table:table-cell table:style-name="ce9"/>
          <table:table-cell table:style-name="ce9" table:formula="of:=['Budget Consolidé'.V5]" office:value-type="currency" office:currency="EUR" office:value="0" calcext:value-type="currency">
            <text:p>0,00 €</text:p>
          </table:table-cell>
          <table:table-cell table:style-name="ce9" table:formula="of:=[.G5]-[.B5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VLOOKUP([.J6];CATEGORIES;2;0)" office:value-type="string" office:string-value="AppPyrénées:Achat" calcext:value-type="string">
            <text:p>AppPyrénées:Achat</text:p>
          </table:table-cell>
          <table:table-cell table:style-name="ce8" table:formula="of:=-SUMIF([Mvt.D$1:.D$7001];[.A6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6]" office:value-type="currency" office:currency="EUR" office:value="280650" calcext:value-type="currency">
            <text:p>280 650,00 €</text:p>
          </table:table-cell>
          <table:table-cell table:style-name="ce9" table:formula="of:=[.D6]-[.B6]" office:value-type="currency" office:currency="EUR" office:value="280650" calcext:value-type="currency">
            <text:p>280 650,00 €</text:p>
          </table:table-cell>
          <table:table-cell table:style-name="ce9"/>
          <table:table-cell table:style-name="ce9" table:formula="of:=['Budget Consolidé'.V6]" office:value-type="currency" office:currency="EUR" office:value="280650" calcext:value-type="currency">
            <text:p>280 650,00 €</text:p>
          </table:table-cell>
          <table:table-cell table:style-name="ce9" table:formula="of:=[.G6]-[.B6]" office:value-type="currency" office:currency="EUR" office:value="280650" calcext:value-type="currency">
            <text:p>280 650,00 €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VLOOKUP([.J7];CATEGORIES;2;0)" office:value-type="string" office:string-value="AppPyrénées:Charge" calcext:value-type="string">
            <text:p>AppPyrénées:Charge</text:p>
          </table:table-cell>
          <table:table-cell table:style-name="ce8" table:formula="of:=-SUMIF([Mvt.D$1:.D$7001];[.A7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7]" office:value-type="currency" office:currency="EUR" office:value="3810" calcext:value-type="currency">
            <text:p>3 810,00 €</text:p>
          </table:table-cell>
          <table:table-cell table:style-name="ce9" table:formula="of:=[.D7]-[.B7]" office:value-type="currency" office:currency="EUR" office:value="3810" calcext:value-type="currency">
            <text:p>3 810,00 €</text:p>
          </table:table-cell>
          <table:table-cell table:style-name="ce9"/>
          <table:table-cell table:style-name="ce9" table:formula="of:=['Budget Consolidé'.V7]" office:value-type="currency" office:currency="EUR" office:value="0" calcext:value-type="currency">
            <text:p>0,00 €</text:p>
          </table:table-cell>
          <table:table-cell table:style-name="ce9" table:formula="of:=[.G7]-[.B7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VLOOKUP([.J8];CATEGORIES;2;0)" office:value-type="string" office:string-value="AppPyrénées:DecoTravo" calcext:value-type="string">
            <text:p>AppPyrénées:DecoTravo</text:p>
          </table:table-cell>
          <table:table-cell table:style-name="ce8" table:formula="of:=-SUMIF([Mvt.D$1:.D$7001];[.A8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8]" office:value-type="currency" office:currency="EUR" office:value="6000" calcext:value-type="currency">
            <text:p>6 000,00 €</text:p>
          </table:table-cell>
          <table:table-cell table:style-name="ce9" table:formula="of:=[.D8]-[.B8]" office:value-type="currency" office:currency="EUR" office:value="6000" calcext:value-type="currency">
            <text:p>6 000,00 €</text:p>
          </table:table-cell>
          <table:table-cell table:style-name="ce9"/>
          <table:table-cell table:style-name="ce9" table:formula="of:=['Budget Consolidé'.V8]" office:value-type="currency" office:currency="EUR" office:value="6000" calcext:value-type="currency">
            <text:p>6 000,00 €</text:p>
          </table:table-cell>
          <table:table-cell table:style-name="ce9" table:formula="of:=[.G8]-[.B8]" office:value-type="currency" office:currency="EUR" office:value="6000" calcext:value-type="currency">
            <text:p>6 000,00 €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VLOOKUP([.J9];CATEGORIES;2;0)" office:value-type="string" office:string-value="AppPyrénées:Energie" calcext:value-type="string">
            <text:p>AppPyrénées:Energie</text:p>
          </table:table-cell>
          <table:table-cell table:style-name="ce8" table:formula="of:=-SUMIF([Mvt.D$1:.D$7001];[.A9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9]" office:value-type="currency" office:currency="EUR" office:value="250" calcext:value-type="currency">
            <text:p>250,00 €</text:p>
          </table:table-cell>
          <table:table-cell table:style-name="ce9" table:formula="of:=[.D9]-[.B9]" office:value-type="currency" office:currency="EUR" office:value="250" calcext:value-type="currency">
            <text:p>250,00 €</text:p>
          </table:table-cell>
          <table:table-cell table:style-name="ce9"/>
          <table:table-cell table:style-name="ce9" table:formula="of:=['Budget Consolidé'.V9]" office:value-type="currency" office:currency="EUR" office:value="0" calcext:value-type="currency">
            <text:p>0,00 €</text:p>
          </table:table-cell>
          <table:table-cell table:style-name="ce9" table:formula="of:=[.G9]-[.B9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table:formula="of:=VLOOKUP([.J10];CATEGORIES;2;0)" office:value-type="string" office:string-value="AppPyrénées:Impots" calcext:value-type="string">
            <text:p>AppPyrénées:Impots</text:p>
          </table:table-cell>
          <table:table-cell table:style-name="ce8" table:formula="of:=-SUMIF([Mvt.D$1:.D$7001];[.A10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0]" office:value-type="currency" office:currency="EUR" office:value="1000" calcext:value-type="currency">
            <text:p>1 000,00 €</text:p>
          </table:table-cell>
          <table:table-cell table:style-name="ce9" table:formula="of:=[.D10]-[.B10]" office:value-type="currency" office:currency="EUR" office:value="1000" calcext:value-type="currency">
            <text:p>1 000,00 €</text:p>
          </table:table-cell>
          <table:table-cell table:style-name="ce9"/>
          <table:table-cell table:style-name="ce9" table:formula="of:=['Budget Consolidé'.V10]" office:value-type="currency" office:currency="EUR" office:value="0" calcext:value-type="currency">
            <text:p>0,00 €</text:p>
          </table:table-cell>
          <table:table-cell table:style-name="ce9" table:formula="of:=[.G10]-[.B10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formula="of:=VLOOKUP([.J11];CATEGORIES;2;0)" office:value-type="string" office:string-value="AppCharonne:Energie" calcext:value-type="string">
            <text:p>AppCharonne:Energie</text:p>
          </table:table-cell>
          <table:table-cell table:style-name="ce8" table:formula="of:=-SUMIF([Mvt.D$1:.D$7001];[.A11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1]" office:value-type="currency" office:currency="EUR" office:value="815" calcext:value-type="currency">
            <text:p>815,00 €</text:p>
          </table:table-cell>
          <table:table-cell table:style-name="ce9" table:formula="of:=[.D11]-[.B11]" office:value-type="currency" office:currency="EUR" office:value="815" calcext:value-type="currency">
            <text:p>815,00 €</text:p>
          </table:table-cell>
          <table:table-cell table:style-name="ce9"/>
          <table:table-cell table:style-name="ce9" table:formula="of:=['Budget Consolidé'.V11]" office:value-type="currency" office:currency="EUR" office:value="270" calcext:value-type="currency">
            <text:p>270,00 €</text:p>
          </table:table-cell>
          <table:table-cell table:style-name="ce9" table:formula="of:=[.G11]-[.B11]" office:value-type="currency" office:currency="EUR" office:value="270" calcext:value-type="currency">
            <text:p>270,00 €</text:p>
          </table:table-cell>
          <table:table-cell table:style-name="ce9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table:formula="of:=VLOOKUP([.J12];CATEGORIES;2;0)" office:value-type="string" office:string-value="AppCharonne:Impots" calcext:value-type="string">
            <text:p>AppCharonne:Impots</text:p>
          </table:table-cell>
          <table:table-cell table:style-name="ce8" table:formula="of:=-SUMIF([Mvt.D$1:.D$7001];[.A12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2]" office:value-type="currency" office:currency="EUR" office:value="700" calcext:value-type="currency">
            <text:p>700,00 €</text:p>
          </table:table-cell>
          <table:table-cell table:style-name="ce9" table:formula="of:=[.D12]-[.B12]" office:value-type="currency" office:currency="EUR" office:value="700" calcext:value-type="currency">
            <text:p>700,00 €</text:p>
          </table:table-cell>
          <table:table-cell table:style-name="ce9"/>
          <table:table-cell table:style-name="ce9" table:formula="of:=['Budget Consolidé'.V12]" office:value-type="currency" office:currency="EUR" office:value="200" calcext:value-type="currency">
            <text:p>200,00 €</text:p>
          </table:table-cell>
          <table:table-cell table:style-name="ce9" table:formula="of:=[.G12]-[.B12]" office:value-type="currency" office:currency="EUR" office:value="200" calcext:value-type="currency">
            <text:p>200,00 €</text:p>
          </table:table-cell>
          <table:table-cell table:style-name="ce9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4">
          <table:table-cell table:formula="of:=VLOOKUP([.J13];CATEGORIES;2;0)" office:value-type="string" office:string-value="AppCharonne:Loyer" calcext:value-type="string">
            <text:p>AppCharonne:Loyer</text:p>
          </table:table-cell>
          <table:table-cell table:style-name="ce8" table:formula="of:=-SUMIF([Mvt.D$1:.D$7001];[.A13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3]" office:value-type="currency" office:currency="EUR" office:value="350" calcext:value-type="currency">
            <text:p>350,00 €</text:p>
          </table:table-cell>
          <table:table-cell table:style-name="ce9" table:formula="of:=[.D13]-[.B13]" office:value-type="currency" office:currency="EUR" office:value="350" calcext:value-type="currency">
            <text:p>350,00 €</text:p>
          </table:table-cell>
          <table:table-cell table:style-name="ce9"/>
          <table:table-cell table:style-name="ce9" table:formula="of:=['Budget Consolidé'.V13]" office:value-type="currency" office:currency="EUR" office:value="300" calcext:value-type="currency">
            <text:p>300,00 €</text:p>
          </table:table-cell>
          <table:table-cell table:style-name="ce9" table:formula="of:=[.G13]-[.B13]" office:value-type="currency" office:currency="EUR" office:value="300" calcext:value-type="currency">
            <text:p>300,00 €</text:p>
          </table:table-cell>
          <table:table-cell table:style-name="ce9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formula="of:=VLOOKUP([.J14];CATEGORIES;2;0)" office:value-type="string" office:string-value="AppDavout:Charges" calcext:value-type="string">
            <text:p>AppDavout:Charges</text:p>
          </table:table-cell>
          <table:table-cell table:style-name="ce8" table:formula="of:=-SUMIF([Mvt.D$1:.D$7001];[.A14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4]" office:value-type="currency" office:currency="EUR" office:value="280" calcext:value-type="currency">
            <text:p>280,00 €</text:p>
          </table:table-cell>
          <table:table-cell table:style-name="ce9" table:formula="of:=[.D14]-[.B14]" office:value-type="currency" office:currency="EUR" office:value="280" calcext:value-type="currency">
            <text:p>280,00 €</text:p>
          </table:table-cell>
          <table:table-cell table:style-name="ce9"/>
          <table:table-cell table:style-name="ce9" table:formula="of:=['Budget Consolidé'.V14]" office:value-type="currency" office:currency="EUR" office:value="240" calcext:value-type="currency">
            <text:p>240,00 €</text:p>
          </table:table-cell>
          <table:table-cell table:style-name="ce9" table:formula="of:=[.G14]-[.B14]" office:value-type="currency" office:currency="EUR" office:value="240" calcext:value-type="currency">
            <text:p>240,00 €</text:p>
          </table:table-cell>
          <table:table-cell table:style-name="ce9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4">
          <table:table-cell table:formula="of:=VLOOKUP([.J15];CATEGORIES;2;0)" office:value-type="string" office:string-value="AppDavout:Impot" calcext:value-type="string">
            <text:p>AppDavout:Impot</text:p>
          </table:table-cell>
          <table:table-cell table:style-name="ce8" table:formula="of:=-SUMIF([Mvt.D$1:.D$7001];[.A15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5]" office:value-type="currency" office:currency="EUR" office:value="18340" calcext:value-type="currency">
            <text:p>18 340,00 €</text:p>
          </table:table-cell>
          <table:table-cell table:style-name="ce9" table:formula="of:=[.D15]-[.B15]" office:value-type="currency" office:currency="EUR" office:value="18340" calcext:value-type="currency">
            <text:p>18 340,00 €</text:p>
          </table:table-cell>
          <table:table-cell table:style-name="ce9"/>
          <table:table-cell table:style-name="ce9" table:formula="of:=['Budget Consolidé'.V15]" office:value-type="currency" office:currency="EUR" office:value="15720" calcext:value-type="currency">
            <text:p>15 720,00 €</text:p>
          </table:table-cell>
          <table:table-cell table:style-name="ce9" table:formula="of:=[.G15]-[.B15]" office:value-type="currency" office:currency="EUR" office:value="15720" calcext:value-type="currency">
            <text:p>15 720,00 €</text:p>
          </table:table-cell>
          <table:table-cell table:style-name="ce9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 table:formula="of:=VLOOKUP([.J16];CATEGORIES;2;0)" office:value-type="string" office:string-value="Banques:BNP Frais bancaire" calcext:value-type="string">
            <text:p>Banques:BNP Frais bancaire</text:p>
          </table:table-cell>
          <table:table-cell table:style-name="ce8" table:formula="of:=-SUMIF([Mvt.D$1:.D$7001];[.A16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6]" office:value-type="currency" office:currency="EUR" office:value="2100" calcext:value-type="currency">
            <text:p>2 100,00 €</text:p>
          </table:table-cell>
          <table:table-cell table:style-name="ce9" table:formula="of:=[.D16]-[.B16]" office:value-type="currency" office:currency="EUR" office:value="2100" calcext:value-type="currency">
            <text:p>2 100,00 €</text:p>
          </table:table-cell>
          <table:table-cell table:style-name="ce9"/>
          <table:table-cell table:style-name="ce9" table:formula="of:=['Budget Consolidé'.V16]" office:value-type="currency" office:currency="EUR" office:value="1200" calcext:value-type="currency">
            <text:p>1 200,00 €</text:p>
          </table:table-cell>
          <table:table-cell table:style-name="ce9" table:formula="of:=[.G16]-[.B16]" office:value-type="currency" office:currency="EUR" office:value="1200" calcext:value-type="currency">
            <text:p>1 200,00 €</text:p>
          </table:table-cell>
          <table:table-cell table:style-name="ce9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4">
          <table:table-cell table:formula="of:=VLOOKUP([.J17];CATEGORIES;2;0)" office:value-type="string" office:string-value="Cloture Annuelle (Pas dans le budget)" calcext:value-type="string">
            <text:p>Cloture Annuelle (Pas dans le budget)</text:p>
          </table:table-cell>
          <table:table-cell table:style-name="ce8" table:formula="of:=-SUMIF([Mvt.D$1:.D$7001];[.A17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7]" office:value-type="currency" office:currency="EUR" office:value="480" calcext:value-type="currency">
            <text:p>480,00 €</text:p>
          </table:table-cell>
          <table:table-cell table:style-name="ce9" table:formula="of:=[.D17]-[.B17]" office:value-type="currency" office:currency="EUR" office:value="480" calcext:value-type="currency">
            <text:p>480,00 €</text:p>
          </table:table-cell>
          <table:table-cell table:style-name="ce9"/>
          <table:table-cell table:style-name="ce9" table:formula="of:=['Budget Consolidé'.V17]" office:value-type="currency" office:currency="EUR" office:value="240" calcext:value-type="currency">
            <text:p>240,00 €</text:p>
          </table:table-cell>
          <table:table-cell table:style-name="ce9" table:formula="of:=[.G17]-[.B17]" office:value-type="currency" office:currency="EUR" office:value="240" calcext:value-type="currency">
            <text:p>240,00 €</text:p>
          </table:table-cell>
          <table:table-cell table:style-name="ce9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table:formula="of:=VLOOKUP([.J18];CATEGORIES;2;0)" office:value-type="string" office:string-value="Divers (Pas dans le budget)" calcext:value-type="string">
            <text:p>Divers (Pas dans le budget)</text:p>
          </table:table-cell>
          <table:table-cell table:style-name="ce8" table:formula="of:=-SUMIF([Mvt.D$1:.D$7001];[.A18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8]" office:value-type="currency" office:currency="EUR" office:value="154" calcext:value-type="currency">
            <text:p>154,00 €</text:p>
          </table:table-cell>
          <table:table-cell table:style-name="ce9" table:formula="of:=[.D18]-[.B18]" office:value-type="currency" office:currency="EUR" office:value="154" calcext:value-type="currency">
            <text:p>154,00 €</text:p>
          </table:table-cell>
          <table:table-cell table:style-name="ce9"/>
          <table:table-cell table:style-name="ce9" table:formula="of:=['Budget Consolidé'.V18]" office:value-type="currency" office:currency="EUR" office:value="132" calcext:value-type="currency">
            <text:p>132,00 €</text:p>
          </table:table-cell>
          <table:table-cell table:style-name="ce9" table:formula="of:=[.G18]-[.B18]" office:value-type="currency" office:currency="EUR" office:value="132" calcext:value-type="currency">
            <text:p>132,00 €</text:p>
          </table:table-cell>
          <table:table-cell table:style-name="ce9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4">
          <table:table-cell table:formula="of:=VLOOKUP([.J19];CATEGORIES;2;0)" office:value-type="string" office:string-value="Enfants:Activités et Loisirs" calcext:value-type="string">
            <text:p>Enfants:Activités et Loisirs</text:p>
          </table:table-cell>
          <table:table-cell table:style-name="ce8" table:formula="of:=-SUMIF([Mvt.D$1:.D$7001];[.A19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19]" office:value-type="currency" office:currency="EUR" office:value="0" calcext:value-type="currency">
            <text:p>0,00 €</text:p>
          </table:table-cell>
          <table:table-cell table:style-name="ce9" table:formula="of:=[.D19]-[.B19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19]" office:value-type="currency" office:currency="EUR" office:value="0" calcext:value-type="currency">
            <text:p>0,00 €</text:p>
          </table:table-cell>
          <table:table-cell table:style-name="ce9" table:formula="of:=[.G19]-[.B19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table:formula="of:=VLOOKUP([.J20];CATEGORIES;2;0)" office:value-type="string" office:string-value="Enfants:Garde-Ecole-Cantine" calcext:value-type="string">
            <text:p>Enfants:Garde-Ecole-Cantine</text:p>
          </table:table-cell>
          <table:table-cell table:style-name="ce8" table:formula="of:=-SUMIF([Mvt.D$1:.D$7001];[.A20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0]" office:value-type="currency" office:currency="EUR" office:value="0" calcext:value-type="currency">
            <text:p>0,00 €</text:p>
          </table:table-cell>
          <table:table-cell table:style-name="ce9" table:formula="of:=[.D20]-[.B20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20]" office:value-type="currency" office:currency="EUR" office:value="0" calcext:value-type="currency">
            <text:p>0,00 €</text:p>
          </table:table-cell>
          <table:table-cell table:style-name="ce9" table:formula="of:=[.G20]-[.B20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4">
          <table:table-cell table:formula="of:=VLOOKUP([.J21];CATEGORIES;2;0)" office:value-type="string" office:string-value="Enfants:Habillement" calcext:value-type="string">
            <text:p>Enfants:Habillement</text:p>
          </table:table-cell>
          <table:table-cell table:style-name="ce8" table:formula="of:=-SUMIF([Mvt.D$1:.D$7001];[.A21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1]" office:value-type="currency" office:currency="EUR" office:value="1600" calcext:value-type="currency">
            <text:p>1 600,00 €</text:p>
          </table:table-cell>
          <table:table-cell table:style-name="ce9" table:formula="of:=[.D21]-[.B21]" office:value-type="currency" office:currency="EUR" office:value="1600" calcext:value-type="currency">
            <text:p>1 600,00 €</text:p>
          </table:table-cell>
          <table:table-cell table:style-name="ce9"/>
          <table:table-cell table:style-name="ce9" table:formula="of:=['Budget Consolidé'.V21]" office:value-type="currency" office:currency="EUR" office:value="800" calcext:value-type="currency">
            <text:p>800,00 €</text:p>
          </table:table-cell>
          <table:table-cell table:style-name="ce9" table:formula="of:=[.G21]-[.B21]" office:value-type="currency" office:currency="EUR" office:value="800" calcext:value-type="currency">
            <text:p>800,00 €</text:p>
          </table:table-cell>
          <table:table-cell table:style-name="ce9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table:formula="of:=VLOOKUP([.J22];CATEGORIES;2;0)" office:value-type="string" office:string-value="Enfants:Puériculture (Pas dans le budget)" calcext:value-type="string">
            <text:p>Enfants:Puériculture (Pas dans le budget)</text:p>
          </table:table-cell>
          <table:table-cell table:style-name="ce8" table:formula="of:=-SUMIF([Mvt.D$1:.D$7001];[.A22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2]" office:value-type="currency" office:currency="EUR" office:value="23430" calcext:value-type="currency">
            <text:p>23 430,00 €</text:p>
          </table:table-cell>
          <table:table-cell table:style-name="ce9" table:formula="of:=[.D22]-[.B22]" office:value-type="currency" office:currency="EUR" office:value="23430" calcext:value-type="currency">
            <text:p>23 430,00 €</text:p>
          </table:table-cell>
          <table:table-cell table:style-name="ce9"/>
          <table:table-cell table:style-name="ce9" table:formula="of:=['Budget Consolidé'.V22]" office:value-type="currency" office:currency="EUR" office:value="14940" calcext:value-type="currency">
            <text:p>14 940,00 €</text:p>
          </table:table-cell>
          <table:table-cell table:style-name="ce9" table:formula="of:=[.G22]-[.B22]" office:value-type="currency" office:currency="EUR" office:value="14940" calcext:value-type="currency">
            <text:p>14 940,00 €</text:p>
          </table:table-cell>
          <table:table-cell table:style-name="ce9"/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4">
          <table:table-cell table:formula="of:=VLOOKUP([.J23];CATEGORIES;2;0)" office:value-type="string" office:string-value="Famille:Ajustement de solde" calcext:value-type="string">
            <text:p>Famille:Ajustement de solde</text:p>
          </table:table-cell>
          <table:table-cell table:style-name="ce8" table:formula="of:=-SUMIF([Mvt.D$1:.D$7001];[.A23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3]" office:value-type="currency" office:currency="EUR" office:value="1800" calcext:value-type="currency">
            <text:p>1 800,00 €</text:p>
          </table:table-cell>
          <table:table-cell table:style-name="ce9" table:formula="of:=[.D23]-[.B23]" office:value-type="currency" office:currency="EUR" office:value="1800" calcext:value-type="currency">
            <text:p>1 800,00 €</text:p>
          </table:table-cell>
          <table:table-cell table:style-name="ce9"/>
          <table:table-cell table:style-name="ce9" table:formula="of:=['Budget Consolidé'.V23]" office:value-type="currency" office:currency="EUR" office:value="900" calcext:value-type="currency">
            <text:p>900,00 €</text:p>
          </table:table-cell>
          <table:table-cell table:style-name="ce9" table:formula="of:=[.G23]-[.B23]" office:value-type="currency" office:currency="EUR" office:value="900" calcext:value-type="currency">
            <text:p>900,00 €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4">
          <table:table-cell table:formula="of:=VLOOKUP([.J24];CATEGORIES;2;0)" office:value-type="string" office:string-value="Famille:Alimentation" calcext:value-type="string">
            <text:p>Famille:Alimentation</text:p>
          </table:table-cell>
          <table:table-cell table:style-name="ce8" table:formula="of:=-SUMIF([Mvt.D$1:.D$7001];[.A24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4]" office:value-type="currency" office:currency="EUR" office:value="0" calcext:value-type="currency">
            <text:p>0,00 €</text:p>
          </table:table-cell>
          <table:table-cell table:style-name="ce9" table:formula="of:=[.D24]-[.B24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24]" office:value-type="currency" office:currency="EUR" office:value="0" calcext:value-type="currency">
            <text:p>0,00 €</text:p>
          </table:table-cell>
          <table:table-cell table:style-name="ce9" table:formula="of:=[.G24]-[.B24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4">
          <table:table-cell table:formula="of:=VLOOKUP([.J25];CATEGORIES;2;0)" office:value-type="string" office:string-value="Famille:Alimentation:Santé non remboursé (Pas dans le budget)" calcext:value-type="string">
            <text:p>Famille:Alimentation:Santé non remboursé (Pas dans le budget)</text:p>
          </table:table-cell>
          <table:table-cell table:style-name="ce8" table:formula="of:=-SUMIF([Mvt.D$1:.D$7001];[.A25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5]" office:value-type="currency" office:currency="EUR" office:value="100" calcext:value-type="currency">
            <text:p>100,00 €</text:p>
          </table:table-cell>
          <table:table-cell table:style-name="ce9" table:formula="of:=[.D25]-[.B25]" office:value-type="currency" office:currency="EUR" office:value="100" calcext:value-type="currency">
            <text:p>100,00 €</text:p>
          </table:table-cell>
          <table:table-cell table:style-name="ce9"/>
          <table:table-cell table:style-name="ce9" table:formula="of:=['Budget Consolidé'.V25]" office:value-type="currency" office:currency="EUR" office:value="100" calcext:value-type="currency">
            <text:p>100,00 €</text:p>
          </table:table-cell>
          <table:table-cell table:style-name="ce9" table:formula="of:=[.G25]-[.B25]" office:value-type="currency" office:currency="EUR" office:value="100" calcext:value-type="currency">
            <text:p>100,00 €</text:p>
          </table:table-cell>
          <table:table-cell table:style-name="ce9"/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4">
          <table:table-cell table:formula="of:=VLOOKUP([.J26];CATEGORIES;2;0)" office:value-type="string" office:string-value="Famille:Assurances" calcext:value-type="string">
            <text:p>Famille:Assurances</text:p>
          </table:table-cell>
          <table:table-cell table:style-name="ce8" table:formula="of:=-SUMIF([Mvt.D$1:.D$7001];[.A26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6]" office:value-type="currency" office:currency="EUR" office:value="11300" calcext:value-type="currency">
            <text:p>11 300,00 €</text:p>
          </table:table-cell>
          <table:table-cell table:style-name="ce9" table:formula="of:=[.D26]-[.B26]" office:value-type="currency" office:currency="EUR" office:value="11300" calcext:value-type="currency">
            <text:p>11 300,00 €</text:p>
          </table:table-cell>
          <table:table-cell table:style-name="ce9"/>
          <table:table-cell table:style-name="ce9" table:formula="of:=['Budget Consolidé'.V26]" office:value-type="currency" office:currency="EUR" office:value="5400" calcext:value-type="currency">
            <text:p>5 400,00 €</text:p>
          </table:table-cell>
          <table:table-cell table:style-name="ce9" table:formula="of:=[.G26]-[.B26]" office:value-type="currency" office:currency="EUR" office:value="5400" calcext:value-type="currency">
            <text:p>5 400,00 €</text:p>
          </table:table-cell>
          <table:table-cell table:style-name="ce9"/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table:formula="of:=VLOOKUP([.J27];CATEGORIES;2;0)" office:value-type="string" office:string-value="Famille:Loisirs" calcext:value-type="string">
            <text:p>Famille:Loisirs</text:p>
          </table:table-cell>
          <table:table-cell table:style-name="ce8" table:formula="of:=-SUMIF([Mvt.D$1:.D$7001];[.A27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7]" office:value-type="currency" office:currency="EUR" office:value="0" calcext:value-type="currency">
            <text:p>0,00 €</text:p>
          </table:table-cell>
          <table:table-cell table:style-name="ce9" table:formula="of:=[.D27]-[.B27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27]" office:value-type="currency" office:currency="EUR" office:value="0" calcext:value-type="currency">
            <text:p>0,00 €</text:p>
          </table:table-cell>
          <table:table-cell table:style-name="ce9" table:formula="of:=[.G27]-[.B27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4">
          <table:table-cell table:formula="of:=VLOOKUP([.J28];CATEGORIES;2;0)" office:value-type="string" office:string-value="Frais Professionnel" calcext:value-type="string">
            <text:p>Frais Professionnel</text:p>
          </table:table-cell>
          <table:table-cell table:style-name="ce8" table:formula="of:=-SUMIF([Mvt.D$1:.D$7001];[.A28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8]" office:value-type="currency" office:currency="EUR" office:value="920" calcext:value-type="currency">
            <text:p>920,00 €</text:p>
          </table:table-cell>
          <table:table-cell table:style-name="ce9" table:formula="of:=[.D28]-[.B28]" office:value-type="currency" office:currency="EUR" office:value="920" calcext:value-type="currency">
            <text:p>920,00 €</text:p>
          </table:table-cell>
          <table:table-cell table:style-name="ce9"/>
          <table:table-cell table:style-name="ce9" table:formula="of:=['Budget Consolidé'.V28]" office:value-type="currency" office:currency="EUR" office:value="360" calcext:value-type="currency">
            <text:p>360,00 €</text:p>
          </table:table-cell>
          <table:table-cell table:style-name="ce9" table:formula="of:=[.G28]-[.B28]" office:value-type="currency" office:currency="EUR" office:value="360" calcext:value-type="currency">
            <text:p>360,00 €</text:p>
          </table:table-cell>
          <table:table-cell table:style-name="ce9"/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table:formula="of:=VLOOKUP([.J29];CATEGORIES;2;0)" office:value-type="string" office:string-value="Impôts Revenu:Divers" calcext:value-type="string">
            <text:p>Impôts Revenu:Divers</text:p>
          </table:table-cell>
          <table:table-cell table:style-name="ce8" table:formula="of:=-SUMIF([Mvt.D$1:.D$7001];[.A29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29]" office:value-type="currency" office:currency="EUR" office:value="2700" calcext:value-type="currency">
            <text:p>2 700,00 €</text:p>
          </table:table-cell>
          <table:table-cell table:style-name="ce9" table:formula="of:=[.D29]-[.B29]" office:value-type="currency" office:currency="EUR" office:value="2700" calcext:value-type="currency">
            <text:p>2 700,00 €</text:p>
          </table:table-cell>
          <table:table-cell table:style-name="ce9"/>
          <table:table-cell table:style-name="ce9" table:formula="of:=['Budget Consolidé'.V29]" office:value-type="currency" office:currency="EUR" office:value="2100" calcext:value-type="currency">
            <text:p>2 100,00 €</text:p>
          </table:table-cell>
          <table:table-cell table:style-name="ce9" table:formula="of:=[.G29]-[.B29]" office:value-type="currency" office:currency="EUR" office:value="2100" calcext:value-type="currency">
            <text:p>2 100,00 €</text:p>
          </table:table-cell>
          <table:table-cell table:style-name="ce9"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4">
          <table:table-cell table:formula="of:=VLOOKUP([.J30];CATEGORIES;2;0)" office:value-type="string" office:string-value="Impôts Revenu:Revenu" calcext:value-type="string">
            <text:p>Impôts Revenu:Revenu</text:p>
          </table:table-cell>
          <table:table-cell table:style-name="ce8" table:formula="of:=-SUMIF([Mvt.D$1:.D$7001];[.A30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0]" office:value-type="currency" office:currency="EUR" office:value="0" calcext:value-type="currency">
            <text:p>0,00 €</text:p>
          </table:table-cell>
          <table:table-cell table:style-name="ce9" table:formula="of:=[.D30]-[.B30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30]" office:value-type="currency" office:currency="EUR" office:value="0" calcext:value-type="currency">
            <text:p>0,00 €</text:p>
          </table:table-cell>
          <table:table-cell table:style-name="ce9" table:formula="of:=[.G30]-[.B30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4">
          <table:table-cell table:formula="of:=VLOOKUP([.J31];CATEGORIES;2;0)" office:value-type="string" office:string-value="Impôts Revenu:Revenu An Prochain" calcext:value-type="string">
            <text:p>Impôts Revenu:Revenu An Prochain</text:p>
          </table:table-cell>
          <table:table-cell table:style-name="ce8" table:formula="of:=-SUMIF([Mvt.D$1:.D$7001];[.A31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1]" office:value-type="currency" office:currency="EUR" office:value="0" calcext:value-type="currency">
            <text:p>0,00 €</text:p>
          </table:table-cell>
          <table:table-cell table:style-name="ce9" table:formula="of:=[.D31]-[.B31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31]" office:value-type="currency" office:currency="EUR" office:value="0" calcext:value-type="currency">
            <text:p>0,00 €</text:p>
          </table:table-cell>
          <table:table-cell table:style-name="ce9" table:formula="of:=[.G31]-[.B31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4">
          <table:table-cell table:formula="of:=VLOOKUP([.J32];CATEGORIES;2;0)" office:value-type="string" office:string-value="Reversement salaire:Arabelle" calcext:value-type="string">
            <text:p>Reversement salaire:Arabelle</text:p>
          </table:table-cell>
          <table:table-cell table:style-name="ce8" table:formula="of:=-SUMIF([Mvt.D$1:.D$7001];[.A32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2]" office:value-type="currency" office:currency="EUR" office:value="9830" calcext:value-type="currency">
            <text:p>9 830,00 €</text:p>
          </table:table-cell>
          <table:table-cell table:style-name="ce9" table:formula="of:=[.D32]-[.B32]" office:value-type="currency" office:currency="EUR" office:value="9830" calcext:value-type="currency">
            <text:p>9 830,00 €</text:p>
          </table:table-cell>
          <table:table-cell table:style-name="ce9"/>
          <table:table-cell table:style-name="ce9" table:formula="of:=['Budget Consolidé'.V32]" office:value-type="currency" office:currency="EUR" office:value="9000" calcext:value-type="currency">
            <text:p>9 000,00 €</text:p>
          </table:table-cell>
          <table:table-cell table:style-name="ce9" table:formula="of:=[.G32]-[.B32]" office:value-type="currency" office:currency="EUR" office:value="9000" calcext:value-type="currency">
            <text:p>9 000,00 €</text:p>
          </table:table-cell>
          <table:table-cell table:style-name="ce9"/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4">
          <table:table-cell table:formula="of:=VLOOKUP([.J33];CATEGORIES;2;0)" office:value-type="string" office:string-value="Reversement salaire:Denis-Gilles" calcext:value-type="string">
            <text:p>Reversement salaire:Denis-Gilles</text:p>
          </table:table-cell>
          <table:table-cell table:style-name="ce8" table:formula="of:=-SUMIF([Mvt.D$1:.D$7001];[.A33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3]" office:value-type="currency" office:currency="EUR" office:value="7450" calcext:value-type="currency">
            <text:p>7 450,00 €</text:p>
          </table:table-cell>
          <table:table-cell table:style-name="ce9" table:formula="of:=[.D33]-[.B33]" office:value-type="currency" office:currency="EUR" office:value="7450" calcext:value-type="currency">
            <text:p>7 450,00 €</text:p>
          </table:table-cell>
          <table:table-cell table:style-name="ce9"/>
          <table:table-cell table:style-name="ce9" table:formula="of:=['Budget Consolidé'.V33]" office:value-type="currency" office:currency="EUR" office:value="3500" calcext:value-type="currency">
            <text:p>3 500,00 €</text:p>
          </table:table-cell>
          <table:table-cell table:style-name="ce9" table:formula="of:=[.G33]-[.B33]" office:value-type="currency" office:currency="EUR" office:value="3500" calcext:value-type="currency">
            <text:p>3 500,00 €</text:p>
          </table:table-cell>
          <table:table-cell table:style-name="ce9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4">
          <table:table-cell table:formula="of:=VLOOKUP([.J34];CATEGORIES;2;0)" office:value-type="string" office:string-value="Santé" calcext:value-type="string">
            <text:p>Santé</text:p>
          </table:table-cell>
          <table:table-cell table:style-name="ce8" table:formula="of:=-SUMIF([Mvt.D$1:.D$7001];[.A34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4]" office:value-type="currency" office:currency="EUR" office:value="4200" calcext:value-type="currency">
            <text:p>4 200,00 €</text:p>
          </table:table-cell>
          <table:table-cell table:style-name="ce9" table:formula="of:=[.D34]-[.B34]" office:value-type="currency" office:currency="EUR" office:value="4200" calcext:value-type="currency">
            <text:p>4 200,00 €</text:p>
          </table:table-cell>
          <table:table-cell table:style-name="ce9"/>
          <table:table-cell table:style-name="ce9" table:formula="of:=['Budget Consolidé'.V34]" office:value-type="currency" office:currency="EUR" office:value="2900" calcext:value-type="currency">
            <text:p>2 900,00 €</text:p>
          </table:table-cell>
          <table:table-cell table:style-name="ce9" table:formula="of:=[.G34]-[.B34]" office:value-type="currency" office:currency="EUR" office:value="2900" calcext:value-type="currency">
            <text:p>2 900,00 €</text:p>
          </table:table-cell>
          <table:table-cell table:style-name="ce9"/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4">
          <table:table-cell table:formula="of:=VLOOKUP([.J35];CATEGORIES;2;0)" office:value-type="string" office:string-value="Tirelires:Arabelle" calcext:value-type="string">
            <text:p>Tirelires:Arabelle</text:p>
          </table:table-cell>
          <table:table-cell table:style-name="ce8" table:formula="of:=-SUMIF([Mvt.D$1:.D$7001];[.A35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5]" office:value-type="currency" office:currency="EUR" office:value="3950" calcext:value-type="currency">
            <text:p>3 950,00 €</text:p>
          </table:table-cell>
          <table:table-cell table:style-name="ce9" table:formula="of:=[.D35]-[.B35]" office:value-type="currency" office:currency="EUR" office:value="3950" calcext:value-type="currency">
            <text:p>3 950,00 €</text:p>
          </table:table-cell>
          <table:table-cell table:style-name="ce9"/>
          <table:table-cell table:style-name="ce9" table:formula="of:=['Budget Consolidé'.V35]" office:value-type="currency" office:currency="EUR" office:value="2600" calcext:value-type="currency">
            <text:p>2 600,00 €</text:p>
          </table:table-cell>
          <table:table-cell table:style-name="ce9" table:formula="of:=[.G35]-[.B35]" office:value-type="currency" office:currency="EUR" office:value="2600" calcext:value-type="currency">
            <text:p>2 600,00 €</text:p>
          </table:table-cell>
          <table:table-cell table:style-name="ce9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4">
          <table:table-cell table:formula="of:=VLOOKUP([.J36];CATEGORIES;2;0)" office:value-type="string" office:string-value="Tirelires:DG" calcext:value-type="string">
            <text:p>Tirelires:DG</text:p>
          </table:table-cell>
          <table:table-cell table:style-name="ce8" table:formula="of:=-SUMIF([Mvt.D$1:.D$7001];[.A36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6]" office:value-type="currency" office:currency="EUR" office:value="1000" calcext:value-type="currency">
            <text:p>1 000,00 €</text:p>
          </table:table-cell>
          <table:table-cell table:style-name="ce9" table:formula="of:=[.D36]-[.B36]" office:value-type="currency" office:currency="EUR" office:value="1000" calcext:value-type="currency">
            <text:p>1 000,00 €</text:p>
          </table:table-cell>
          <table:table-cell table:style-name="ce9"/>
          <table:table-cell table:style-name="ce9" table:formula="of:=['Budget Consolidé'.V36]" office:value-type="currency" office:currency="EUR" office:value="1000" calcext:value-type="currency">
            <text:p>1 000,00 €</text:p>
          </table:table-cell>
          <table:table-cell table:style-name="ce9" table:formula="of:=[.G36]-[.B36]" office:value-type="currency" office:currency="EUR" office:value="1000" calcext:value-type="currency">
            <text:p>1 000,00 €</text:p>
          </table:table-cell>
          <table:table-cell table:style-name="ce9"/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4">
          <table:table-cell table:formula="of:=VLOOKUP([.J37];CATEGORIES;2;0)" office:value-type="string" office:string-value="Tirelires:Enfants" calcext:value-type="string">
            <text:p>Tirelires:Enfants</text:p>
          </table:table-cell>
          <table:table-cell table:style-name="ce8" table:formula="of:=-SUMIF([Mvt.D$1:.D$7001];[.A37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7]" office:value-type="currency" office:currency="EUR" office:value="0" calcext:value-type="currency">
            <text:p>0,00 €</text:p>
          </table:table-cell>
          <table:table-cell table:style-name="ce9" table:formula="of:=[.D37]-[.B37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37]" office:value-type="currency" office:currency="EUR" office:value="0" calcext:value-type="currency">
            <text:p>0,00 €</text:p>
          </table:table-cell>
          <table:table-cell table:style-name="ce9" table:formula="of:=[.G37]-[.B37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4">
          <table:table-cell table:formula="of:=VLOOKUP([.J38];CATEGORIES;2;0)" office:value-type="string" office:string-value="Tirelires:New Appart" calcext:value-type="string">
            <text:p>Tirelires:New Appart</text:p>
          </table:table-cell>
          <table:table-cell table:style-name="ce8" table:formula="of:=-SUMIF([Mvt.D$1:.D$7001];[.A38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8]" office:value-type="currency" office:currency="EUR" office:value="0" calcext:value-type="currency">
            <text:p>0,00 €</text:p>
          </table:table-cell>
          <table:table-cell table:style-name="ce9" table:formula="of:=[.D38]-[.B38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38]" office:value-type="currency" office:currency="EUR" office:value="0" calcext:value-type="currency">
            <text:p>0,00 €</text:p>
          </table:table-cell>
          <table:table-cell table:style-name="ce9" table:formula="of:=[.G38]-[.B38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4">
          <table:table-cell table:formula="of:=VLOOKUP([.J39];CATEGORIES;2;0)" office:value-type="string" office:string-value="Tirelires:Secu" calcext:value-type="string">
            <text:p>Tirelires:Secu</text:p>
          </table:table-cell>
          <table:table-cell table:style-name="ce8" table:formula="of:=-SUMIF([Mvt.D$1:.D$7001];[.A39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39]" office:value-type="currency" office:currency="EUR" office:value="850" calcext:value-type="currency">
            <text:p>850,00 €</text:p>
          </table:table-cell>
          <table:table-cell table:style-name="ce9" table:formula="of:=[.D39]-[.B39]" office:value-type="currency" office:currency="EUR" office:value="850" calcext:value-type="currency">
            <text:p>850,00 €</text:p>
          </table:table-cell>
          <table:table-cell table:style-name="ce9"/>
          <table:table-cell table:style-name="ce9" table:formula="of:=['Budget Consolidé'.V39]" office:value-type="currency" office:currency="EUR" office:value="100" calcext:value-type="currency">
            <text:p>100,00 €</text:p>
          </table:table-cell>
          <table:table-cell table:style-name="ce9" table:formula="of:=[.G39]-[.B39]" office:value-type="currency" office:currency="EUR" office:value="100" calcext:value-type="currency">
            <text:p>100,00 €</text:p>
          </table:table-cell>
          <table:table-cell table:style-name="ce9"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4">
          <table:table-cell table:formula="of:=VLOOKUP([.J40];CATEGORIES;2;0)" office:value-type="string" office:string-value="Tirelires:Vacances" calcext:value-type="string">
            <text:p>Tirelires:Vacances</text:p>
          </table:table-cell>
          <table:table-cell table:style-name="ce8" table:formula="of:=-SUMIF([Mvt.D$1:.D$7001];[.A40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0]" office:value-type="currency" office:currency="EUR" office:value="0" calcext:value-type="currency">
            <text:p>0,00 €</text:p>
          </table:table-cell>
          <table:table-cell table:style-name="ce9" table:formula="of:=[.D40]-[.B40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40]" office:value-type="currency" office:currency="EUR" office:value="0" calcext:value-type="currency">
            <text:p>0,00 €</text:p>
          </table:table-cell>
          <table:table-cell table:style-name="ce9" table:formula="of:=[.G40]-[.B40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4">
          <table:table-cell table:formula="of:=VLOOKUP([.J41];CATEGORIES;2;0)" office:value-type="string" office:string-value="Transport" calcext:value-type="string">
            <text:p>Transport</text:p>
          </table:table-cell>
          <table:table-cell table:style-name="ce8" table:formula="of:=-SUMIF([Mvt.D$1:.D$7001];[.A41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1]" office:value-type="currency" office:currency="EUR" office:value="15743" calcext:value-type="currency">
            <text:p>15 743,00 €</text:p>
          </table:table-cell>
          <table:table-cell table:style-name="ce9" table:formula="of:=[.D41]-[.B41]" office:value-type="currency" office:currency="EUR" office:value="15743" calcext:value-type="currency">
            <text:p>15 743,00 €</text:p>
          </table:table-cell>
          <table:table-cell table:style-name="ce9"/>
          <table:table-cell table:style-name="ce9" table:formula="of:=['Budget Consolidé'.V41]" office:value-type="currency" office:currency="EUR" office:value="15660" calcext:value-type="currency">
            <text:p>15 660,00 €</text:p>
          </table:table-cell>
          <table:table-cell table:style-name="ce9" table:formula="of:=[.G41]-[.B41]" office:value-type="currency" office:currency="EUR" office:value="15660" calcext:value-type="currency">
            <text:p>15 660,00 €</text:p>
          </table:table-cell>
          <table:table-cell table:style-name="ce9"/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4">
          <table:table-cell table:formula="of:=VLOOKUP([.J42];CATEGORIES;2;0)" office:value-type="string" office:string-value="Voiture:Assurance" calcext:value-type="string">
            <text:p>Voiture:Assurance</text:p>
          </table:table-cell>
          <table:table-cell table:style-name="ce8" table:formula="of:=-SUMIF([Mvt.D$1:.D$7001];[.A42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2]" office:value-type="currency" office:currency="EUR" office:value="9200" calcext:value-type="currency">
            <text:p>9 200,00 €</text:p>
          </table:table-cell>
          <table:table-cell table:style-name="ce9" table:formula="of:=[.D42]-[.B42]" office:value-type="currency" office:currency="EUR" office:value="9200" calcext:value-type="currency">
            <text:p>9 200,00 €</text:p>
          </table:table-cell>
          <table:table-cell table:style-name="ce9"/>
          <table:table-cell table:style-name="ce9" table:formula="of:=['Budget Consolidé'.V42]" office:value-type="currency" office:currency="EUR" office:value="8600" calcext:value-type="currency">
            <text:p>8 600,00 €</text:p>
          </table:table-cell>
          <table:table-cell table:style-name="ce9" table:formula="of:=[.G42]-[.B42]" office:value-type="currency" office:currency="EUR" office:value="8600" calcext:value-type="currency">
            <text:p>8 600,00 €</text:p>
          </table:table-cell>
          <table:table-cell table:style-name="ce9"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4">
          <table:table-cell table:formula="of:=VLOOKUP([.J43];CATEGORIES;2;0)" office:value-type="string" office:string-value="Voiture:Carburant et utilisation" calcext:value-type="string">
            <text:p>Voiture:Carburant et utilisation</text:p>
          </table:table-cell>
          <table:table-cell table:style-name="ce8" table:formula="of:=-SUMIF([Mvt.D$1:.D$7001];[.A43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3]" office:value-type="currency" office:currency="EUR" office:value="1350" calcext:value-type="currency">
            <text:p>1 350,00 €</text:p>
          </table:table-cell>
          <table:table-cell table:style-name="ce9" table:formula="of:=[.D43]-[.B43]" office:value-type="currency" office:currency="EUR" office:value="1350" calcext:value-type="currency">
            <text:p>1 350,00 €</text:p>
          </table:table-cell>
          <table:table-cell table:style-name="ce9"/>
          <table:table-cell table:style-name="ce9" table:formula="of:=['Budget Consolidé'.V43]" office:value-type="currency" office:currency="EUR" office:value="300" calcext:value-type="currency">
            <text:p>300,00 €</text:p>
          </table:table-cell>
          <table:table-cell table:style-name="ce9" table:formula="of:=[.G43]-[.B43]" office:value-type="currency" office:currency="EUR" office:value="300" calcext:value-type="currency">
            <text:p>300,00 €</text:p>
          </table:table-cell>
          <table:table-cell table:style-name="ce9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formula="of:=VLOOKUP([.J44];CATEGORIES;2;0)" office:value-type="string" office:string-value="Voiture:Entretien" calcext:value-type="string">
            <text:p>Voiture:Entretien</text:p>
          </table:table-cell>
          <table:table-cell table:style-name="ce8" table:formula="of:=-SUMIF([Mvt.D$1:.D$7001];[.A44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4]" office:value-type="currency" office:currency="EUR" office:value="350" calcext:value-type="currency">
            <text:p>350,00 €</text:p>
          </table:table-cell>
          <table:table-cell table:style-name="ce9" table:formula="of:=[.D44]-[.B44]" office:value-type="currency" office:currency="EUR" office:value="350" calcext:value-type="currency">
            <text:p>350,00 €</text:p>
          </table:table-cell>
          <table:table-cell table:style-name="ce9"/>
          <table:table-cell table:style-name="ce9" table:formula="of:=['Budget Consolidé'.V44]" office:value-type="currency" office:currency="EUR" office:value="300" calcext:value-type="currency">
            <text:p>300,00 €</text:p>
          </table:table-cell>
          <table:table-cell table:style-name="ce9" table:formula="of:=[.G44]-[.B44]" office:value-type="currency" office:currency="EUR" office:value="300" calcext:value-type="currency">
            <text:p>300,00 €</text:p>
          </table:table-cell>
          <table:table-cell table:style-name="ce9"/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4">
          <table:table-cell table:formula="of:=VLOOKUP([.J45];CATEGORIES;2;0)" office:value-type="string" office:string-value="Voiture:Parking" calcext:value-type="string">
            <text:p>Voiture:Parking</text:p>
          </table:table-cell>
          <table:table-cell table:style-name="ce8" table:formula="of:=-SUMIF([Mvt.D$1:.D$7001];[.A45];[Mvt.E$1:.E$7001])" office:value-type="currency" office:currency="EUR" office:value="-0" calcext:value-type="currency">
            <text:p>0,00 €</text:p>
          </table:table-cell>
          <table:table-cell table:style-name="ce8"/>
          <table:table-cell table:style-name="ce9" table:formula="of:=['Budget Consolidé'.U45]" office:value-type="currency" office:currency="EUR" office:value="1370" calcext:value-type="currency">
            <text:p>1 370,00 €</text:p>
          </table:table-cell>
          <table:table-cell table:style-name="ce9" table:formula="of:=[.D45]-[.B45]" office:value-type="currency" office:currency="EUR" office:value="1370" calcext:value-type="currency">
            <text:p>1 370,00 €</text:p>
          </table:table-cell>
          <table:table-cell table:style-name="ce9"/>
          <table:table-cell table:style-name="ce9" table:formula="of:=['Budget Consolidé'.V45]" office:value-type="currency" office:currency="EUR" office:value="660" calcext:value-type="currency">
            <text:p>660,00 €</text:p>
          </table:table-cell>
          <table:table-cell table:style-name="ce9" table:formula="of:=[.G45]-[.B45]" office:value-type="currency" office:currency="EUR" office:value="660" calcext:value-type="currency">
            <text:p>660,00 €</text:p>
          </table:table-cell>
          <table:table-cell table:style-name="ce9"/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4">
          <table:table-cell table:formula="of:=VLOOKUP([.J46];CATEGORIES;2;0)" office:value-type="string" office:string-value="" calcext:value-type="error">
            <text:p>#N/D</text:p>
          </table:table-cell>
          <table:table-cell table:style-name="ce8" table:formula="of:=-SUMIF([Mvt.D$1:.D$7001];[.A46];[Mvt.E$1:.E$7001])" office:value-type="string" office:string-value="" calcext:value-type="error">
            <text:p>#N/D</text:p>
          </table:table-cell>
          <table:table-cell table:style-name="ce8"/>
          <table:table-cell table:style-name="ce9" table:formula="of:=['Budget Consolidé'.U47]" office:value-type="currency" office:currency="EUR" office:value="1200" calcext:value-type="currency">
            <text:p>1 200,00 €</text:p>
          </table:table-cell>
          <table:table-cell table:style-name="ce9" table:formula="of:=[.D46]-[.B46]" office:value-type="string" office:string-value="" calcext:value-type="error">
            <text:p>#N/D</text:p>
          </table:table-cell>
          <table:table-cell table:style-name="ce9"/>
          <table:table-cell table:style-name="ce9" table:formula="of:=['Budget Consolidé'.V47]" office:value-type="currency" office:currency="EUR" office:value="800" calcext:value-type="currency">
            <text:p>800,00 €</text:p>
          </table:table-cell>
          <table:table-cell table:style-name="ce9" table:formula="of:=[.G46]-[.B46]" office:value-type="string" office:string-value="" calcext:value-type="error">
            <text:p>#N/D</text:p>
          </table:table-cell>
          <table:table-cell table:style-name="ce9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4">
          <table:table-cell table:formula="of:=['Budget Consolidé'.A48]" office:value-type="string" office:string-value="Total des dépenses" calcext:value-type="string">
            <text:p>Total des dépenses</text:p>
          </table:table-cell>
          <table:table-cell table:style-name="ce8" table:formula="of:=SUM([.B4:.B46])" office:value-type="string" office:string-value="" calcext:value-type="error">
            <text:p>#N/D</text:p>
          </table:table-cell>
          <table:table-cell table:style-name="ce8"/>
          <table:table-cell table:style-name="ce8" table:formula="of:=SUM([.D4:.D46])" office:value-type="currency" office:currency="EUR" office:value="420022" calcext:value-type="currency">
            <text:p>420 022,00 €</text:p>
          </table:table-cell>
          <table:table-cell table:style-name="ce8" table:formula="of:=SUM([.E4:.E46])" office:value-type="string" office:string-value="" calcext:value-type="error">
            <text:p>#N/D</text:p>
          </table:table-cell>
          <table:table-cell table:style-name="ce9"/>
          <table:table-cell table:style-name="ce8" table:formula="of:=SUM([.G4:.G46])" office:value-type="currency" office:currency="EUR" office:value="374972" calcext:value-type="currency">
            <text:p>374 972,00 €</text:p>
          </table:table-cell>
          <table:table-cell table:style-name="ce9" table:formula="of:=[.G47]-[.B47]" office:value-type="string" office:string-value="" calcext:value-type="error">
            <text:p>#N/D</text:p>
          </table:table-cell>
          <table:table-cell table:style-name="ce9"/>
          <table:table-cell table:number-columns-repeated="1015"/>
        </table:table-row>
        <table:table-row table:style-name="ro4">
          <table:table-cell/>
          <table:table-cell table:style-name="ce8" table:number-columns-repeated="2"/>
          <table:table-cell table:style-name="ce9" table:number-columns-repeated="6"/>
          <table:table-cell table:number-columns-repeated="1015"/>
        </table:table-row>
        <table:table-row table:style-name="ro4">
          <table:table-cell table:formula="of:=['Budget Consolidé'.A50]" office:value-type="string" office:string-value="Recettes" calcext:value-type="string">
            <text:p>Recettes</text:p>
          </table:table-cell>
          <table:table-cell table:style-name="ce8" table:number-columns-repeated="2"/>
          <table:table-cell table:style-name="ce9" table:number-columns-repeated="6"/>
          <table:table-cell table:number-columns-repeated="1015"/>
        </table:table-row>
        <table:table-row table:style-name="ro4">
          <table:table-cell table:formula="of:=VLOOKUP([.J50];CATEGORIES;2;0)" office:value-type="string" office:string-value="Allocations" calcext:value-type="string">
            <text:p>Allocations</text:p>
          </table:table-cell>
          <table:table-cell table:style-name="ce8" table:formula="of:=SUMIF([Mvt.D$1:.D$7001];[.A50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1]" office:value-type="currency" office:currency="EUR" office:value="7600" calcext:value-type="currency">
            <text:p>7 600,00 €</text:p>
          </table:table-cell>
          <table:table-cell table:style-name="ce9" table:formula="of:=[.$B50]-[.D50]" office:value-type="currency" office:currency="EUR" office:value="-7600" calcext:value-type="currency">
            <text:p>-7 600,00 €</text:p>
          </table:table-cell>
          <table:table-cell table:style-name="ce9"/>
          <table:table-cell table:style-name="ce9" table:formula="of:=['Budget Consolidé'.V51]" office:value-type="currency" office:currency="EUR" office:value="5800" calcext:value-type="currency">
            <text:p>5 800,00 €</text:p>
          </table:table-cell>
          <table:table-cell table:style-name="ce9" table:formula="of:=[.$B50]-[.G50]" office:value-type="currency" office:currency="EUR" office:value="-5800" calcext:value-type="currency">
            <text:p>-5 800,00 €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4">
          <table:table-cell table:formula="of:=VLOOKUP([.J51];CATEGORIES;2;0)" office:value-type="string" office:string-value="Arcueil:Loyer (Pas dans le budget)" calcext:value-type="string">
            <text:p>Arcueil:Loyer (Pas dans le budget)</text:p>
          </table:table-cell>
          <table:table-cell table:style-name="ce8" table:formula="of:=SUMIF([Mvt.D$1:.D$7001];[.A51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2]" office:value-type="currency" office:currency="EUR" office:value="0" calcext:value-type="currency">
            <text:p>0,00 €</text:p>
          </table:table-cell>
          <table:table-cell table:style-name="ce9" table:formula="of:=[.$B51]-[.D51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52]" office:value-type="currency" office:currency="EUR" office:value="0" calcext:value-type="currency">
            <text:p>0,00 €</text:p>
          </table:table-cell>
          <table:table-cell table:style-name="ce9" table:formula="of:=[.$B51]-[.G51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01" calcext:value-type="float">
            <text:p>101</text:p>
          </table:table-cell>
          <table:table-cell table:number-columns-repeated="1014"/>
        </table:table-row>
        <table:table-row table:style-name="ro4">
          <table:table-cell table:formula="of:=VLOOKUP([.J52];CATEGORIES;2;0)" office:value-type="string" office:string-value="Cadeau Fric:Enfants" calcext:value-type="string">
            <text:p>Cadeau Fric:Enfants</text:p>
          </table:table-cell>
          <table:table-cell table:style-name="ce8" table:formula="of:=SUMIF([Mvt.D$1:.D$7001];[.A52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3]" office:value-type="currency" office:currency="EUR" office:value="100" calcext:value-type="currency">
            <text:p>100,00 €</text:p>
          </table:table-cell>
          <table:table-cell table:style-name="ce9" table:formula="of:=[.$B52]-[.D52]" office:value-type="currency" office:currency="EUR" office:value="-100" calcext:value-type="currency">
            <text:p>-100,00 €</text:p>
          </table:table-cell>
          <table:table-cell table:style-name="ce9"/>
          <table:table-cell table:style-name="ce9" table:formula="of:=['Budget Consolidé'.V53]" office:value-type="currency" office:currency="EUR" office:value="100" calcext:value-type="currency">
            <text:p>100,00 €</text:p>
          </table:table-cell>
          <table:table-cell table:style-name="ce9" table:formula="of:=[.$B52]-[.G52]" office:value-type="currency" office:currency="EUR" office:value="-100" calcext:value-type="currency">
            <text:p>-100,00 €</text:p>
          </table:table-cell>
          <table:table-cell table:style-name="ce9"/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4">
          <table:table-cell table:formula="of:=VLOOKUP([.J53];CATEGORIES;2;0)" office:value-type="string" office:string-value="Cadeau Fric:Famille" calcext:value-type="string">
            <text:p>Cadeau Fric:Famille</text:p>
          </table:table-cell>
          <table:table-cell table:style-name="ce8" table:formula="of:=SUMIF([Mvt.D$1:.D$7001];[.A53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4]" office:value-type="currency" office:currency="EUR" office:value="1650" calcext:value-type="currency">
            <text:p>1 650,00 €</text:p>
          </table:table-cell>
          <table:table-cell table:style-name="ce9" table:formula="of:=[.$B53]-[.D53]" office:value-type="currency" office:currency="EUR" office:value="-1650" calcext:value-type="currency">
            <text:p>-1 650,00 €</text:p>
          </table:table-cell>
          <table:table-cell table:style-name="ce9"/>
          <table:table-cell table:style-name="ce9" table:formula="of:=['Budget Consolidé'.V54]" office:value-type="currency" office:currency="EUR" office:value="1650" calcext:value-type="currency">
            <text:p>1 650,00 €</text:p>
          </table:table-cell>
          <table:table-cell table:style-name="ce9" table:formula="of:=[.$B53]-[.G53]" office:value-type="currency" office:currency="EUR" office:value="-1650" calcext:value-type="currency">
            <text:p>-1 650,00 €</text:p>
          </table:table-cell>
          <table:table-cell table:style-name="ce9"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4">
          <table:table-cell table:formula="of:=VLOOKUP([.J54];CATEGORIES;2;0)" office:value-type="string" office:string-value="Davout:Loyers" calcext:value-type="string">
            <text:p>Davout:Loyers</text:p>
          </table:table-cell>
          <table:table-cell table:style-name="ce8" table:formula="of:=SUMIF([Mvt.D$1:.D$7001];[.A54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5]" office:value-type="currency" office:currency="EUR" office:value="10300" calcext:value-type="currency">
            <text:p>10 300,00 €</text:p>
          </table:table-cell>
          <table:table-cell table:style-name="ce9" table:formula="of:=[.$B54]-[.D54]" office:value-type="currency" office:currency="EUR" office:value="-10300" calcext:value-type="currency">
            <text:p>-10 300,00 €</text:p>
          </table:table-cell>
          <table:table-cell table:style-name="ce9"/>
          <table:table-cell table:style-name="ce9" table:formula="of:=['Budget Consolidé'.V55]" office:value-type="currency" office:currency="EUR" office:value="7800" calcext:value-type="currency">
            <text:p>7 800,00 €</text:p>
          </table:table-cell>
          <table:table-cell table:style-name="ce9" table:formula="of:=[.$B54]-[.G54]" office:value-type="currency" office:currency="EUR" office:value="-7800" calcext:value-type="currency">
            <text:p>-7 800,00 €</text:p>
          </table:table-cell>
          <table:table-cell table:style-name="ce9"/>
          <table:table-cell office:value-type="float" office:value="104" calcext:value-type="float">
            <text:p>104</text:p>
          </table:table-cell>
          <table:table-cell table:number-columns-repeated="1014"/>
        </table:table-row>
        <table:table-row table:style-name="ro4">
          <table:table-cell table:formula="of:=VLOOKUP([.J55];CATEGORIES;2;0)" office:value-type="string" office:string-value="Intérêts perçus (Pas dans le budget)" calcext:value-type="string">
            <text:p>Intérêts perçus (Pas dans le budget)</text:p>
          </table:table-cell>
          <table:table-cell table:style-name="ce8" table:formula="of:=SUMIF([Mvt.D$1:.D$7001];[.A55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6]" office:value-type="currency" office:currency="EUR" office:value="0" calcext:value-type="currency">
            <text:p>0,00 €</text:p>
          </table:table-cell>
          <table:table-cell table:style-name="ce9" table:formula="of:=[.$B55]-[.D55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56]" office:value-type="currency" office:currency="EUR" office:value="0" calcext:value-type="currency">
            <text:p>0,00 €</text:p>
          </table:table-cell>
          <table:table-cell table:style-name="ce9" table:formula="of:=[.$B55]-[.G55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4">
          <table:table-cell table:formula="of:=VLOOKUP([.J56];CATEGORIES;2;0)" office:value-type="string" office:string-value="Ouverture Annuelle" calcext:value-type="string">
            <text:p>Ouverture Annuelle</text:p>
          </table:table-cell>
          <table:table-cell table:style-name="ce8" table:formula="of:=SUMIF([Mvt.D$1:.D$7001];[.A56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7]" office:value-type="currency" office:currency="EUR" office:value="316622.88" calcext:value-type="currency">
            <text:p>316 622,88 €</text:p>
          </table:table-cell>
          <table:table-cell table:style-name="ce9" table:formula="of:=[.$B56]-[.D56]" office:value-type="currency" office:currency="EUR" office:value="-316622.88" calcext:value-type="currency">
            <text:p>-316 622,88 €</text:p>
          </table:table-cell>
          <table:table-cell table:style-name="ce9"/>
          <table:table-cell table:style-name="ce9" table:formula="of:=['Budget Consolidé'.V57]" office:value-type="currency" office:currency="EUR" office:value="316622.88" calcext:value-type="currency">
            <text:p>316 622,88 €</text:p>
          </table:table-cell>
          <table:table-cell table:style-name="ce9" table:formula="of:=[.$B56]-[.G56]" office:value-type="currency" office:currency="EUR" office:value="-316622.88" calcext:value-type="currency">
            <text:p>-316 622,88 €</text:p>
          </table:table-cell>
          <table:table-cell table:style-name="ce9"/>
          <table:table-cell office:value-type="float" office:value="106" calcext:value-type="float">
            <text:p>106</text:p>
          </table:table-cell>
          <table:table-cell table:number-columns-repeated="1014"/>
        </table:table-row>
        <table:table-row table:style-name="ro4">
          <table:table-cell table:formula="of:=VLOOKUP([.J57];CATEGORIES;2;0)" office:value-type="string" office:string-value="Remboursement Frais Professionnel (Pas dans le budget)" calcext:value-type="string">
            <text:p>Remboursement Frais Professionnel (Pas dans le budget)</text:p>
          </table:table-cell>
          <table:table-cell table:style-name="ce8" table:formula="of:=SUMIF([Mvt.D$1:.D$7001];[.A57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8]" office:value-type="currency" office:currency="EUR" office:value="0" calcext:value-type="currency">
            <text:p>0,00 €</text:p>
          </table:table-cell>
          <table:table-cell table:style-name="ce9" table:formula="of:=[.$B57]-[.D57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58]" office:value-type="currency" office:currency="EUR" office:value="0" calcext:value-type="currency">
            <text:p>0,00 €</text:p>
          </table:table-cell>
          <table:table-cell table:style-name="ce9" table:formula="of:=[.$B57]-[.G57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07" calcext:value-type="float">
            <text:p>107</text:p>
          </table:table-cell>
          <table:table-cell table:number-columns-repeated="1014"/>
        </table:table-row>
        <table:table-row table:style-name="ro4">
          <table:table-cell table:formula="of:=VLOOKUP([.J58];CATEGORIES;2;0)" office:value-type="string" office:string-value="Remboursement Sante (Pas dans le budget)" calcext:value-type="string">
            <text:p>Remboursement Sante (Pas dans le budget)</text:p>
          </table:table-cell>
          <table:table-cell table:style-name="ce8" table:formula="of:=SUMIF([Mvt.D$1:.D$7001];[.A58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59]" office:value-type="currency" office:currency="EUR" office:value="0" calcext:value-type="currency">
            <text:p>0,00 €</text:p>
          </table:table-cell>
          <table:table-cell table:style-name="ce9" table:formula="of:=[.$B58]-[.D58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59]" office:value-type="currency" office:currency="EUR" office:value="0" calcext:value-type="currency">
            <text:p>0,00 €</text:p>
          </table:table-cell>
          <table:table-cell table:style-name="ce9" table:formula="of:=[.$B58]-[.G58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08" calcext:value-type="float">
            <text:p>108</text:p>
          </table:table-cell>
          <table:table-cell table:number-columns-repeated="1014"/>
        </table:table-row>
        <table:table-row table:style-name="ro4">
          <table:table-cell table:formula="of:=VLOOKUP([.J59];CATEGORIES;2;0)" office:value-type="string" office:string-value="Remboursement:Famille" calcext:value-type="string">
            <text:p>Remboursement:Famille</text:p>
          </table:table-cell>
          <table:table-cell table:style-name="ce8" table:formula="of:=SUMIF([Mvt.D$1:.D$7001];[.A59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0]" office:value-type="currency" office:currency="EUR" office:value="0" calcext:value-type="currency">
            <text:p>0,00 €</text:p>
          </table:table-cell>
          <table:table-cell table:style-name="ce9" table:formula="of:=[.$B59]-[.D59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60]" office:value-type="currency" office:currency="EUR" office:value="0" calcext:value-type="currency">
            <text:p>0,00 €</text:p>
          </table:table-cell>
          <table:table-cell table:style-name="ce9" table:formula="of:=[.$B59]-[.G59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4">
          <table:table-cell table:formula="of:=VLOOKUP([.J60];CATEGORIES;2;0)" office:value-type="string" office:string-value="Remboursement:Tirelire Arabelle (Pas dans le budget)" calcext:value-type="string">
            <text:p>Remboursement:Tirelire Arabelle (Pas dans le budget)</text:p>
          </table:table-cell>
          <table:table-cell table:style-name="ce8" table:formula="of:=SUMIF([Mvt.D$1:.D$7001];[.A60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1]" office:value-type="currency" office:currency="EUR" office:value="0" calcext:value-type="currency">
            <text:p>0,00 €</text:p>
          </table:table-cell>
          <table:table-cell table:style-name="ce9" table:formula="of:=[.$B60]-[.D60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61]" office:value-type="currency" office:currency="EUR" office:value="0" calcext:value-type="currency">
            <text:p>0,00 €</text:p>
          </table:table-cell>
          <table:table-cell table:style-name="ce9" table:formula="of:=[.$B60]-[.G60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4">
          <table:table-cell table:formula="of:=VLOOKUP([.J61];CATEGORIES;2;0)" office:value-type="string" office:string-value="Remboursement:Tirelire DG" calcext:value-type="string">
            <text:p>Remboursement:Tirelire DG</text:p>
          </table:table-cell>
          <table:table-cell table:style-name="ce8" table:formula="of:=SUMIF([Mvt.D$1:.D$7001];[.A61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2]" office:value-type="currency" office:currency="EUR" office:value="0" calcext:value-type="currency">
            <text:p>0,00 €</text:p>
          </table:table-cell>
          <table:table-cell table:style-name="ce9" table:formula="of:=[.$B61]-[.D61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62]" office:value-type="currency" office:currency="EUR" office:value="0" calcext:value-type="currency">
            <text:p>0,00 €</text:p>
          </table:table-cell>
          <table:table-cell table:style-name="ce9" table:formula="of:=[.$B61]-[.G61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11" calcext:value-type="float">
            <text:p>111</text:p>
          </table:table-cell>
          <table:table-cell table:number-columns-repeated="1014"/>
        </table:table-row>
        <table:table-row table:style-name="ro4">
          <table:table-cell table:formula="of:=VLOOKUP([.J62];CATEGORIES;2;0)" office:value-type="string" office:string-value="Salaire:Arabelle" calcext:value-type="string">
            <text:p>Salaire:Arabelle</text:p>
          </table:table-cell>
          <table:table-cell table:style-name="ce8" table:formula="of:=SUMIF([Mvt.D$1:.D$7001];[.A62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3]" office:value-type="currency" office:currency="EUR" office:value="33050" calcext:value-type="currency">
            <text:p>33 050,00 €</text:p>
          </table:table-cell>
          <table:table-cell table:style-name="ce9" table:formula="of:=[.$B62]-[.D62]" office:value-type="currency" office:currency="EUR" office:value="-33050" calcext:value-type="currency">
            <text:p>-33 050,00 €</text:p>
          </table:table-cell>
          <table:table-cell table:style-name="ce9"/>
          <table:table-cell table:style-name="ce9" table:formula="of:=['Budget Consolidé'.V63]" office:value-type="currency" office:currency="EUR" office:value="15600" calcext:value-type="currency">
            <text:p>15 600,00 €</text:p>
          </table:table-cell>
          <table:table-cell table:style-name="ce9" table:formula="of:=[.$B62]-[.G62]" office:value-type="currency" office:currency="EUR" office:value="-15600" calcext:value-type="currency">
            <text:p>-15 600,00 €</text:p>
          </table:table-cell>
          <table:table-cell table:style-name="ce9"/>
          <table:table-cell office:value-type="float" office:value="112" calcext:value-type="float">
            <text:p>112</text:p>
          </table:table-cell>
          <table:table-cell table:number-columns-repeated="1014"/>
        </table:table-row>
        <table:table-row table:style-name="ro4">
          <table:table-cell table:formula="of:=VLOOKUP([.J63];CATEGORIES;2;0)" office:value-type="string" office:string-value="Salaire:Denis-Gilles" calcext:value-type="string">
            <text:p>Salaire:Denis-Gilles</text:p>
          </table:table-cell>
          <table:table-cell table:style-name="ce8" table:formula="of:=SUMIF([Mvt.D$1:.D$7001];[.A63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4]" office:value-type="currency" office:currency="EUR" office:value="51900" calcext:value-type="currency">
            <text:p>51 900,00 €</text:p>
          </table:table-cell>
          <table:table-cell table:style-name="ce9" table:formula="of:=[.$B63]-[.D63]" office:value-type="currency" office:currency="EUR" office:value="-51900" calcext:value-type="currency">
            <text:p>-51 900,00 €</text:p>
          </table:table-cell>
          <table:table-cell table:style-name="ce9"/>
          <table:table-cell table:style-name="ce9" table:formula="of:=['Budget Consolidé'.V64]" office:value-type="currency" office:currency="EUR" office:value="28000" calcext:value-type="currency">
            <text:p>28 000,00 €</text:p>
          </table:table-cell>
          <table:table-cell table:style-name="ce9" table:formula="of:=[.$B63]-[.G63]" office:value-type="currency" office:currency="EUR" office:value="-28000" calcext:value-type="currency">
            <text:p>-28 000,00 €</text:p>
          </table:table-cell>
          <table:table-cell table:style-name="ce9"/>
          <table:table-cell office:value-type="float" office:value="113" calcext:value-type="float">
            <text:p>113</text:p>
          </table:table-cell>
          <table:table-cell table:number-columns-repeated="1014"/>
        </table:table-row>
        <table:table-row table:style-name="ro4">
          <table:table-cell table:formula="of:=VLOOKUP([.J64];CATEGORIES;2;0)" office:value-type="string" office:string-value="Salaire:Prime Arabelle (Pas dans le budget)" calcext:value-type="string">
            <text:p>Salaire:Prime Arabelle (Pas dans le budget)</text:p>
          </table:table-cell>
          <table:table-cell table:style-name="ce8" table:formula="of:=SUMIF([Mvt.D$1:.D$7001];[.A64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5]" office:value-type="currency" office:currency="EUR" office:value="0" calcext:value-type="currency">
            <text:p>0,00 €</text:p>
          </table:table-cell>
          <table:table-cell table:style-name="ce9" table:formula="of:=[.$B64]-[.D64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65]" office:value-type="currency" office:currency="EUR" office:value="0" calcext:value-type="currency">
            <text:p>0,00 €</text:p>
          </table:table-cell>
          <table:table-cell table:style-name="ce9" table:formula="of:=[.$B64]-[.G64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14" calcext:value-type="float">
            <text:p>114</text:p>
          </table:table-cell>
          <table:table-cell table:number-columns-repeated="1014"/>
        </table:table-row>
        <table:table-row table:style-name="ro4">
          <table:table-cell table:formula="of:=VLOOKUP([.J65];CATEGORIES;2;0)" office:value-type="string" office:string-value="Salaire:Prime Denis-Gilles" calcext:value-type="string">
            <text:p>Salaire:Prime Denis-Gilles</text:p>
          </table:table-cell>
          <table:table-cell table:style-name="ce8" table:formula="of:=SUMIF([Mvt.D$1:.D$7001];[.A65];[Mvt.E$1:.E$7001])" office:value-type="currency" office:currency="EUR" office:value="0" calcext:value-type="currency">
            <text:p>0,00 €</text:p>
          </table:table-cell>
          <table:table-cell table:style-name="ce8"/>
          <table:table-cell table:style-name="ce9" table:formula="of:=['Budget Consolidé'.U66]" office:value-type="currency" office:currency="EUR" office:value="0" calcext:value-type="currency">
            <text:p>0,00 €</text:p>
          </table:table-cell>
          <table:table-cell table:style-name="ce9" table:formula="of:=[.$B65]-[.D65]" office:value-type="currency" office:currency="EUR" office:value="0" calcext:value-type="currency">
            <text:p>0,00 €</text:p>
          </table:table-cell>
          <table:table-cell table:style-name="ce9"/>
          <table:table-cell table:style-name="ce9" table:formula="of:=['Budget Consolidé'.V66]" office:value-type="currency" office:currency="EUR" office:value="0" calcext:value-type="currency">
            <text:p>0,00 €</text:p>
          </table:table-cell>
          <table:table-cell table:style-name="ce9" table:formula="of:=[.$B65]-[.G65]" office:value-type="currency" office:currency="EUR" office:value="0" calcext:value-type="currency">
            <text:p>0,00 €</text:p>
          </table:table-cell>
          <table:table-cell table:style-name="ce9"/>
          <table:table-cell office:value-type="float" office:value="115" calcext:value-type="float">
            <text:p>115</text:p>
          </table:table-cell>
          <table:table-cell table:number-columns-repeated="1014"/>
        </table:table-row>
        <table:table-row table:style-name="ro4">
          <table:table-cell table:formula="of:=['Budget Consolidé'.A67]" office:value-type="string" office:string-value="Total des recettes" calcext:value-type="string">
            <text:p>Total des recettes</text:p>
          </table:table-cell>
          <table:table-cell table:style-name="ce8" table:formula="of:=SUM([.B50:.B65])" office:value-type="currency" office:currency="EUR" office:value="0" calcext:value-type="currency">
            <text:p>0,00 €</text:p>
          </table:table-cell>
          <table:table-cell table:style-name="ce8"/>
          <table:table-cell table:style-name="ce8" table:formula="of:=SUM([.D50:.D65])" office:value-type="currency" office:currency="EUR" office:value="421222.88" calcext:value-type="currency">
            <text:p>421 222,88 €</text:p>
          </table:table-cell>
          <table:table-cell table:style-name="ce8" table:formula="of:=SUM([.E50:.E65])" office:value-type="currency" office:currency="EUR" office:value="-421222.88" calcext:value-type="currency">
            <text:p>-421 222,88 €</text:p>
          </table:table-cell>
          <table:table-cell table:style-name="ce9"/>
          <table:table-cell table:style-name="ce8" table:formula="of:=SUM([.G50:.G65])" office:value-type="currency" office:currency="EUR" office:value="375572.88" calcext:value-type="currency">
            <text:p>375 572,88 €</text:p>
          </table:table-cell>
          <table:table-cell table:style-name="ce8" table:formula="of:=SUM([.H50:.H65])" office:value-type="currency" office:currency="EUR" office:value="-375572.88" calcext:value-type="currency">
            <text:p>-375 572,88 €</text:p>
          </table:table-cell>
          <table:table-cell table:style-name="ce8"/>
          <table:table-cell table:number-columns-repeated="1015"/>
        </table:table-row>
        <table:table-row table:style-name="ro4">
          <table:table-cell table:formula="of:=IF(['Budget Consolidé'.A68]=&quot;&quot;;&quot;&quot;;['Budget Consolidé'.A68])">
            <text:p/>
          </table:table-cell>
          <table:table-cell table:style-name="ce8" table:number-columns-repeated="2"/>
          <table:table-cell table:style-name="ce9" table:number-columns-repeated="6"/>
          <table:table-cell table:number-columns-repeated="1015"/>
        </table:table-row>
        <table:table-row table:style-name="ro4">
          <table:table-cell table:formula="of:=IF(['Budget Consolidé'.A69]=&quot;&quot;;&quot;&quot;;['Budget Consolidé'.A69])">
            <text:p/>
          </table:table-cell>
          <table:table-cell table:style-name="ce8" table:number-columns-repeated="2"/>
          <table:table-cell table:style-name="ce9" table:number-columns-repeated="6"/>
          <table:table-cell table:number-columns-repeated="1015"/>
        </table:table-row>
        <table:table-row table:style-name="ro4">
          <table:table-cell table:formula="of:=IF(['Budget Consolidé'.A70]=&quot;&quot;;&quot;&quot;;['Budget Consolidé'.A70])" office:value-type="string" office:string-value="Balance" calcext:value-type="string">
            <text:p>Balance</text:p>
          </table:table-cell>
          <table:table-cell table:style-name="ce8" table:formula="of:=[.B66]-[.B47]" office:value-type="string" office:string-value="" calcext:value-type="error">
            <text:p>#N/D</text:p>
          </table:table-cell>
          <table:table-cell table:style-name="ce8"/>
          <table:table-cell table:style-name="ce9" table:formula="of:=['Budget Consolidé'.U70]" office:value-type="currency" office:currency="EUR" office:value="0.880000000004657" calcext:value-type="currency">
            <text:p>0,88 €</text:p>
          </table:table-cell>
          <table:table-cell table:style-name="ce9" table:formula="of:=[.D69]+[.B69]" office:value-type="string" office:string-value="" calcext:value-type="error">
            <text:p>#N/D</text:p>
          </table:table-cell>
          <table:table-cell table:style-name="ce9"/>
          <table:table-cell table:style-name="ce9" table:formula="of:=['Budget Consolidé'.V70]" office:value-type="currency" office:currency="EUR" office:value="0.880000000004657" calcext:value-type="currency">
            <text:p>0,88 €</text:p>
          </table:table-cell>
          <table:table-cell table:style-name="ce9" table:formula="of:=-([.G69]-[.B69])" office:value-type="string" office:string-value="" calcext:value-type="error">
            <text:p>#N/D</text:p>
          </table:table-cell>
          <table:table-cell table:style-name="ce9"/>
          <table:table-cell table:number-columns-repeated="1015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 Consolidé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12" table:default-cell-style-name="ce34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number-columns-repeated="1002" table:default-cell-style-name="Default"/>
        <table:table-row table:style-name="ro4">
          <table:table-cell/>
          <table:table-cell table:style-name="Default"/>
          <table:table-cell table:number-columns-repeated="3"/>
          <table:table-cell table:style-name="ce20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0"/>
          <table:table-cell table:style-name="ce42"/>
          <table:table-cell table:style-name="ce42" table:formula="of:=MONTH(TODAY())" office:value-type="float" office:value="6" calcext:value-type="float">
            <text:p>6</text:p>
          </table:table-cell>
          <table:table-cell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Catégorie</text:p>
          </table:table-cell>
          <table:table-cell table:style-name="Default" office:value-type="string" calcext:value-type="string">
            <text:p>En Budget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Différence</text:p>
          </table:table-cell>
          <table:table-cell table:style-name="ce16" office:value-type="string" calcext:value-type="string">
            <text:p>Mensuel</text:p>
          </table:table-cell>
          <table:table-cell table:style-name="ce21" office:value-type="float" office:value="2014" calcext:value-type="float">
            <text:p>2014</text:p>
          </table:table-cell>
          <table:table-cell/>
          <table:table-cell table:style-name="ce21" office:value-type="string" calcext:value-type="string">
            <text:p>Janvier</text:p>
          </table:table-cell>
          <table:table-cell table:style-name="ce21" office:value-type="string" calcext:value-type="string">
            <text:p>Février</text:p>
          </table:table-cell>
          <table:table-cell table:style-name="ce21" office:value-type="string" calcext:value-type="string">
            <text:p>Mars</text:p>
          </table:table-cell>
          <table:table-cell table:style-name="ce21" office:value-type="string" calcext:value-type="string">
            <text:p>Avril</text:p>
          </table:table-cell>
          <table:table-cell table:style-name="ce21" office:value-type="string" calcext:value-type="string">
            <text:p>Mai</text:p>
          </table:table-cell>
          <table:table-cell table:style-name="ce21" office:value-type="string" calcext:value-type="string">
            <text:p>Juin</text:p>
          </table:table-cell>
          <table:table-cell table:style-name="ce21" office:value-type="string" calcext:value-type="string">
            <text:p>Juillet</text:p>
          </table:table-cell>
          <table:table-cell table:style-name="ce21" office:value-type="string" calcext:value-type="string">
            <text:p>Aout</text:p>
          </table:table-cell>
          <table:table-cell table:style-name="ce21" office:value-type="string" calcext:value-type="string">
            <text:p>Sept.</text:p>
          </table:table-cell>
          <table:table-cell table:style-name="ce21" office:value-type="string" calcext:value-type="string">
            <text:p>Octobre</text:p>
          </table:table-cell>
          <table:table-cell table:style-name="ce21" office:value-type="string" calcext:value-type="string">
            <text:p>Nov.</text:p>
          </table:table-cell>
          <table:table-cell table:style-name="ce21" office:value-type="string" calcext:value-type="string">
            <text:p>Décembre</text:p>
          </table:table-cell>
          <table:table-cell table:style-name="ce21" office:value-type="string" calcext:value-type="string">
            <text:p>Irrégulier</text:p>
          </table:table-cell>
          <table:table-cell table:style-name="ce21" office:value-type="string" calcext:value-type="string">
            <text:p>Budget Ann.</text:p>
          </table:table-cell>
          <table:table-cell table:style-name="ce21" office:value-type="string" calcext:value-type="string">
            <text:p>Budget Mens.</text:p>
          </table:table-cell>
          <table:table-cell table:style-name="ce16" table:number-columns-repeated="2"/>
          <table:table-cell table:style-name="ce21" office:value-type="string" calcext:value-type="string">
            <text:p>2015b</text:p>
          </table:table-cell>
          <table:table-cell table:style-name="ce16" table:number-columns-repeated="998"/>
          <table:table-cell/>
        </table:table-row>
        <table:table-row table:style-name="ro4">
          <table:table-cell office:value-type="string" calcext:value-type="string">
            <text:p>Dépenses</text:p>
          </table:table-cell>
          <table:table-cell table:style-name="ce12" table:number-columns-repeated="4"/>
          <table:table-cell table:number-columns-repeated="2"/>
          <table:table-cell table:style-name="ce29"/>
          <table:table-cell table:style-name="Default" table:number-columns-repeated="11"/>
          <table:table-cell table:number-columns-repeated="1005"/>
        </table:table-row>
        <table:table-row table:style-name="ro4">
          <table:table-cell office:value-type="string" calcext:value-type="string">
            <text:p>AppPyrénées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2.75" calcext:value-type="currency">
            <text:p>2,75 €</text:p>
          </table:table-cell>
          <table:table-cell table:style-name="ce12" office:value-type="currency" office:currency="EUR" office:value="-2.75" calcext:value-type="currency">
            <text:p>-2,75 €</text:p>
          </table:table-cell>
          <table:table-cell table:style-name="ce17" table:formula="of:=[.C4]/12" office:value-type="currency" office:currency="EUR" office:value="0.229166666666667" calcext:value-type="currency">
            <text:p>0,23 €</text:p>
          </table:table-cell>
          <table:table-cell table:style-name="ce22" office:value-type="currency" office:currency="EUR" office:value="100" calcext:value-type="currency">
            <text:p>100,00 €</text:p>
          </table:table-cell>
          <table:table-cell/>
          <table:table-cell table:style-name="ce29"/>
          <table:table-cell table:style-name="ce35" table:number-columns-repeated="11"/>
          <table:table-cell table:style-name="ce17" table:formula="of:=['Budget Irrégulier'.K4]" office:value-type="currency" office:currency="EUR" office:value="0" calcext:value-type="currency">
            <text:p>0,00 €</text:p>
          </table:table-cell>
          <table:table-cell table:style-name="ce17" table:formula="of:=SUM([.H4:.T4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4:.S4])+[.T4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5"/>
          <table:table-cell table:number-columns-repeated="999"/>
        </table:table-row>
        <table:table-row table:style-name="ro4">
          <table:table-cell office:value-type="string" calcext:value-type="string">
            <text:p>AppPyrénées:Emprunt</text:p>
          </table:table-cell>
          <table:table-cell table:style-name="ce12" table:number-columns-repeated="3"/>
          <table:table-cell table:style-name="ce17"/>
          <table:table-cell table:style-name="ce22"/>
          <table:table-cell/>
          <table:table-cell table:style-name="ce29"/>
          <table:table-cell table:style-name="ce35" table:number-columns-repeated="6"/>
          <table:table-cell table:style-name="ce39" office:value-type="currency" office:currency="EUR" office:value="1350" calcext:value-type="currency">
            <text:p>1 350,00 €</text:p>
          </table:table-cell>
          <table:table-cell table:number-columns-repeated="4" table:style-name="ce30" office:value-type="currency" office:currency="EUR" office:value="1350" calcext:value-type="currency">
            <text:p>1 350,00 €</text:p>
          </table:table-cell>
          <table:table-cell table:style-name="ce17" table:formula="of:=['Budget Irrégulier'.K5]" office:value-type="currency" office:currency="EUR" office:value="0" calcext:value-type="currency">
            <text:p>0,00 €</text:p>
          </table:table-cell>
          <table:table-cell table:style-name="ce17" table:formula="of:=SUM([.H5:.T5])" office:value-type="currency" office:currency="EUR" office:value="6750" calcext:value-type="currency">
            <text:p>6 750,00 €</text:p>
          </table:table-cell>
          <table:table-cell table:style-name="ce17" table:formula="of:=SUMIF([.H$1:.S$1];&quot;&lt;=&quot;&amp;[.$V$1];[.H5:.S5])+[.T5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5"/>
          <table:table-cell table:number-columns-repeated="999"/>
        </table:table-row>
        <table:table-row table:style-name="ro4">
          <table:table-cell office:value-type="string" calcext:value-type="string">
            <text:p>AppPyrénées:Achat</text:p>
          </table:table-cell>
          <table:table-cell table:style-name="ce12" office:value-type="currency" office:currency="EUR" office:value="1000" calcext:value-type="currency">
            <text:p>1 000,00 €</text:p>
          </table:table-cell>
          <table:table-cell table:style-name="ce12" office:value-type="currency" office:currency="EUR" office:value="1030" calcext:value-type="currency">
            <text:p>1 030,00 €</text:p>
          </table:table-cell>
          <table:table-cell table:style-name="ce12" office:value-type="currency" office:currency="EUR" office:value="-30" calcext:value-type="currency">
            <text:p>-30,00 €</text:p>
          </table:table-cell>
          <table:table-cell table:style-name="ce17" table:formula="of:=[.C6]/12" office:value-type="currency" office:currency="EUR" office:value="85.8333333333333" calcext:value-type="currency">
            <text:p>85,83 €</text:p>
          </table:table-cell>
          <table:table-cell table:style-name="ce22"/>
          <table:table-cell/>
          <table:table-cell table:style-name="ce29"/>
          <table:table-cell table:style-name="ce30" table:number-columns-repeated="11"/>
          <table:table-cell table:style-name="ce17" table:formula="of:=['Budget Irrégulier'.K6]" office:value-type="currency" office:currency="EUR" office:value="280650" calcext:value-type="currency">
            <text:p>280 650,00 €</text:p>
          </table:table-cell>
          <table:table-cell table:style-name="ce17" table:formula="of:=SUM([.H6:.T6])" office:value-type="currency" office:currency="EUR" office:value="280650" calcext:value-type="currency">
            <text:p>280 650,00 €</text:p>
          </table:table-cell>
          <table:table-cell table:style-name="ce17" table:formula="of:=SUMIF([.H$1:.S$1];&quot;&lt;=&quot;&amp;[.$V$1];[.H6:.S6])+[.T6]" office:value-type="currency" office:currency="EUR" office:value="280650" calcext:value-type="currency">
            <text:p>280 65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AppPyrénées:Charge</text:p>
          </table:table-cell>
          <table:table-cell table:style-name="ce12" table:number-columns-repeated="3"/>
          <table:table-cell table:style-name="ce17"/>
          <table:table-cell table:style-name="ce22"/>
          <table:table-cell/>
          <table:table-cell table:style-name="ce29"/>
          <table:table-cell table:style-name="ce30" table:number-columns-repeated="6"/>
          <table:table-cell table:style-name="ce39" table:formula="of:=2800-990" office:value-type="currency" office:currency="EUR" office:value="1810" calcext:value-type="currency">
            <text:p>1 810,00 €</text:p>
          </table:table-cell>
          <table:table-cell table:number-columns-repeated="4" table:style-name="ce30" office:value-type="currency" office:currency="EUR" office:value="500" calcext:value-type="currency">
            <text:p>500,00 €</text:p>
          </table:table-cell>
          <table:table-cell table:style-name="ce17" table:formula="of:=['Budget Irrégulier'.K7]" office:value-type="currency" office:currency="EUR" office:value="0" calcext:value-type="currency">
            <text:p>0,00 €</text:p>
          </table:table-cell>
          <table:table-cell table:style-name="ce17" table:formula="of:=SUM([.H7:.T7])" office:value-type="currency" office:currency="EUR" office:value="3810" calcext:value-type="currency">
            <text:p>3 810,00 €</text:p>
          </table:table-cell>
          <table:table-cell table:style-name="ce17" table:formula="of:=SUMIF([.H$1:.S$1];&quot;&lt;=&quot;&amp;[.$V$1];[.H7:.S7])+[.T7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AppPyrénées:DecoTravo</text:p>
          </table:table-cell>
          <table:table-cell table:style-name="ce12" table:number-columns-repeated="3"/>
          <table:table-cell table:style-name="ce17"/>
          <table:table-cell table:style-name="ce22"/>
          <table:table-cell/>
          <table:table-cell table:style-name="ce29"/>
          <table:table-cell table:style-name="ce30" table:number-columns-repeated="6"/>
          <table:table-cell table:style-name="ce39"/>
          <table:table-cell table:style-name="ce30" table:number-columns-repeated="4"/>
          <table:table-cell table:style-name="ce17" table:formula="of:=['Budget Irrégulier'.K8]" office:value-type="currency" office:currency="EUR" office:value="6000" calcext:value-type="currency">
            <text:p>6 000,00 €</text:p>
          </table:table-cell>
          <table:table-cell table:style-name="ce17" table:formula="of:=SUM([.H8:.T8])" office:value-type="currency" office:currency="EUR" office:value="6000" calcext:value-type="currency">
            <text:p>6 000,00 €</text:p>
          </table:table-cell>
          <table:table-cell table:style-name="ce17" table:formula="of:=SUMIF([.H$1:.S$1];&quot;&lt;=&quot;&amp;[.$V$1];[.H8:.S8])+[.T8]" office:value-type="currency" office:currency="EUR" office:value="6000" calcext:value-type="currency">
            <text:p>6 00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AppPyrénées:Energie</text:p>
          </table:table-cell>
          <table:table-cell table:style-name="ce12" office:value-type="currency" office:currency="EUR" office:value="1200" calcext:value-type="currency">
            <text:p>1 200,00 €</text:p>
          </table:table-cell>
          <table:table-cell table:style-name="ce12" office:value-type="currency" office:currency="EUR" office:value="1442.09" calcext:value-type="currency">
            <text:p>1 442,09 €</text:p>
          </table:table-cell>
          <table:table-cell table:style-name="ce12" office:value-type="currency" office:currency="EUR" office:value="-242.09" calcext:value-type="currency">
            <text:p>-242,09 €</text:p>
          </table:table-cell>
          <table:table-cell table:style-name="ce17" table:formula="of:=[.C9]/12" office:value-type="currency" office:currency="EUR" office:value="120.174166666667" calcext:value-type="currency">
            <text:p>120,17 €</text:p>
          </table:table-cell>
          <table:table-cell table:style-name="ce22" office:value-type="currency" office:currency="EUR" office:value="45" calcext:value-type="currency">
            <text:p>45,00 €</text:p>
          </table:table-cell>
          <table:table-cell/>
          <table:table-cell table:style-name="ce29"/>
          <table:table-cell table:style-name="ce30" table:number-columns-repeated="6"/>
          <table:table-cell table:style-name="ce39" office:value-type="currency" office:currency="EUR" office:value="50" calcext:value-type="currency">
            <text:p>50,00 €</text:p>
          </table:table-cell>
          <table:table-cell table:number-columns-repeated="4" table:style-name="ce30" office:value-type="currency" office:currency="EUR" office:value="50" calcext:value-type="currency">
            <text:p>50,00 €</text:p>
          </table:table-cell>
          <table:table-cell table:style-name="ce17" table:formula="of:=['Budget Irrégulier'.K9]" office:value-type="currency" office:currency="EUR" office:value="0" calcext:value-type="currency">
            <text:p>0,00 €</text:p>
          </table:table-cell>
          <table:table-cell table:style-name="ce17" table:formula="of:=SUM([.H9:.T9])" office:value-type="currency" office:currency="EUR" office:value="250" calcext:value-type="currency">
            <text:p>250,00 €</text:p>
          </table:table-cell>
          <table:table-cell table:style-name="ce17" table:formula="of:=SUMIF([.H$1:.S$1];&quot;&lt;=&quot;&amp;[.$V$1];[.H9:.S9])+[.T9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5"/>
          <table:table-cell table:number-columns-repeated="999"/>
        </table:table-row>
        <table:table-row table:style-name="ro4">
          <table:table-cell office:value-type="string" calcext:value-type="string">
            <text:p>AppPyrénées:Impots</text:p>
          </table:table-cell>
          <table:table-cell table:style-name="ce12" office:value-type="currency" office:currency="EUR" office:value="540" calcext:value-type="currency">
            <text:p>540,00 €</text:p>
          </table:table-cell>
          <table:table-cell table:style-name="ce12" office:value-type="currency" office:currency="EUR" office:value="536" calcext:value-type="currency">
            <text:p>536,00 €</text:p>
          </table:table-cell>
          <table:table-cell table:style-name="ce12" office:value-type="currency" office:currency="EUR" office:value="4" calcext:value-type="currency">
            <text:p>4,00 €</text:p>
          </table:table-cell>
          <table:table-cell table:style-name="ce17" table:formula="of:=[.C10]/12" office:value-type="currency" office:currency="EUR" office:value="44.6666666666667" calcext:value-type="currency">
            <text:p>44,67 €</text:p>
          </table:table-cell>
          <table:table-cell table:style-name="ce22"/>
          <table:table-cell/>
          <table:table-cell table:style-name="ce30" table:number-columns-repeated="7"/>
          <table:table-cell table:style-name="ce39" office:value-type="currency" office:currency="EUR" office:value="200" calcext:value-type="currency">
            <text:p>200,00 €</text:p>
          </table:table-cell>
          <table:table-cell table:number-columns-repeated="4" table:style-name="ce30" office:value-type="currency" office:currency="EUR" office:value="200" calcext:value-type="currency">
            <text:p>200,00 €</text:p>
          </table:table-cell>
          <table:table-cell table:style-name="ce17" table:formula="of:=['Budget Irrégulier'.K10]" office:value-type="currency" office:currency="EUR" office:value="0" calcext:value-type="currency">
            <text:p>0,00 €</text:p>
          </table:table-cell>
          <table:table-cell table:style-name="ce17" table:formula="of:=SUM([.H10:.T10])" office:value-type="currency" office:currency="EUR" office:value="1000" calcext:value-type="currency">
            <text:p>1 000,00 €</text:p>
          </table:table-cell>
          <table:table-cell table:style-name="ce17" table:formula="of:=SUMIF([.H$1:.S$1];&quot;&lt;=&quot;&amp;[.$V$1];[.H10:.S10])+[.T1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AppCharonne:Communication</text:p>
          </table:table-cell>
          <table:table-cell table:style-name="ce12" office:value-type="currency" office:currency="EUR" office:value="540" calcext:value-type="currency">
            <text:p>540,00 €</text:p>
          </table:table-cell>
          <table:table-cell table:style-name="ce12" office:value-type="currency" office:currency="EUR" office:value="463.02" calcext:value-type="currency">
            <text:p>463,02 €</text:p>
          </table:table-cell>
          <table:table-cell table:style-name="ce12" office:value-type="currency" office:currency="EUR" office:value="76.98" calcext:value-type="currency">
            <text:p>76,98 €</text:p>
          </table:table-cell>
          <table:table-cell table:style-name="ce17" table:formula="of:=[.C11]/12" office:value-type="currency" office:currency="EUR" office:value="38.585" calcext:value-type="currency">
            <text:p>38,59 €</text:p>
          </table:table-cell>
          <table:table-cell table:style-name="ce22" office:value-type="currency" office:currency="EUR" office:value="45" calcext:value-type="currency">
            <text:p>45,00 €</text:p>
          </table:table-cell>
          <table:table-cell/>
          <table:table-cell table:number-columns-repeated="7" table:style-name="ce30" office:value-type="currency" office:currency="EUR" office:value="45" calcext:value-type="currency">
            <text:p>45,00 €</text:p>
          </table:table-cell>
          <table:table-cell table:style-name="ce39" office:value-type="currency" office:currency="EUR" office:value="100" calcext:value-type="currency">
            <text:p>100,00 €</text:p>
          </table:table-cell>
          <table:table-cell table:number-columns-repeated="4" table:style-name="ce22" office:value-type="currency" office:currency="EUR" office:value="100" calcext:value-type="currency">
            <text:p>100,00 €</text:p>
          </table:table-cell>
          <table:table-cell table:style-name="ce17" table:formula="of:=['Budget Irrégulier'.K11]" office:value-type="currency" office:currency="EUR" office:value="0" calcext:value-type="currency">
            <text:p>0,00 €</text:p>
          </table:table-cell>
          <table:table-cell table:style-name="ce17" table:formula="of:=SUM([.H11:.T11])" office:value-type="currency" office:currency="EUR" office:value="815" calcext:value-type="currency">
            <text:p>815,00 €</text:p>
          </table:table-cell>
          <table:table-cell table:style-name="ce17" table:formula="of:=SUMIF([.H$1:.S$1];&quot;&lt;=&quot;&amp;[.$V$1];[.H11:.S11])+[.T11]" office:value-type="currency" office:currency="EUR" office:value="270" calcext:value-type="currency">
            <text:p>270,00 €</text:p>
          </table:table-cell>
          <table:table-cell table:number-columns-repeated="2"/>
          <table:table-cell table:style-name="ce22" office:value-type="currency" office:currency="EUR" office:value="45" calcext:value-type="currency">
            <text:p>45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Charonne:DecoTravo</text:p>
          </table:table-cell>
          <table:table-cell table:style-name="ce12" office:value-type="currency" office:currency="EUR" office:value="1000" calcext:value-type="currency">
            <text:p>1 000,00 €</text:p>
          </table:table-cell>
          <table:table-cell table:style-name="ce12" office:value-type="currency" office:currency="EUR" office:value="1457.38" calcext:value-type="currency">
            <text:p>1 457,38 €</text:p>
          </table:table-cell>
          <table:table-cell table:style-name="ce12" office:value-type="currency" office:currency="EUR" office:value="-457.38" calcext:value-type="currency">
            <text:p>-457,38 €</text:p>
          </table:table-cell>
          <table:table-cell table:style-name="ce17" table:formula="of:=[.C12]/12" office:value-type="currency" office:currency="EUR" office:value="121.448333333333" calcext:value-type="currency">
            <text:p>121,45 €</text:p>
          </table:table-cell>
          <table:table-cell table:style-name="ce22"/>
          <table:table-cell/>
          <table:table-cell table:style-name="ce30" table:number-columns-repeated="7"/>
          <table:table-cell table:style-name="ce39" office:value-type="currency" office:currency="EUR" office:value="100" calcext:value-type="currency">
            <text:p>100,00 €</text:p>
          </table:table-cell>
          <table:table-cell table:number-columns-repeated="4" table:style-name="ce22" office:value-type="currency" office:currency="EUR" office:value="100" calcext:value-type="currency">
            <text:p>100,00 €</text:p>
          </table:table-cell>
          <table:table-cell table:style-name="ce17" table:formula="of:=['Budget Irrégulier'.K12]" office:value-type="currency" office:currency="EUR" office:value="200" calcext:value-type="currency">
            <text:p>200,00 €</text:p>
          </table:table-cell>
          <table:table-cell table:style-name="ce17" table:formula="of:=SUM([.H12:.T12])" office:value-type="currency" office:currency="EUR" office:value="700" calcext:value-type="currency">
            <text:p>700,00 €</text:p>
          </table:table-cell>
          <table:table-cell table:style-name="ce17" table:formula="of:=SUMIF([.H$1:.S$1];&quot;&lt;=&quot;&amp;[.$V$1];[.H12:.S12])+[.T12]" office:value-type="currency" office:currency="EUR" office:value="200" calcext:value-type="currency">
            <text:p>20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AppCharonne:Energie</text:p>
          </table:table-cell>
          <table:table-cell table:style-name="ce12" office:value-type="currency" office:currency="EUR" office:value="600" calcext:value-type="currency">
            <text:p>600,00 €</text:p>
          </table:table-cell>
          <table:table-cell table:style-name="ce12" office:value-type="currency" office:currency="EUR" office:value="533.1" calcext:value-type="currency">
            <text:p>533,10 €</text:p>
          </table:table-cell>
          <table:table-cell table:style-name="ce12" office:value-type="currency" office:currency="EUR" office:value="66.9" calcext:value-type="currency">
            <text:p>66,90 €</text:p>
          </table:table-cell>
          <table:table-cell table:style-name="ce17" table:formula="of:=[.C13]/12" office:value-type="currency" office:currency="EUR" office:value="44.425" calcext:value-type="currency">
            <text:p>44,43 €</text:p>
          </table:table-cell>
          <table:table-cell table:style-name="ce22" office:value-type="currency" office:currency="EUR" office:value="50" calcext:value-type="currency">
            <text:p>50,00 €</text:p>
          </table:table-cell>
          <table:table-cell/>
          <table:table-cell table:number-columns-repeated="7" table:style-name="ce30" office:value-type="currency" office:currency="EUR" office:value="50" calcext:value-type="currency">
            <text:p>50,00 €</text:p>
          </table:table-cell>
          <table:table-cell table:style-name="ce22" table:number-columns-repeated="5"/>
          <table:table-cell table:style-name="ce17" table:formula="of:=['Budget Irrégulier'.K13]" office:value-type="currency" office:currency="EUR" office:value="0" calcext:value-type="currency">
            <text:p>0,00 €</text:p>
          </table:table-cell>
          <table:table-cell table:style-name="ce17" table:formula="of:=SUM([.H13:.T13])" office:value-type="currency" office:currency="EUR" office:value="350" calcext:value-type="currency">
            <text:p>350,00 €</text:p>
          </table:table-cell>
          <table:table-cell table:style-name="ce17" table:formula="of:=SUMIF([.H$1:.S$1];&quot;&lt;=&quot;&amp;[.$V$1];[.H13:.S13])+[.T13]" office:value-type="currency" office:currency="EUR" office:value="300" calcext:value-type="currency">
            <text:p>300,00 €</text:p>
          </table:table-cell>
          <table:table-cell table:number-columns-repeated="2"/>
          <table:table-cell table:style-name="ce22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Charonne:Impots</text:p>
          </table:table-cell>
          <table:table-cell table:style-name="ce12" office:value-type="currency" office:currency="EUR" office:value="360" calcext:value-type="currency">
            <text:p>360,00 €</text:p>
          </table:table-cell>
          <table:table-cell table:style-name="ce12" office:value-type="currency" office:currency="EUR" office:value="464" calcext:value-type="currency">
            <text:p>464,00 €</text:p>
          </table:table-cell>
          <table:table-cell table:style-name="ce12" office:value-type="currency" office:currency="EUR" office:value="-104" calcext:value-type="currency">
            <text:p>-104,00 €</text:p>
          </table:table-cell>
          <table:table-cell table:style-name="ce17" table:formula="of:=[.C14]/12" office:value-type="currency" office:currency="EUR" office:value="38.6666666666667" calcext:value-type="currency">
            <text:p>38,67 €</text:p>
          </table:table-cell>
          <table:table-cell table:style-name="ce22" office:value-type="currency" office:currency="EUR" office:value="30" calcext:value-type="currency">
            <text:p>30,00 €</text:p>
          </table:table-cell>
          <table:table-cell/>
          <table:table-cell table:number-columns-repeated="7" table:style-name="ce30" office:value-type="currency" office:currency="EUR" office:value="40" calcext:value-type="currency">
            <text:p>40,00 €</text:p>
          </table:table-cell>
          <table:table-cell table:style-name="Default" table:number-columns-repeated="5"/>
          <table:table-cell table:style-name="ce17" table:formula="of:=['Budget Irrégulier'.K14]" office:value-type="currency" office:currency="EUR" office:value="0" calcext:value-type="currency">
            <text:p>0,00 €</text:p>
          </table:table-cell>
          <table:table-cell table:style-name="ce17" table:formula="of:=SUM([.H14:.T14])" office:value-type="currency" office:currency="EUR" office:value="280" calcext:value-type="currency">
            <text:p>280,00 €</text:p>
          </table:table-cell>
          <table:table-cell table:style-name="ce17" table:formula="of:=SUMIF([.H$1:.S$1];&quot;&lt;=&quot;&amp;[.$V$1];[.H14:.S14])+[.T14]" office:value-type="currency" office:currency="EUR" office:value="240" calcext:value-type="currency">
            <text:p>240,00 €</text:p>
          </table:table-cell>
          <table:table-cell table:number-columns-repeated="2"/>
          <table:table-cell table:style-name="ce30" office:value-type="currency" office:currency="EUR" office:value="40" calcext:value-type="currency">
            <text:p>4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Charonne:Loyer</text:p>
          </table:table-cell>
          <table:table-cell table:style-name="ce12" office:value-type="currency" office:currency="EUR" office:value="31440" calcext:value-type="currency">
            <text:p>31 440,00 €</text:p>
          </table:table-cell>
          <table:table-cell table:style-name="ce12" office:value-type="currency" office:currency="EUR" office:value="30761.72" calcext:value-type="currency">
            <text:p>30 761,72 €</text:p>
          </table:table-cell>
          <table:table-cell table:style-name="ce12" office:value-type="currency" office:currency="EUR" office:value="678.28" calcext:value-type="currency">
            <text:p>678,28 €</text:p>
          </table:table-cell>
          <table:table-cell table:style-name="ce17" table:formula="of:=[.C15]/12" office:value-type="currency" office:currency="EUR" office:value="2563.47666666667" calcext:value-type="currency">
            <text:p>2 563,48 €</text:p>
          </table:table-cell>
          <table:table-cell table:style-name="ce22" office:value-type="currency" office:currency="EUR" office:value="2620" calcext:value-type="currency">
            <text:p>2 620,00 €</text:p>
          </table:table-cell>
          <table:table-cell/>
          <table:table-cell table:number-columns-repeated="7" table:style-name="ce22" office:value-type="currency" office:currency="EUR" office:value="2620" calcext:value-type="currency">
            <text:p>2 620,00 €</text:p>
          </table:table-cell>
          <table:table-cell table:style-name="ce22" table:number-columns-repeated="5"/>
          <table:table-cell table:style-name="ce17" table:formula="of:=['Budget Irrégulier'.K15]" office:value-type="currency" office:currency="EUR" office:value="0" calcext:value-type="currency">
            <text:p>0,00 €</text:p>
          </table:table-cell>
          <table:table-cell table:style-name="ce17" table:formula="of:=SUM([.H15:.T15])" office:value-type="currency" office:currency="EUR" office:value="18340" calcext:value-type="currency">
            <text:p>18 340,00 €</text:p>
          </table:table-cell>
          <table:table-cell table:style-name="ce17" table:formula="of:=SUMIF([.H$1:.S$1];&quot;&lt;=&quot;&amp;[.$V$1];[.H15:.S15])+[.T15]" office:value-type="currency" office:currency="EUR" office:value="15720" calcext:value-type="currency">
            <text:p>15 720,00 €</text:p>
          </table:table-cell>
          <table:table-cell table:number-columns-repeated="2"/>
          <table:table-cell table:style-name="ce22" office:value-type="currency" office:currency="EUR" office:value="2620" calcext:value-type="currency">
            <text:p>2 62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Davout:Charges</text:p>
          </table:table-cell>
          <table:table-cell table:style-name="ce12" office:value-type="currency" office:currency="EUR" office:value="1800" calcext:value-type="currency">
            <text:p>1 800,00 €</text:p>
          </table:table-cell>
          <table:table-cell table:style-name="ce12" office:value-type="currency" office:currency="EUR" office:value="1777.9" calcext:value-type="currency">
            <text:p>1 777,90 €</text:p>
          </table:table-cell>
          <table:table-cell table:style-name="ce12" office:value-type="currency" office:currency="EUR" office:value="22.1" calcext:value-type="currency">
            <text:p>22,10 €</text:p>
          </table:table-cell>
          <table:table-cell table:style-name="ce17" table:formula="of:=[.C16]/12" office:value-type="currency" office:currency="EUR" office:value="148.158333333333" calcext:value-type="currency">
            <text:p>148,16 €</text:p>
          </table:table-cell>
          <table:table-cell table:style-name="ce22" office:value-type="currency" office:currency="EUR" office:value="150" calcext:value-type="currency">
            <text:p>150,00 €</text:p>
          </table:table-cell>
          <table:table-cell/>
          <table:table-cell table:number-columns-repeated="12" table:style-name="ce22" office:value-type="currency" office:currency="EUR" office:value="150" calcext:value-type="currency">
            <text:p>150,00 €</text:p>
          </table:table-cell>
          <table:table-cell table:style-name="ce17" table:formula="of:=['Budget Irrégulier'.K16]" office:value-type="currency" office:currency="EUR" office:value="300" calcext:value-type="currency">
            <text:p>300,00 €</text:p>
          </table:table-cell>
          <table:table-cell table:style-name="ce17" table:formula="of:=SUM([.H16:.T16])" office:value-type="currency" office:currency="EUR" office:value="2100" calcext:value-type="currency">
            <text:p>2 100,00 €</text:p>
          </table:table-cell>
          <table:table-cell table:style-name="ce17" table:formula="of:=SUMIF([.H$1:.S$1];&quot;&lt;=&quot;&amp;[.$V$1];[.H16:.S16])+[.T16]" office:value-type="currency" office:currency="EUR" office:value="1200" calcext:value-type="currency">
            <text:p>1 20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AppDavout:Impot</text:p>
          </table:table-cell>
          <table:table-cell table:style-name="ce12" office:value-type="currency" office:currency="EUR" office:value="480" calcext:value-type="currency">
            <text:p>480,00 €</text:p>
          </table:table-cell>
          <table:table-cell table:style-name="ce12" office:value-type="currency" office:currency="EUR" office:value="396" calcext:value-type="currency">
            <text:p>396,00 €</text:p>
          </table:table-cell>
          <table:table-cell table:style-name="ce12" office:value-type="currency" office:currency="EUR" office:value="84" calcext:value-type="currency">
            <text:p>84,00 €</text:p>
          </table:table-cell>
          <table:table-cell table:style-name="ce17" table:formula="of:=[.C17]/12" office:value-type="currency" office:currency="EUR" office:value="33" calcext:value-type="currency">
            <text:p>33,00 €</text:p>
          </table:table-cell>
          <table:table-cell table:style-name="ce22" office:value-type="currency" office:currency="EUR" office:value="40" calcext:value-type="currency">
            <text:p>40,00 €</text:p>
          </table:table-cell>
          <table:table-cell/>
          <table:table-cell table:number-columns-repeated="7" table:style-name="ce22" office:value-type="currency" office:currency="EUR" office:value="40" calcext:value-type="currency">
            <text:p>40,00 €</text:p>
          </table:table-cell>
          <table:table-cell table:number-columns-repeated="5" table:style-name="ce30" office:value-type="currency" office:currency="EUR" office:value="40" calcext:value-type="currency">
            <text:p>40,00 €</text:p>
          </table:table-cell>
          <table:table-cell table:style-name="ce17" table:formula="of:=['Budget Irrégulier'.K17]" office:value-type="currency" office:currency="EUR" office:value="0" calcext:value-type="currency">
            <text:p>0,00 €</text:p>
          </table:table-cell>
          <table:table-cell table:style-name="ce17" table:formula="of:=SUM([.H17:.T17])" office:value-type="currency" office:currency="EUR" office:value="480" calcext:value-type="currency">
            <text:p>480,00 €</text:p>
          </table:table-cell>
          <table:table-cell table:style-name="ce17" table:formula="of:=SUMIF([.H$1:.S$1];&quot;&lt;=&quot;&amp;[.$V$1];[.H17:.S17])+[.T17]" office:value-type="currency" office:currency="EUR" office:value="240" calcext:value-type="currency">
            <text:p>24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Banques:BNP Frais bancaire</text:p>
          </table:table-cell>
          <table:table-cell table:style-name="ce12" office:value-type="currency" office:currency="EUR" office:value="264" calcext:value-type="currency">
            <text:p>264,00 €</text:p>
          </table:table-cell>
          <table:table-cell table:style-name="ce12" office:value-type="currency" office:currency="EUR" office:value="259.8" calcext:value-type="currency">
            <text:p>259,80 €</text:p>
          </table:table-cell>
          <table:table-cell table:style-name="ce12" office:value-type="currency" office:currency="EUR" office:value="4.2" calcext:value-type="currency">
            <text:p>4,20 €</text:p>
          </table:table-cell>
          <table:table-cell table:style-name="ce17" table:formula="of:=[.C18]/12" office:value-type="currency" office:currency="EUR" office:value="21.65" calcext:value-type="currency">
            <text:p>21,65 €</text:p>
          </table:table-cell>
          <table:table-cell table:style-name="ce22" office:value-type="currency" office:currency="EUR" office:value="22" calcext:value-type="currency">
            <text:p>22,00 €</text:p>
          </table:table-cell>
          <table:table-cell/>
          <table:table-cell table:number-columns-repeated="7" table:style-name="ce30" office:value-type="currency" office:currency="EUR" office:value="22" calcext:value-type="currency">
            <text:p>22,00 €</text:p>
          </table:table-cell>
          <table:table-cell table:style-name="ce22" table:number-columns-repeated="5"/>
          <table:table-cell table:style-name="ce17" table:formula="of:=['Budget Irrégulier'.K18]" office:value-type="currency" office:currency="EUR" office:value="0" calcext:value-type="currency">
            <text:p>0,00 €</text:p>
          </table:table-cell>
          <table:table-cell table:style-name="ce17" table:formula="of:=SUM([.H18:.T18])" office:value-type="currency" office:currency="EUR" office:value="154" calcext:value-type="currency">
            <text:p>154,00 €</text:p>
          </table:table-cell>
          <table:table-cell table:style-name="ce17" table:formula="of:=SUMIF([.H$1:.S$1];&quot;&lt;=&quot;&amp;[.$V$1];[.H18:.S18])+[.T18]" office:value-type="currency" office:currency="EUR" office:value="132" calcext:value-type="currency">
            <text:p>132,00 €</text:p>
          </table:table-cell>
          <table:table-cell table:number-columns-repeated="2"/>
          <table:table-cell table:style-name="ce22" office:value-type="currency" office:currency="EUR" office:value="22" calcext:value-type="currency">
            <text:p>22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Cloture Annuelle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316622.88" calcext:value-type="currency">
            <text:p>316 622,88 €</text:p>
          </table:table-cell>
          <table:table-cell table:style-name="ce12" office:value-type="currency" office:currency="EUR" office:value="-316622.88" calcext:value-type="currency">
            <text:p>-316 622,88 €</text:p>
          </table:table-cell>
          <table:table-cell table:style-name="ce17" table:formula="of:=[.C19]/12" office:value-type="currency" office:currency="EUR" office:value="26385.24" calcext:value-type="currency">
            <text:p>26 385,24 €</text:p>
          </table:table-cell>
          <table:table-cell table:style-name="ce22"/>
          <table:table-cell/>
          <table:table-cell table:style-name="ce30" table:number-columns-repeated="7"/>
          <table:table-cell table:style-name="ce22" table:number-columns-repeated="5"/>
          <table:table-cell table:style-name="ce17" table:formula="of:=['Budget Irrégulier'.K19]" office:value-type="currency" office:currency="EUR" office:value="0" calcext:value-type="currency">
            <text:p>0,00 €</text:p>
          </table:table-cell>
          <table:table-cell table:style-name="ce17" table:formula="of:=SUM([.H19:.T19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19:.S19])+[.T19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Divers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169.5" calcext:value-type="currency">
            <text:p>169,50 €</text:p>
          </table:table-cell>
          <table:table-cell table:style-name="ce12" office:value-type="currency" office:currency="EUR" office:value="-169.5" calcext:value-type="currency">
            <text:p>-169,50 €</text:p>
          </table:table-cell>
          <table:table-cell table:style-name="ce17" table:formula="of:=[.C20]/12" office:value-type="currency" office:currency="EUR" office:value="14.125" calcext:value-type="currency">
            <text:p>14,13 €</text:p>
          </table:table-cell>
          <table:table-cell table:style-name="ce22"/>
          <table:table-cell/>
          <table:table-cell table:style-name="ce30" table:number-columns-repeated="7"/>
          <table:table-cell table:style-name="ce22" table:number-columns-repeated="5"/>
          <table:table-cell table:style-name="ce17" table:formula="of:=['Budget Irrégulier'.K20]" office:value-type="currency" office:currency="EUR" office:value="0" calcext:value-type="currency">
            <text:p>0,00 €</text:p>
          </table:table-cell>
          <table:table-cell table:style-name="ce17" table:formula="of:=SUM([.H20:.T20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20:.S20])+[.T2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Enfants:Activités et Loisirs</text:p>
          </table:table-cell>
          <table:table-cell table:style-name="ce12" office:value-type="currency" office:currency="EUR" office:value="600" calcext:value-type="currency">
            <text:p>600,00 €</text:p>
          </table:table-cell>
          <table:table-cell table:style-name="ce12" office:value-type="currency" office:currency="EUR" office:value="618.9" calcext:value-type="currency">
            <text:p>618,90 €</text:p>
          </table:table-cell>
          <table:table-cell table:style-name="ce12" office:value-type="currency" office:currency="EUR" office:value="-18.9" calcext:value-type="currency">
            <text:p>-18,90 €</text:p>
          </table:table-cell>
          <table:table-cell table:style-name="ce17" table:formula="of:=[.C21]/12" office:value-type="currency" office:currency="EUR" office:value="51.575" calcext:value-type="currency">
            <text:p>51,58 €</text:p>
          </table:table-cell>
          <table:table-cell table:style-name="ce22" office:value-type="currency" office:currency="EUR" office:value="50" calcext:value-type="currency">
            <text:p>50,00 €</text:p>
          </table:table-cell>
          <table:table-cell/>
          <table:table-cell table:number-columns-repeated="7" table:style-name="ce30" office:value-type="currency" office:currency="EUR" office:value="50" calcext:value-type="currency">
            <text:p>50,00 €</text:p>
          </table:table-cell>
          <table:table-cell table:style-name="ce39" office:value-type="currency" office:currency="EUR" office:value="150" calcext:value-type="currency">
            <text:p>150,00 €</text:p>
          </table:table-cell>
          <table:table-cell table:number-columns-repeated="4" table:style-name="ce22" office:value-type="currency" office:currency="EUR" office:value="150" calcext:value-type="currency">
            <text:p>150,00 €</text:p>
          </table:table-cell>
          <table:table-cell table:style-name="ce17" table:formula="of:=['Budget Irrégulier'.K21]" office:value-type="currency" office:currency="EUR" office:value="500" calcext:value-type="currency">
            <text:p>500,00 €</text:p>
          </table:table-cell>
          <table:table-cell table:style-name="ce17" table:formula="of:=SUM([.H21:.T21])" office:value-type="currency" office:currency="EUR" office:value="1600" calcext:value-type="currency">
            <text:p>1 600,00 €</text:p>
          </table:table-cell>
          <table:table-cell table:style-name="ce17" table:formula="of:=SUMIF([.H$1:.S$1];&quot;&lt;=&quot;&amp;[.$V$1];[.H21:.S21])+[.T21]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22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Enfants:Garde-Ecole-Cantine</text:p>
          </table:table-cell>
          <table:table-cell table:style-name="ce12" table:number-columns-repeated="2"/>
          <table:table-cell table:style-name="ce12" office:value-type="currency" office:currency="EUR" office:value="7514.03" calcext:value-type="currency">
            <text:p>7 514,03 €</text:p>
          </table:table-cell>
          <table:table-cell table:style-name="ce17" table:formula="of:=[.C22]/12" office:value-type="currency" office:currency="EUR" office:value="0" calcext:value-type="currency">
            <text:p>0,00 €</text:p>
          </table:table-cell>
          <table:table-cell table:style-name="ce22" office:value-type="currency" office:currency="EUR" office:value="2150" calcext:value-type="currency">
            <text:p>2 150,00 €</text:p>
          </table:table-cell>
          <table:table-cell/>
          <table:table-cell table:number-columns-repeated="7" table:style-name="ce30" office:value-type="currency" office:currency="EUR" office:value="2240" calcext:value-type="currency">
            <text:p>2 240,00 €</text:p>
          </table:table-cell>
          <table:table-cell table:style-name="ce40" office:value-type="currency" office:currency="EUR" office:value="1250" calcext:value-type="currency">
            <text:p>1 250,00 €</text:p>
          </table:table-cell>
          <table:table-cell table:number-columns-repeated="4" table:style-name="ce30" office:value-type="currency" office:currency="EUR" office:value="1250" calcext:value-type="currency">
            <text:p>1 250,00 €</text:p>
          </table:table-cell>
          <table:table-cell table:style-name="ce17" table:formula="of:=['Budget Irrégulier'.K22]" office:value-type="currency" office:currency="EUR" office:value="1500" calcext:value-type="currency">
            <text:p>1 500,00 €</text:p>
          </table:table-cell>
          <table:table-cell table:style-name="ce17" table:formula="of:=SUM([.H22:.T22])" office:value-type="currency" office:currency="EUR" office:value="23430" calcext:value-type="currency">
            <text:p>23 430,00 €</text:p>
          </table:table-cell>
          <table:table-cell table:style-name="ce17" table:formula="of:=SUMIF([.H$1:.S$1];&quot;&lt;=&quot;&amp;[.$V$1];[.H22:.S22])+[.T22]" office:value-type="currency" office:currency="EUR" office:value="14940" calcext:value-type="currency">
            <text:p>14 940,00 €</text:p>
          </table:table-cell>
          <table:table-cell table:number-columns-repeated="2"/>
          <table:table-cell table:style-name="ce30" office:value-type="currency" office:currency="EUR" office:value="1540" calcext:value-type="currency">
            <text:p>1 54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Enfants:Habillement</text:p>
          </table:table-cell>
          <table:table-cell table:style-name="ce12" office:value-type="currency" office:currency="EUR" office:value="1200" calcext:value-type="currency">
            <text:p>1 200,00 €</text:p>
          </table:table-cell>
          <table:table-cell table:style-name="ce12" office:value-type="currency" office:currency="EUR" office:value="1531.71" calcext:value-type="currency">
            <text:p>1 531,71 €</text:p>
          </table:table-cell>
          <table:table-cell table:style-name="ce12" office:value-type="currency" office:currency="EUR" office:value="-331.71" calcext:value-type="currency">
            <text:p>-331,71 €</text:p>
          </table:table-cell>
          <table:table-cell table:style-name="ce17" table:formula="of:=[.C23]/12" office:value-type="currency" office:currency="EUR" office:value="127.6425" calcext:value-type="currency">
            <text:p>127,64 €</text:p>
          </table:table-cell>
          <table:table-cell table:style-name="ce22" office:value-type="currency" office:currency="EUR" office:value="100" calcext:value-type="currency">
            <text:p>100,00 €</text:p>
          </table:table-cell>
          <table:table-cell/>
          <table:table-cell table:style-name="ce31" office:value-type="currency" office:currency="EUR" office:value="150" calcext:value-type="currency">
            <text:p>150,00 €</text:p>
          </table:table-cell>
          <table:table-cell table:number-columns-repeated="11" table:style-name="ce36" office:value-type="currency" office:currency="EUR" office:value="150" calcext:value-type="currency">
            <text:p>150,00 €</text:p>
          </table:table-cell>
          <table:table-cell table:style-name="ce17" table:formula="of:=['Budget Irrégulier'.K23]" office:value-type="currency" office:currency="EUR" office:value="0" calcext:value-type="currency">
            <text:p>0,00 €</text:p>
          </table:table-cell>
          <table:table-cell table:style-name="ce17" table:formula="of:=SUM([.H23:.T23])" office:value-type="currency" office:currency="EUR" office:value="1800" calcext:value-type="currency">
            <text:p>1 800,00 €</text:p>
          </table:table-cell>
          <table:table-cell table:style-name="ce17" table:formula="of:=SUMIF([.H$1:.S$1];&quot;&lt;=&quot;&amp;[.$V$1];[.H23:.S23])+[.T23]" office:value-type="currency" office:currency="EUR" office:value="900" calcext:value-type="currency">
            <text:p>900,00 €</text:p>
          </table:table-cell>
          <table:table-cell table:number-columns-repeated="2"/>
          <table:table-cell table:style-name="ce31" office:value-type="currency" office:currency="EUR" office:value="150" calcext:value-type="currency">
            <text:p>1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Enfants:Puériculture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55" calcext:value-type="currency">
            <text:p>55,00 €</text:p>
          </table:table-cell>
          <table:table-cell table:style-name="ce12" office:value-type="currency" office:currency="EUR" office:value="-55" calcext:value-type="currency">
            <text:p>-55,00 €</text:p>
          </table:table-cell>
          <table:table-cell table:style-name="ce17" table:formula="of:=[.C24]/12" office:value-type="currency" office:currency="EUR" office:value="4.58333333333333" calcext:value-type="currency">
            <text:p>4,58 €</text:p>
          </table:table-cell>
          <table:table-cell table:style-name="ce22"/>
          <table:table-cell/>
          <table:table-cell table:style-name="ce30" table:number-columns-repeated="7"/>
          <table:table-cell table:style-name="ce22" table:number-columns-repeated="5"/>
          <table:table-cell table:style-name="ce17" table:formula="of:=['Budget Irrégulier'.K24]" office:value-type="currency" office:currency="EUR" office:value="0" calcext:value-type="currency">
            <text:p>0,00 €</text:p>
          </table:table-cell>
          <table:table-cell table:style-name="ce17" table:formula="of:=SUM([.H24:.T24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24:.S24])+[.T24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Famille:Ajustement de solde</text:p>
          </table:table-cell>
          <table:table-cell table:style-name="ce12" office:value-type="currency" office:currency="EUR" office:value="100" calcext:value-type="currency">
            <text:p>100,00 €</text:p>
          </table:table-cell>
          <table:table-cell table:style-name="ce12" office:value-type="currency" office:currency="EUR" office:value="139.63" calcext:value-type="currency">
            <text:p>139,63 €</text:p>
          </table:table-cell>
          <table:table-cell table:style-name="ce12" office:value-type="currency" office:currency="EUR" office:value="-39.63" calcext:value-type="currency">
            <text:p>-39,63 €</text:p>
          </table:table-cell>
          <table:table-cell table:style-name="ce17" table:formula="of:=[.C25]/12" office:value-type="currency" office:currency="EUR" office:value="11.6358333333333" calcext:value-type="currency">
            <text:p>11,64 €</text:p>
          </table:table-cell>
          <table:table-cell table:style-name="ce22"/>
          <table:table-cell/>
          <table:table-cell table:style-name="ce30" table:number-columns-repeated="7"/>
          <table:table-cell table:style-name="ce22" table:number-columns-repeated="5"/>
          <table:table-cell table:style-name="ce17" table:formula="of:=['Budget Irrégulier'.K25]" office:value-type="currency" office:currency="EUR" office:value="100" calcext:value-type="currency">
            <text:p>100,00 €</text:p>
          </table:table-cell>
          <table:table-cell table:style-name="ce17" table:formula="of:=SUM([.H25:.T25])" office:value-type="currency" office:currency="EUR" office:value="100" calcext:value-type="currency">
            <text:p>100,00 €</text:p>
          </table:table-cell>
          <table:table-cell table:style-name="ce17" table:formula="of:=SUMIF([.H$1:.S$1];&quot;&lt;=&quot;&amp;[.$V$1];[.H25:.S25])+[.T25]"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Famille:Alimentation</text:p>
          </table:table-cell>
          <table:table-cell table:style-name="ce12" office:value-type="currency" office:currency="EUR" office:value="10840" calcext:value-type="currency">
            <text:p>10 840,00 €</text:p>
          </table:table-cell>
          <table:table-cell table:style-name="ce12" office:value-type="currency" office:currency="EUR" office:value="10240.72" calcext:value-type="currency">
            <text:p>10 240,72 €</text:p>
          </table:table-cell>
          <table:table-cell table:style-name="ce12" office:value-type="currency" office:currency="EUR" office:value="599.28" calcext:value-type="currency">
            <text:p>599,28 €</text:p>
          </table:table-cell>
          <table:table-cell table:style-name="ce17" table:formula="of:=[.C26]/12" office:value-type="currency" office:currency="EUR" office:value="853.393333333333" calcext:value-type="currency">
            <text:p>853,39 €</text:p>
          </table:table-cell>
          <table:table-cell table:style-name="ce22" office:value-type="currency" office:currency="EUR" office:value="900" calcext:value-type="currency">
            <text:p>900,00 €</text:p>
          </table:table-cell>
          <table:table-cell/>
          <table:table-cell table:number-columns-repeated="7" table:style-name="ce30" office:value-type="currency" office:currency="EUR" office:value="900" calcext:value-type="currency">
            <text:p>900,00 €</text:p>
          </table:table-cell>
          <table:table-cell table:style-name="ce39" office:value-type="currency" office:currency="EUR" office:value="1000" calcext:value-type="currency">
            <text:p>1 000,00 €</text:p>
          </table:table-cell>
          <table:table-cell table:number-columns-repeated="4" table:style-name="ce22" office:value-type="currency" office:currency="EUR" office:value="1000" calcext:value-type="currency">
            <text:p>1 000,00 €</text:p>
          </table:table-cell>
          <table:table-cell table:style-name="ce17" table:formula="of:=['Budget Irrégulier'.K26]" office:value-type="currency" office:currency="EUR" office:value="0" calcext:value-type="currency">
            <text:p>0,00 €</text:p>
          </table:table-cell>
          <table:table-cell table:style-name="ce17" table:formula="of:=SUM([.H26:.T26])" office:value-type="currency" office:currency="EUR" office:value="11300" calcext:value-type="currency">
            <text:p>11 300,00 €</text:p>
          </table:table-cell>
          <table:table-cell table:style-name="ce17" table:formula="of:=SUMIF([.H$1:.S$1];&quot;&lt;=&quot;&amp;[.$V$1];[.H26:.S26])+[.T26]" office:value-type="currency" office:currency="EUR" office:value="5400" calcext:value-type="currency">
            <text:p>5 400,00 €</text:p>
          </table:table-cell>
          <table:table-cell table:number-columns-repeated="2"/>
          <table:table-cell table:style-name="ce22" office:value-type="currency" office:currency="EUR" office:value="900" calcext:value-type="currency">
            <text:p>900,00 €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Famille:Alimentation:Santé non remboursé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3.42" calcext:value-type="currency">
            <text:p>3,42 €</text:p>
          </table:table-cell>
          <table:table-cell table:style-name="ce13"/>
          <table:table-cell table:style-name="ce18" table:formula="of:=[.C27]/12" office:value-type="currency" office:currency="EUR" office:value="0.285" calcext:value-type="currency">
            <text:p>0,29 €</text:p>
          </table:table-cell>
          <table:table-cell table:style-name="ce23"/>
          <table:table-cell/>
          <table:table-cell table:style-name="ce32" table:number-columns-repeated="7"/>
          <table:table-cell table:style-name="ce23" table:number-columns-repeated="5"/>
          <table:table-cell table:style-name="ce17" table:formula="of:=['Budget Irrégulier'.K27]" office:value-type="currency" office:currency="EUR" office:value="0" calcext:value-type="currency">
            <text:p>0,00 €</text:p>
          </table:table-cell>
          <table:table-cell table:style-name="ce17" table:formula="of:=SUM([.H27:.T27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27:.S27])+[.T27]" office:value-type="currency" office:currency="EUR" office:value="0" calcext:value-type="currency">
            <text:p>0,00 €</text:p>
          </table:table-cell>
          <table:table-cell table:style-name="ce43" table:number-columns-repeated="2"/>
          <table:table-cell table:style-name="ce23"/>
          <table:table-cell table:style-name="ce43" table:number-columns-repeated="998"/>
          <table:table-cell/>
        </table:table-row>
        <table:table-row table:style-name="ro4">
          <table:table-cell office:value-type="string" calcext:value-type="string">
            <text:p>Famille:Assurances</text:p>
          </table:table-cell>
          <table:table-cell table:style-name="ce12" office:value-type="currency" office:currency="EUR" office:value="720" calcext:value-type="currency">
            <text:p>720,00 €</text:p>
          </table:table-cell>
          <table:table-cell table:style-name="ce12" office:value-type="currency" office:currency="EUR" office:value="694.86" calcext:value-type="currency">
            <text:p>694,86 €</text:p>
          </table:table-cell>
          <table:table-cell table:style-name="ce12" office:value-type="currency" office:currency="EUR" office:value="25.14" calcext:value-type="currency">
            <text:p>25,14 €</text:p>
          </table:table-cell>
          <table:table-cell table:style-name="ce17" table:formula="of:=[.C28]/12" office:value-type="currency" office:currency="EUR" office:value="57.905" calcext:value-type="currency">
            <text:p>57,91 €</text:p>
          </table:table-cell>
          <table:table-cell table:style-name="ce22" office:value-type="currency" office:currency="EUR" office:value="60" calcext:value-type="currency">
            <text:p>60,00 €</text:p>
          </table:table-cell>
          <table:table-cell/>
          <table:table-cell table:number-columns-repeated="7" table:style-name="ce30" office:value-type="currency" office:currency="EUR" office:value="60" calcext:value-type="currency">
            <text:p>60,00 €</text:p>
          </table:table-cell>
          <table:table-cell table:style-name="ce39" office:value-type="currency" office:currency="EUR" office:value="100" calcext:value-type="currency">
            <text:p>100,00 €</text:p>
          </table:table-cell>
          <table:table-cell table:number-columns-repeated="4" table:style-name="ce22" office:value-type="currency" office:currency="EUR" office:value="100" calcext:value-type="currency">
            <text:p>100,00 €</text:p>
          </table:table-cell>
          <table:table-cell table:style-name="ce17" table:formula="of:=['Budget Irrégulier'.K28]" office:value-type="currency" office:currency="EUR" office:value="0" calcext:value-type="currency">
            <text:p>0,00 €</text:p>
          </table:table-cell>
          <table:table-cell table:style-name="ce17" table:formula="of:=SUM([.H28:.T28])" office:value-type="currency" office:currency="EUR" office:value="920" calcext:value-type="currency">
            <text:p>920,00 €</text:p>
          </table:table-cell>
          <table:table-cell table:style-name="ce17" table:formula="of:=SUMIF([.H$1:.S$1];&quot;&lt;=&quot;&amp;[.$V$1];[.H28:.S28])+[.T28]" office:value-type="currency" office:currency="EUR" office:value="360" calcext:value-type="currency">
            <text:p>360,00 €</text:p>
          </table:table-cell>
          <table:table-cell table:number-columns-repeated="2"/>
          <table:table-cell table:style-name="ce22" office:value-type="currency" office:currency="EUR" office:value="60" calcext:value-type="currency">
            <text:p>6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Famille:Loisirs</text:p>
          </table:table-cell>
          <table:table-cell table:style-name="ce12" office:value-type="currency" office:currency="EUR" office:value="3200" calcext:value-type="currency">
            <text:p>3 200,00 €</text:p>
          </table:table-cell>
          <table:table-cell table:style-name="ce12" office:value-type="currency" office:currency="EUR" office:value="5054.23" calcext:value-type="currency">
            <text:p>5 054,23 €</text:p>
          </table:table-cell>
          <table:table-cell table:style-name="ce12" office:value-type="currency" office:currency="EUR" office:value="-1854.23" calcext:value-type="currency">
            <text:p>-1 854,23 €</text:p>
          </table:table-cell>
          <table:table-cell table:style-name="ce17" table:formula="of:=[.C29]/12" office:value-type="currency" office:currency="EUR" office:value="421.185833333333" calcext:value-type="currency">
            <text:p>421,19 €</text:p>
          </table:table-cell>
          <table:table-cell table:style-name="ce22" office:value-type="currency" office:currency="EUR" office:value="100" calcext:value-type="currency">
            <text:p>100,00 €</text:p>
          </table:table-cell>
          <table:table-cell/>
          <table:table-cell table:number-columns-repeated="7" table:style-name="ce22" office:value-type="currency" office:currency="EUR" office:value="100" calcext:value-type="currency">
            <text:p>100,00 €</text:p>
          </table:table-cell>
          <table:table-cell table:style-name="ce39" office:value-type="currency" office:currency="EUR" office:value="100" calcext:value-type="currency">
            <text:p>100,00 €</text:p>
          </table:table-cell>
          <table:table-cell table:number-columns-repeated="4" table:style-name="ce22" office:value-type="currency" office:currency="EUR" office:value="100" calcext:value-type="currency">
            <text:p>100,00 €</text:p>
          </table:table-cell>
          <table:table-cell table:style-name="ce17" table:formula="of:=['Budget Irrégulier'.K29]" office:value-type="currency" office:currency="EUR" office:value="1500" calcext:value-type="currency">
            <text:p>1 500,00 €</text:p>
          </table:table-cell>
          <table:table-cell table:style-name="ce17" table:formula="of:=SUM([.H29:.T29])" office:value-type="currency" office:currency="EUR" office:value="2700" calcext:value-type="currency">
            <text:p>2 700,00 €</text:p>
          </table:table-cell>
          <table:table-cell table:style-name="ce17" table:formula="of:=SUMIF([.H$1:.S$1];&quot;&lt;=&quot;&amp;[.$V$1];[.H29:.S29])+[.T29]" office:value-type="currency" office:currency="EUR" office:value="2100" calcext:value-type="currency">
            <text:p>2 100,00 €</text:p>
          </table:table-cell>
          <table:table-cell table:number-columns-repeated="2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Frais Professionnel</text:p>
          </table:table-cell>
          <table:table-cell table:style-name="ce12" table:number-columns-repeated="3"/>
          <table:table-cell table:style-name="ce17"/>
          <table:table-cell table:style-name="ce22"/>
          <table:table-cell/>
          <table:table-cell table:style-name="ce22" table:number-columns-repeated="7"/>
          <table:table-cell table:number-columns-repeated="5" table:style-name="ce22" office:value-type="currency" office:currency="EUR" office:value="0" calcext:value-type="currency">
            <text:p>0,00 €</text:p>
          </table:table-cell>
          <table:table-cell table:style-name="ce17" table:formula="of:=['Budget Irrégulier'.K30]" office:value-type="currency" office:currency="EUR" office:value="0" calcext:value-type="currency">
            <text:p>0,00 €</text:p>
          </table:table-cell>
          <table:table-cell table:style-name="ce17" table:formula="of:=SUM([.H30:.T30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30:.S30])+[.T3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Impôts Revenu:Divers</text:p>
          </table:table-cell>
          <table:table-cell table:style-name="ce12" table:number-columns-repeated="3"/>
          <table:table-cell table:style-name="ce17"/>
          <table:table-cell table:style-name="ce22"/>
          <table:table-cell/>
          <table:table-cell table:style-name="ce22" table:number-columns-repeated="12"/>
          <table:table-cell table:style-name="ce17" table:formula="of:=['Budget Irrégulier'.K31]" office:value-type="currency" office:currency="EUR" office:value="0" calcext:value-type="currency">
            <text:p>0,00 €</text:p>
          </table:table-cell>
          <table:table-cell table:style-name="ce17" table:formula="of:=SUM([.H31:.T31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31:.S31])+[.T31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Impôts Revenu:Revenu</text:p>
          </table:table-cell>
          <table:table-cell table:style-name="ce12" office:value-type="currency" office:currency="EUR" office:value="12000" calcext:value-type="currency">
            <text:p>12 000,00 €</text:p>
          </table:table-cell>
          <table:table-cell table:style-name="ce12" office:value-type="currency" office:currency="EUR" office:value="10478" calcext:value-type="currency">
            <text:p>10 478,00 €</text:p>
          </table:table-cell>
          <table:table-cell table:style-name="ce12" office:value-type="currency" office:currency="EUR" office:value="1522" calcext:value-type="currency">
            <text:p>1 522,00 €</text:p>
          </table:table-cell>
          <table:table-cell table:style-name="ce17"/>
          <table:table-cell table:style-name="ce22"/>
          <table:table-cell/>
          <table:table-cell table:style-name="ce30" table:number-columns-repeated="7"/>
          <table:table-cell table:style-name="ce39" office:value-type="currency" office:currency="EUR" office:value="110" calcext:value-type="currency">
            <text:p>110,00 €</text:p>
          </table:table-cell>
          <table:table-cell table:number-columns-repeated="4" table:style-name="ce22" office:value-type="currency" office:currency="EUR" office:value="180" calcext:value-type="currency">
            <text:p>180,00 €</text:p>
          </table:table-cell>
          <table:table-cell table:style-name="ce17" table:formula="of:=['Budget Irrégulier'.K32]" office:value-type="currency" office:currency="EUR" office:value="9000" calcext:value-type="currency">
            <text:p>9 000,00 €</text:p>
          </table:table-cell>
          <table:table-cell table:style-name="ce17" table:formula="of:=SUM([.H32:.T32])" office:value-type="currency" office:currency="EUR" office:value="9830" calcext:value-type="currency">
            <text:p>9 830,00 €</text:p>
          </table:table-cell>
          <table:table-cell table:style-name="ce17" table:formula="of:=SUMIF([.H$1:.S$1];&quot;&lt;=&quot;&amp;[.$V$1];[.H32:.S32])+[.T32]" office:value-type="currency" office:currency="EUR" office:value="9000" calcext:value-type="currency">
            <text:p>9 00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Impôts Revenu:Revenu An Prochain</text:p>
          </table:table-cell>
          <table:table-cell table:style-name="ce12" office:value-type="currency" office:currency="EUR" office:value="6500" calcext:value-type="currency">
            <text:p>6 500,00 €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6500" calcext:value-type="currency">
            <text:p>6 500,00 €</text:p>
          </table:table-cell>
          <table:table-cell table:style-name="ce17" table:formula="of:=[.C33]/12" office:value-type="currency" office:currency="EUR" office:value="0" calcext:value-type="currency">
            <text:p>0,00 €</text:p>
          </table:table-cell>
          <table:table-cell table:style-name="ce22" office:value-type="currency" office:currency="EUR" office:value="500" calcext:value-type="currency">
            <text:p>500,00 €</text:p>
          </table:table-cell>
          <table:table-cell/>
          <table:table-cell table:number-columns-repeated="7" table:style-name="ce30" office:value-type="currency" office:currency="EUR" office:value="500" calcext:value-type="currency">
            <text:p>500,00 €</text:p>
          </table:table-cell>
          <table:table-cell table:style-name="ce39" office:value-type="currency" office:currency="EUR" office:value="690" calcext:value-type="currency">
            <text:p>690,00 €</text:p>
          </table:table-cell>
          <table:table-cell table:number-columns-repeated="4" table:style-name="ce22" office:value-type="currency" office:currency="EUR" office:value="690" calcext:value-type="currency">
            <text:p>690,00 €</text:p>
          </table:table-cell>
          <table:table-cell table:style-name="ce17" table:formula="of:=['Budget Irrégulier'.K33]" office:value-type="currency" office:currency="EUR" office:value="500" calcext:value-type="currency">
            <text:p>500,00 €</text:p>
          </table:table-cell>
          <table:table-cell table:style-name="ce17" table:formula="of:=SUM([.H33:.T33])" office:value-type="currency" office:currency="EUR" office:value="7450" calcext:value-type="currency">
            <text:p>7 450,00 €</text:p>
          </table:table-cell>
          <table:table-cell table:style-name="ce17" table:formula="of:=SUMIF([.H$1:.S$1];&quot;&lt;=&quot;&amp;[.$V$1];[.H33:.S33])+[.T33]" office:value-type="currency" office:currency="EUR" office:value="3500" calcext:value-type="currency">
            <text:p>3 500,00 €</text:p>
          </table:table-cell>
          <table:table-cell table:number-columns-repeated="2"/>
          <table:table-cell table:style-name="ce22" office:value-type="currency" office:currency="EUR" office:value="500" calcext:value-type="currency">
            <text:p>5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Reversement salaire:Arabelle</text:p>
          </table:table-cell>
          <table:table-cell table:style-name="ce12" office:value-type="currency" office:currency="EUR" office:value="5600" calcext:value-type="currency">
            <text:p>5 600,00 €</text:p>
          </table:table-cell>
          <table:table-cell table:style-name="ce12" office:value-type="currency" office:currency="EUR" office:value="5000" calcext:value-type="currency">
            <text:p>5 000,00 €</text:p>
          </table:table-cell>
          <table:table-cell table:style-name="ce12" office:value-type="currency" office:currency="EUR" office:value="600" calcext:value-type="currency">
            <text:p>600,00 €</text:p>
          </table:table-cell>
          <table:table-cell table:style-name="ce17" table:formula="of:=[.C34]/12" office:value-type="currency" office:currency="EUR" office:value="416.666666666667" calcext:value-type="currency">
            <text:p>416,67 €</text:p>
          </table:table-cell>
          <table:table-cell table:style-name="ce22" office:value-type="currency" office:currency="EUR" office:value="300" calcext:value-type="currency">
            <text:p>300,00 €</text:p>
          </table:table-cell>
          <table:table-cell/>
          <table:table-cell table:number-columns-repeated="7" table:style-name="ce30" office:value-type="currency" office:currency="EUR" office:value="300" calcext:value-type="currency">
            <text:p>300,00 €</text:p>
          </table:table-cell>
          <table:table-cell table:style-name="ce39" office:value-type="currency" office:currency="EUR" office:value="200" calcext:value-type="currency">
            <text:p>200,00 €</text:p>
          </table:table-cell>
          <table:table-cell table:number-columns-repeated="4" table:style-name="ce22" office:value-type="currency" office:currency="EUR" office:value="200" calcext:value-type="currency">
            <text:p>200,00 €</text:p>
          </table:table-cell>
          <table:table-cell table:style-name="ce17" table:formula="of:=['Budget Irrégulier'.K34]" office:value-type="currency" office:currency="EUR" office:value="1100" calcext:value-type="currency">
            <text:p>1 100,00 €</text:p>
          </table:table-cell>
          <table:table-cell table:style-name="ce17" table:formula="of:=SUM([.H34:.T34])" office:value-type="currency" office:currency="EUR" office:value="4200" calcext:value-type="currency">
            <text:p>4 200,00 €</text:p>
          </table:table-cell>
          <table:table-cell table:style-name="ce17" table:formula="of:=SUMIF([.H$1:.S$1];&quot;&lt;=&quot;&amp;[.$V$1];[.H34:.S34])+[.T34]" office:value-type="currency" office:currency="EUR" office:value="2900" calcext:value-type="currency">
            <text:p>2 900,00 €</text:p>
          </table:table-cell>
          <table:table-cell table:number-columns-repeated="2"/>
          <table:table-cell table:style-name="ce22" office:value-type="currency" office:currency="EUR" office:value="300" calcext:value-type="currency">
            <text:p>3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Reversement salaire:Denis-Gilles</text:p>
          </table:table-cell>
          <table:table-cell table:number-columns-repeated="2" table:style-name="ce12" office:value-type="currency" office:currency="EUR" office:value="6407" calcext:value-type="currency">
            <text:p>6 407,00 €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7" table:formula="of:=[.C35]/12" office:value-type="currency" office:currency="EUR" office:value="533.916666666667" calcext:value-type="currency">
            <text:p>533,92 €</text:p>
          </table:table-cell>
          <table:table-cell table:style-name="ce22" office:value-type="currency" office:currency="EUR" office:value="350" calcext:value-type="currency">
            <text:p>350,00 €</text:p>
          </table:table-cell>
          <table:table-cell/>
          <table:table-cell table:number-columns-repeated="7" table:style-name="ce30" office:value-type="currency" office:currency="EUR" office:value="350" calcext:value-type="currency">
            <text:p>350,00 €</text:p>
          </table:table-cell>
          <table:table-cell table:style-name="ce39" office:value-type="currency" office:currency="EUR" office:value="200" calcext:value-type="currency">
            <text:p>200,00 €</text:p>
          </table:table-cell>
          <table:table-cell table:number-columns-repeated="4" table:style-name="ce22" office:value-type="currency" office:currency="EUR" office:value="200" calcext:value-type="currency">
            <text:p>200,00 €</text:p>
          </table:table-cell>
          <table:table-cell table:style-name="ce17" table:formula="of:=['Budget Irrégulier'.K35]" office:value-type="currency" office:currency="EUR" office:value="500" calcext:value-type="currency">
            <text:p>500,00 €</text:p>
          </table:table-cell>
          <table:table-cell table:style-name="ce17" table:formula="of:=SUM([.H35:.T35])" office:value-type="currency" office:currency="EUR" office:value="3950" calcext:value-type="currency">
            <text:p>3 950,00 €</text:p>
          </table:table-cell>
          <table:table-cell table:style-name="ce17" table:formula="of:=SUMIF([.H$1:.S$1];&quot;&lt;=&quot;&amp;[.$V$1];[.H35:.S35])+[.T35]" office:value-type="currency" office:currency="EUR" office:value="2600" calcext:value-type="currency">
            <text:p>2 600,00 €</text:p>
          </table:table-cell>
          <table:table-cell table:number-columns-repeated="2"/>
          <table:table-cell table:style-name="ce22" office:value-type="currency" office:currency="EUR" office:value="350" calcext:value-type="currency">
            <text:p>3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anté</text:p>
          </table:table-cell>
          <table:table-cell table:style-name="ce12" office:value-type="currency" office:currency="EUR" office:value="1000" calcext:value-type="currency">
            <text:p>1 000,00 €</text:p>
          </table:table-cell>
          <table:table-cell table:style-name="ce12" office:value-type="currency" office:currency="EUR" office:value="4192.84" calcext:value-type="currency">
            <text:p>4 192,84 €</text:p>
          </table:table-cell>
          <table:table-cell table:style-name="ce12" office:value-type="currency" office:currency="EUR" office:value="-3192.84" calcext:value-type="currency">
            <text:p>-3 192,84 €</text:p>
          </table:table-cell>
          <table:table-cell table:style-name="ce17" table:formula="of:=[.C36]/12" office:value-type="currency" office:currency="EUR" office:value="349.403333333333" calcext:value-type="currency">
            <text:p>349,40 €</text:p>
          </table:table-cell>
          <table:table-cell table:style-name="ce22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30" office:value-type="currency" office:currency="EUR" office:value="0" calcext:value-type="currency">
            <text:p>0,00 €</text:p>
          </table:table-cell>
          <table:table-cell table:number-columns-repeated="5" table:style-name="ce22" office:value-type="currency" office:currency="EUR" office:value="0" calcext:value-type="currency">
            <text:p>0,00 €</text:p>
          </table:table-cell>
          <table:table-cell table:style-name="ce17" table:formula="of:=['Budget Irrégulier'.K36]" office:value-type="currency" office:currency="EUR" office:value="1000" calcext:value-type="currency">
            <text:p>1 000,00 €</text:p>
          </table:table-cell>
          <table:table-cell table:style-name="ce17" table:formula="of:=SUM([.H36:.T36])" office:value-type="currency" office:currency="EUR" office:value="1000" calcext:value-type="currency">
            <text:p>1 000,00 €</text:p>
          </table:table-cell>
          <table:table-cell table:style-name="ce17" table:formula="of:=SUMIF([.H$1:.S$1];&quot;&lt;=&quot;&amp;[.$V$1];[.H36:.S36])+[.T36]" office:value-type="currency" office:currency="EUR" office:value="1000" calcext:value-type="currency">
            <text:p>1 000,00 €</text:p>
          </table:table-cell>
          <table:table-cell table:number-columns-repeated="2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Arabelle</text:p>
          </table:table-cell>
          <table:table-cell table:style-name="ce12" office:value-type="currency" office:currency="EUR" office:value="500" calcext:value-type="currency">
            <text:p>500,00 €</text:p>
          </table:table-cell>
          <table:table-cell table:style-name="ce12" office:value-type="currency" office:currency="EUR" office:value="753.65" calcext:value-type="currency">
            <text:p>753,65 €</text:p>
          </table:table-cell>
          <table:table-cell table:style-name="ce12" office:value-type="currency" office:currency="EUR" office:value="-253.65" calcext:value-type="currency">
            <text:p>-253,65 €</text:p>
          </table:table-cell>
          <table:table-cell table:style-name="ce17" table:formula="of:=[.C37]/12" office:value-type="currency" office:currency="EUR" office:value="62.8041666666667" calcext:value-type="currency">
            <text:p>62,80 €</text:p>
          </table:table-cell>
          <table:table-cell table:style-name="ce22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30" office:value-type="currency" office:currency="EUR" office:value="0" calcext:value-type="currency">
            <text:p>0,00 €</text:p>
          </table:table-cell>
          <table:table-cell table:number-columns-repeated="5" table:style-name="ce22" office:value-type="currency" office:currency="EUR" office:value="0" calcext:value-type="currency">
            <text:p>0,00 €</text:p>
          </table:table-cell>
          <table:table-cell table:style-name="ce17" table:formula="of:=['Budget Irrégulier'.K37]" office:value-type="currency" office:currency="EUR" office:value="0" calcext:value-type="currency">
            <text:p>0,00 €</text:p>
          </table:table-cell>
          <table:table-cell table:style-name="ce17" table:formula="of:=SUM([.H37:.T37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37:.S37])+[.T37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DG</text:p>
          </table:table-cell>
          <table:table-cell table:style-name="ce12" office:value-type="currency" office:currency="EUR" office:value="500" calcext:value-type="currency">
            <text:p>500,00 €</text:p>
          </table:table-cell>
          <table:table-cell table:style-name="ce12" office:value-type="currency" office:currency="EUR" office:value="617.04" calcext:value-type="currency">
            <text:p>617,04 €</text:p>
          </table:table-cell>
          <table:table-cell table:style-name="ce12" office:value-type="currency" office:currency="EUR" office:value="-117.04" calcext:value-type="currency">
            <text:p>-117,04 €</text:p>
          </table:table-cell>
          <table:table-cell table:style-name="ce17" table:formula="of:=[.C38]/12" office:value-type="currency" office:currency="EUR" office:value="51.42" calcext:value-type="currency">
            <text:p>51,42 €</text:p>
          </table:table-cell>
          <table:table-cell table:style-name="ce24" office:value-type="currency" office:currency="EUR" office:value="90" calcext:value-type="currency">
            <text:p>90,00 €</text:p>
          </table:table-cell>
          <table:table-cell/>
          <table:table-cell table:number-columns-repeated="7" table:style-name="ce12" office:value-type="currency" office:currency="EUR" office:value="0" calcext:value-type="currency">
            <text:p>0,00 €</text:p>
          </table:table-cell>
          <table:table-cell table:number-columns-repeated="5" table:style-name="ce22" office:value-type="currency" office:currency="EUR" office:value="0" calcext:value-type="currency">
            <text:p>0,00 €</text:p>
          </table:table-cell>
          <table:table-cell table:style-name="ce17" table:formula="of:=['Budget Irrégulier'.K38]" office:value-type="currency" office:currency="EUR" office:value="0" calcext:value-type="currency">
            <text:p>0,00 €</text:p>
          </table:table-cell>
          <table:table-cell table:style-name="ce17" table:formula="of:=SUM([.H38:.T38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38:.S38])+[.T38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Enfants</text:p>
          </table:table-cell>
          <table:table-cell table:style-name="ce12" office:value-type="currency" office:currency="EUR" office:value="4080" calcext:value-type="currency">
            <text:p>4 080,00 €</text:p>
          </table:table-cell>
          <table:table-cell table:style-name="ce12" office:value-type="currency" office:currency="EUR" office:value="156.6" calcext:value-type="currency">
            <text:p>156,60 €</text:p>
          </table:table-cell>
          <table:table-cell table:style-name="ce12" office:value-type="currency" office:currency="EUR" office:value="3923.4" calcext:value-type="currency">
            <text:p>3 923,40 €</text:p>
          </table:table-cell>
          <table:table-cell table:style-name="ce17" table:formula="of:=[.C39]/12" office:value-type="currency" office:currency="EUR" office:value="13.05" calcext:value-type="currency">
            <text:p>13,05 €</text:p>
          </table:table-cell>
          <table:table-cell table:style-name="ce24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12" office:value-type="currency" office:currency="EUR" office:value="0" calcext:value-type="currency">
            <text:p>0,00 €</text:p>
          </table:table-cell>
          <table:table-cell table:style-name="ce38" office:value-type="currency" office:currency="EUR" office:value="150" calcext:value-type="currency">
            <text:p>150,00 €</text:p>
          </table:table-cell>
          <table:table-cell table:number-columns-repeated="4" table:style-name="ce24" office:value-type="currency" office:currency="EUR" office:value="150" calcext:value-type="currency">
            <text:p>150,00 €</text:p>
          </table:table-cell>
          <table:table-cell table:style-name="ce17" table:formula="of:=['Budget Irrégulier'.K39]" office:value-type="currency" office:currency="EUR" office:value="100" calcext:value-type="currency">
            <text:p>100,00 €</text:p>
          </table:table-cell>
          <table:table-cell table:style-name="ce17" table:formula="of:=SUM([.H39:.T39])" office:value-type="currency" office:currency="EUR" office:value="850" calcext:value-type="currency">
            <text:p>850,00 €</text:p>
          </table:table-cell>
          <table:table-cell table:style-name="ce17" table:formula="of:=SUMIF([.H$1:.S$1];&quot;&lt;=&quot;&amp;[.$V$1];[.H39:.S39])+[.T39]"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24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New Appart</text:p>
          </table:table-cell>
          <table:table-cell table:style-name="ce12" office:value-type="currency" office:currency="EUR" office:value="260000" calcext:value-type="currency">
            <text:p>260 000,00 €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260000" calcext:value-type="currency">
            <text:p>260 000,00 €</text:p>
          </table:table-cell>
          <table:table-cell table:style-name="ce17" table:formula="of:=[.C40]/12" office:value-type="currency" office:currency="EUR" office:value="0" calcext:value-type="currency">
            <text:p>0,00 €</text:p>
          </table:table-cell>
          <table:table-cell table:style-name="ce24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12" office:value-type="currency" office:currency="EUR" office:value="0" calcext:value-type="currency">
            <text:p>0,00 €</text:p>
          </table:table-cell>
          <table:table-cell table:number-columns-repeated="5" table:style-name="ce24" office:value-type="currency" office:currency="EUR" office:value="0" calcext:value-type="currency">
            <text:p>0,00 €</text:p>
          </table:table-cell>
          <table:table-cell table:style-name="ce17" table:formula="of:=['Budget Irrégulier'.K40]" office:value-type="currency" office:currency="EUR" office:value="0" calcext:value-type="currency">
            <text:p>0,00 €</text:p>
          </table:table-cell>
          <table:table-cell table:style-name="ce17" table:formula="of:=SUM([.H40:.T40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40:.S40])+[.T4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4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Secu</text:p>
          </table:table-cell>
          <table:table-cell table:style-name="ce12" office:value-type="currency" office:currency="EUR" office:value="15008" calcext:value-type="currency">
            <text:p>15 008,00 €</text:p>
          </table:table-cell>
          <table:table-cell table:style-name="ce12" office:value-type="currency" office:currency="EUR" office:value="182" calcext:value-type="currency">
            <text:p>182,00 €</text:p>
          </table:table-cell>
          <table:table-cell table:style-name="ce12" office:value-type="currency" office:currency="EUR" office:value="14826" calcext:value-type="currency">
            <text:p>14 826,00 €</text:p>
          </table:table-cell>
          <table:table-cell table:style-name="ce17" table:formula="of:=[.C41]/12" office:value-type="currency" office:currency="EUR" office:value="15.1666666666667" calcext:value-type="currency">
            <text:p>15,17 €</text:p>
          </table:table-cell>
          <table:table-cell table:style-name="ce24" office:value-type="currency" office:currency="EUR" office:value="13" calcext:value-type="currency">
            <text:p>13,00 €</text:p>
          </table:table-cell>
          <table:table-cell/>
          <table:table-cell table:number-columns-repeated="3" table:style-name="ce12" office:value-type="currency" office:currency="EUR" office:value="123" calcext:value-type="currency">
            <text:p>123,00 €</text:p>
          </table:table-cell>
          <table:table-cell table:number-columns-repeated="4" table:style-name="ce12" office:value-type="currency" office:currency="EUR" office:value="23" calcext:value-type="currency">
            <text:p>23,00 €</text:p>
          </table:table-cell>
          <table:table-cell table:style-name="ce38" office:value-type="currency" office:currency="EUR" office:value="20" calcext:value-type="currency">
            <text:p>20,00 €</text:p>
          </table:table-cell>
          <table:table-cell table:number-columns-repeated="4" table:style-name="ce24" office:value-type="currency" office:currency="EUR" office:value="10" calcext:value-type="currency">
            <text:p>10,00 €</text:p>
          </table:table-cell>
          <table:table-cell table:style-name="ce17" table:formula="of:=['Budget Irrégulier'.K41]" office:value-type="currency" office:currency="EUR" office:value="15222" calcext:value-type="currency">
            <text:p>15 222,00 €</text:p>
          </table:table-cell>
          <table:table-cell table:style-name="ce17" table:formula="of:=SUM([.H41:.T41])" office:value-type="currency" office:currency="EUR" office:value="15743" calcext:value-type="currency">
            <text:p>15 743,00 €</text:p>
          </table:table-cell>
          <table:table-cell table:style-name="ce17" table:formula="of:=SUMIF([.H$1:.S$1];&quot;&lt;=&quot;&amp;[.$V$1];[.H41:.S41])+[.T41]" office:value-type="currency" office:currency="EUR" office:value="15660" calcext:value-type="currency">
            <text:p>15 660,00 €</text:p>
          </table:table-cell>
          <table:table-cell table:number-columns-repeated="2"/>
          <table:table-cell table:style-name="ce24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Vacances</text:p>
          </table:table-cell>
          <table:table-cell table:style-name="ce12" office:value-type="currency" office:currency="EUR" office:value="9340" calcext:value-type="currency">
            <text:p>9 340,00 €</text:p>
          </table:table-cell>
          <table:table-cell table:style-name="ce12" office:value-type="currency" office:currency="EUR" office:value="3987.15" calcext:value-type="currency">
            <text:p>3 987,15 €</text:p>
          </table:table-cell>
          <table:table-cell table:style-name="ce12" office:value-type="currency" office:currency="EUR" office:value="5352.85" calcext:value-type="currency">
            <text:p>5 352,85 €</text:p>
          </table:table-cell>
          <table:table-cell table:style-name="ce17" table:formula="of:=[.C42]/12" office:value-type="currency" office:currency="EUR" office:value="332.2625" calcext:value-type="currency">
            <text:p>332,26 €</text:p>
          </table:table-cell>
          <table:table-cell table:style-name="ce24" office:value-type="currency" office:currency="EUR" office:value="100" calcext:value-type="currency">
            <text:p>100,00 €</text:p>
          </table:table-cell>
          <table:table-cell/>
          <table:table-cell table:number-columns-repeated="12" table:style-name="ce24" office:value-type="currency" office:currency="EUR" office:value="100" calcext:value-type="currency">
            <text:p>100,00 €</text:p>
          </table:table-cell>
          <table:table-cell table:style-name="ce17" table:formula="of:=['Budget Irrégulier'.K42]" office:value-type="currency" office:currency="EUR" office:value="8000" calcext:value-type="currency">
            <text:p>8 000,00 €</text:p>
          </table:table-cell>
          <table:table-cell table:style-name="ce17" table:formula="of:=SUM([.H42:.T42])" office:value-type="currency" office:currency="EUR" office:value="9200" calcext:value-type="currency">
            <text:p>9 200,00 €</text:p>
          </table:table-cell>
          <table:table-cell table:style-name="ce17" table:formula="of:=SUMIF([.H$1:.S$1];&quot;&lt;=&quot;&amp;[.$V$1];[.H42:.S42])+[.T42]" office:value-type="currency" office:currency="EUR" office:value="8600" calcext:value-type="currency">
            <text:p>8 600,00 €</text:p>
          </table:table-cell>
          <table:table-cell table:number-columns-repeated="2"/>
          <table:table-cell table:style-name="ce24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ransport</text:p>
          </table:table-cell>
          <table:table-cell table:style-name="ce12" office:value-type="currency" office:currency="EUR" office:value="100" calcext:value-type="currency">
            <text:p>100,00 €</text:p>
          </table:table-cell>
          <table:table-cell table:style-name="ce12" office:value-type="currency" office:currency="EUR" office:value="439.05" calcext:value-type="currency">
            <text:p>439,05 €</text:p>
          </table:table-cell>
          <table:table-cell table:style-name="ce12" office:value-type="currency" office:currency="EUR" office:value="-339.05" calcext:value-type="currency">
            <text:p>-339,05 €</text:p>
          </table:table-cell>
          <table:table-cell table:style-name="ce17" table:formula="of:=[.C43]/12" office:value-type="currency" office:currency="EUR" office:value="36.5875" calcext:value-type="currency">
            <text:p>36,59 €</text:p>
          </table:table-cell>
          <table:table-cell table:style-name="ce22"/>
          <table:table-cell/>
          <table:table-cell table:style-name="ce33" office:value-type="currency" office:currency="EUR" office:value="50" calcext:value-type="currency">
            <text:p>50,00 €</text:p>
          </table:table-cell>
          <table:table-cell table:number-columns-repeated="6" table:style-name="ce37" office:value-type="currency" office:currency="EUR" office:value="50" calcext:value-type="currency">
            <text:p>50,00 €</text:p>
          </table:table-cell>
          <table:table-cell table:style-name="ce38" office:value-type="currency" office:currency="EUR" office:value="200" calcext:value-type="currency">
            <text:p>200,00 €</text:p>
          </table:table-cell>
          <table:table-cell table:number-columns-repeated="4" table:style-name="ce37" office:value-type="currency" office:currency="EUR" office:value="200" calcext:value-type="currency">
            <text:p>200,00 €</text:p>
          </table:table-cell>
          <table:table-cell table:style-name="ce17" table:formula="of:=['Budget Irrégulier'.K43]" office:value-type="currency" office:currency="EUR" office:value="0" calcext:value-type="currency">
            <text:p>0,00 €</text:p>
          </table:table-cell>
          <table:table-cell table:style-name="ce17" table:formula="of:=SUM([.H43:.T43])" office:value-type="currency" office:currency="EUR" office:value="1350" calcext:value-type="currency">
            <text:p>1 350,00 €</text:p>
          </table:table-cell>
          <table:table-cell table:style-name="ce17" table:formula="of:=SUMIF([.H$1:.S$1];&quot;&lt;=&quot;&amp;[.$V$1];[.H43:.S43])+[.T43]" office:value-type="currency" office:currency="EUR" office:value="300" calcext:value-type="currency">
            <text:p>300,00 €</text:p>
          </table:table-cell>
          <table:table-cell table:number-columns-repeated="2"/>
          <table:table-cell table:style-name="ce33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Assurance</text:p>
          </table:table-cell>
          <table:table-cell table:style-name="ce12" office:value-type="currency" office:currency="EUR" office:value="660" calcext:value-type="currency">
            <text:p>660,00 €</text:p>
          </table:table-cell>
          <table:table-cell table:style-name="ce12" office:value-type="currency" office:currency="EUR" office:value="575.16" calcext:value-type="currency">
            <text:p>575,16 €</text:p>
          </table:table-cell>
          <table:table-cell table:style-name="ce12" office:value-type="currency" office:currency="EUR" office:value="84.84" calcext:value-type="currency">
            <text:p>84,84 €</text:p>
          </table:table-cell>
          <table:table-cell table:style-name="ce17" table:formula="of:=[.C44]/12" office:value-type="currency" office:currency="EUR" office:value="47.93" calcext:value-type="currency">
            <text:p>47,93 €</text:p>
          </table:table-cell>
          <table:table-cell table:style-name="ce24" office:value-type="currency" office:currency="EUR" office:value="55" calcext:value-type="currency">
            <text:p>55,00 €</text:p>
          </table:table-cell>
          <table:table-cell/>
          <table:table-cell table:style-name="ce33" office:value-type="currency" office:currency="EUR" office:value="50" calcext:value-type="currency">
            <text:p>50,00 €</text:p>
          </table:table-cell>
          <table:table-cell table:number-columns-repeated="6" table:style-name="ce37" office:value-type="currency" office:currency="EUR" office:value="50" calcext:value-type="currency">
            <text:p>50,00 €</text:p>
          </table:table-cell>
          <table:table-cell table:style-name="ce37" office:value-type="currency" office:currency="EUR" office:value="0" calcext:value-type="currency">
            <text:p>0,00 €</text:p>
          </table:table-cell>
          <table:table-cell table:style-name="ce37" table:number-columns-repeated="4"/>
          <table:table-cell table:style-name="ce17" table:formula="of:=['Budget Irrégulier'.K44]" office:value-type="currency" office:currency="EUR" office:value="0" calcext:value-type="currency">
            <text:p>0,00 €</text:p>
          </table:table-cell>
          <table:table-cell table:style-name="ce17" table:formula="of:=SUM([.H44:.T44])" office:value-type="currency" office:currency="EUR" office:value="350" calcext:value-type="currency">
            <text:p>350,00 €</text:p>
          </table:table-cell>
          <table:table-cell table:style-name="ce17" table:formula="of:=SUMIF([.H$1:.S$1];&quot;&lt;=&quot;&amp;[.$V$1];[.H44:.S44])+[.T44]" office:value-type="currency" office:currency="EUR" office:value="300" calcext:value-type="currency">
            <text:p>300,00 €</text:p>
          </table:table-cell>
          <table:table-cell table:number-columns-repeated="2"/>
          <table:table-cell table:style-name="ce33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Carburant et utilisation</text:p>
          </table:table-cell>
          <table:table-cell table:style-name="ce12" office:value-type="currency" office:currency="EUR" office:value="1200" calcext:value-type="currency">
            <text:p>1 200,00 €</text:p>
          </table:table-cell>
          <table:table-cell table:style-name="ce12" office:value-type="currency" office:currency="EUR" office:value="1202.58" calcext:value-type="currency">
            <text:p>1 202,58 €</text:p>
          </table:table-cell>
          <table:table-cell table:style-name="ce12" office:value-type="currency" office:currency="EUR" office:value="-2.58" calcext:value-type="currency">
            <text:p>-2,58 €</text:p>
          </table:table-cell>
          <table:table-cell table:style-name="ce17" table:formula="of:=[.C45]/12" office:value-type="currency" office:currency="EUR" office:value="100.215" calcext:value-type="currency">
            <text:p>100,22 €</text:p>
          </table:table-cell>
          <table:table-cell table:style-name="ce24" office:value-type="currency" office:currency="EUR" office:value="100" calcext:value-type="currency">
            <text:p>100,00 €</text:p>
          </table:table-cell>
          <table:table-cell/>
          <table:table-cell table:style-name="ce33" office:value-type="currency" office:currency="EUR" office:value="110" calcext:value-type="currency">
            <text:p>110,00 €</text:p>
          </table:table-cell>
          <table:table-cell table:number-columns-repeated="6" table:style-name="ce37" office:value-type="currency" office:currency="EUR" office:value="110" calcext:value-type="currency">
            <text:p>110,00 €</text:p>
          </table:table-cell>
          <table:table-cell table:style-name="ce41" office:value-type="currency" office:currency="EUR" office:value="120" calcext:value-type="currency">
            <text:p>120,00 €</text:p>
          </table:table-cell>
          <table:table-cell table:number-columns-repeated="4" table:style-name="ce37" office:value-type="currency" office:currency="EUR" office:value="120" calcext:value-type="currency">
            <text:p>120,00 €</text:p>
          </table:table-cell>
          <table:table-cell table:style-name="ce17" table:formula="of:=['Budget Irrégulier'.K45]" office:value-type="currency" office:currency="EUR" office:value="0" calcext:value-type="currency">
            <text:p>0,00 €</text:p>
          </table:table-cell>
          <table:table-cell table:style-name="ce17" table:formula="of:=SUM([.H45:.T45])" office:value-type="currency" office:currency="EUR" office:value="1370" calcext:value-type="currency">
            <text:p>1 370,00 €</text:p>
          </table:table-cell>
          <table:table-cell table:style-name="ce17" table:formula="of:=SUMIF([.H$1:.S$1];&quot;&lt;=&quot;&amp;[.$V$1];[.H45:.S45])+[.T45]" office:value-type="currency" office:currency="EUR" office:value="660" calcext:value-type="currency">
            <text:p>660,00 €</text:p>
          </table:table-cell>
          <table:table-cell table:number-columns-repeated="2"/>
          <table:table-cell table:style-name="ce33" office:value-type="currency" office:currency="EUR" office:value="110" calcext:value-type="currency">
            <text:p>11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Entretien</text:p>
          </table:table-cell>
          <table:table-cell table:style-name="ce12" office:value-type="currency" office:currency="EUR" office:value="2100" calcext:value-type="currency">
            <text:p>2 100,00 €</text:p>
          </table:table-cell>
          <table:table-cell table:style-name="ce12" office:value-type="currency" office:currency="EUR" office:value="1239.91" calcext:value-type="currency">
            <text:p>1 239,91 €</text:p>
          </table:table-cell>
          <table:table-cell table:style-name="ce12" office:value-type="currency" office:currency="EUR" office:value="860.09" calcext:value-type="currency">
            <text:p>860,09 €</text:p>
          </table:table-cell>
          <table:table-cell table:style-name="ce17" table:formula="of:=[.C46]/12" office:value-type="currency" office:currency="EUR" office:value="103.325833333333" calcext:value-type="currency">
            <text:p>103,33 €</text:p>
          </table:table-cell>
          <table:table-cell table:style-name="ce24" office:value-type="currency" office:currency="EUR" office:value="100" calcext:value-type="currency">
            <text:p>100,00 €</text:p>
          </table:table-cell>
          <table:table-cell/>
          <table:table-cell table:number-columns-repeated="12" table:style-name="ce12" office:value-type="currency" office:currency="EUR" office:value="100" calcext:value-type="currency">
            <text:p>100,00 €</text:p>
          </table:table-cell>
          <table:table-cell table:style-name="ce17" table:formula="of:=['Budget Irrégulier'.K45]" office:value-type="currency" office:currency="EUR" office:value="0" calcext:value-type="currency">
            <text:p>0,00 €</text:p>
          </table:table-cell>
          <table:table-cell table:style-name="ce17" table:formula="of:=SUM([.H46:.T46])" office:value-type="currency" office:currency="EUR" office:value="1200" calcext:value-type="currency">
            <text:p>1 200,00 €</text:p>
          </table:table-cell>
          <table:table-cell table:style-name="ce17" table:formula="of:=SUMIF([.H$1:.S$1];&quot;&lt;=&quot;&amp;[.$V$1];[.H46:.S46])+[.T46]" office:value-type="currency" office:currency="EUR" office:value="600" calcext:value-type="currency">
            <text:p>600,00 €</text:p>
          </table:table-cell>
          <table:table-cell table:number-columns-repeated="2"/>
          <table:table-cell table:style-name="ce24" office:value-type="currency" office:currency="EUR" office:value="100" calcext:value-type="currency">
            <text:p>1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Parking</text:p>
          </table:table-cell>
          <table:table-cell table:style-name="ce12" office:value-type="currency" office:currency="EUR" office:value="2100" calcext:value-type="currency">
            <text:p>2 100,00 €</text:p>
          </table:table-cell>
          <table:table-cell table:style-name="ce12" office:value-type="currency" office:currency="EUR" office:value="1239.91" calcext:value-type="currency">
            <text:p>1 239,91 €</text:p>
          </table:table-cell>
          <table:table-cell table:style-name="ce12" office:value-type="currency" office:currency="EUR" office:value="860.09" calcext:value-type="currency">
            <text:p>860,09 €</text:p>
          </table:table-cell>
          <table:table-cell table:style-name="ce17" table:formula="of:=[.C47]/12" office:value-type="currency" office:currency="EUR" office:value="103.325833333333" calcext:value-type="currency">
            <text:p>103,33 €</text:p>
          </table:table-cell>
          <table:table-cell table:style-name="ce24" office:value-type="currency" office:currency="EUR" office:value="100" calcext:value-type="currency">
            <text:p>100,00 €</text:p>
          </table:table-cell>
          <table:table-cell/>
          <table:table-cell table:number-columns-repeated="7" table:style-name="ce12" office:value-type="currency" office:currency="EUR" office:value="0" calcext:value-type="currency">
            <text:p>0,00 €</text:p>
          </table:table-cell>
          <table:table-cell table:number-columns-repeated="5" table:style-name="ce12" office:value-type="currency" office:currency="EUR" office:value="80" calcext:value-type="currency">
            <text:p>80,00 €</text:p>
          </table:table-cell>
          <table:table-cell table:style-name="ce17" table:formula="of:=['Budget Irrégulier'.K46]" office:value-type="currency" office:currency="EUR" office:value="800" calcext:value-type="currency">
            <text:p>800,00 €</text:p>
          </table:table-cell>
          <table:table-cell table:style-name="ce17" table:formula="of:=SUM([.H47:.T47])" office:value-type="currency" office:currency="EUR" office:value="1200" calcext:value-type="currency">
            <text:p>1 200,00 €</text:p>
          </table:table-cell>
          <table:table-cell table:style-name="ce17" table:formula="of:=SUMIF([.H$1:.S$1];&quot;&lt;=&quot;&amp;[.$V$1];[.H47:.S47])+[.T47]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24" office:value-type="currency" office:currency="EUR" office:value="100" calcext:value-type="currency">
            <text:p>1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otal des dépenses</text:p>
          </table:table-cell>
          <table:table-cell table:style-name="ce12" table:formula="of:=SUM([.B4:.B47])" office:value-type="currency" office:currency="EUR" office:value="382979" calcext:value-type="currency">
            <text:p>382 979,00 €</text:p>
          </table:table-cell>
          <table:table-cell table:style-name="ce12" table:formula="of:=SUM([.C4:.C47])" office:value-type="currency" office:currency="EUR" office:value="410725.5" calcext:value-type="currency">
            <text:p>410 725,50 €</text:p>
          </table:table-cell>
          <table:table-cell table:style-name="ce12" table:formula="of:=SUM([.D4:.D47])" office:value-type="currency" office:currency="EUR" office:value="-20229.05" calcext:value-type="currency">
            <text:p>-20 229,05 €</text:p>
          </table:table-cell>
          <table:table-cell table:style-name="ce17" table:formula="of:=[.C48]/12" office:value-type="currency" office:currency="EUR" office:value="34227.125" calcext:value-type="currency">
            <text:p>34 227,13 €</text:p>
          </table:table-cell>
          <table:table-cell table:style-name="ce17" table:formula="of:=SUM([.F4:.F47])" office:value-type="currency" office:currency="EUR" office:value="8170" calcext:value-type="currency">
            <text:p>8 170,00 €</text:p>
          </table:table-cell>
          <table:table-cell/>
          <table:table-cell table:style-name="ce17" table:formula="of:=SUM([.H4:.H47])" office:value-type="currency" office:currency="EUR" office:value="8150" calcext:value-type="currency">
            <text:p>8 150,00 €</text:p>
          </table:table-cell>
          <table:table-cell table:style-name="ce17" table:formula="of:=SUM([.I4:.I47])" office:value-type="currency" office:currency="EUR" office:value="8150" calcext:value-type="currency">
            <text:p>8 150,00 €</text:p>
          </table:table-cell>
          <table:table-cell table:style-name="ce17" table:formula="of:=SUM([.J4:.J47])" office:value-type="currency" office:currency="EUR" office:value="8150" calcext:value-type="currency">
            <text:p>8 150,00 €</text:p>
          </table:table-cell>
          <table:table-cell table:style-name="ce17" table:formula="of:=SUM([.K4:.K47])" office:value-type="currency" office:currency="EUR" office:value="8050" calcext:value-type="currency">
            <text:p>8 050,00 €</text:p>
          </table:table-cell>
          <table:table-cell table:style-name="ce17" table:formula="of:=SUM([.L4:.L47])" office:value-type="currency" office:currency="EUR" office:value="8050" calcext:value-type="currency">
            <text:p>8 050,00 €</text:p>
          </table:table-cell>
          <table:table-cell table:style-name="ce17" table:formula="of:=SUM([.M4:.M47])" office:value-type="currency" office:currency="EUR" office:value="8050" calcext:value-type="currency">
            <text:p>8 050,00 €</text:p>
          </table:table-cell>
          <table:table-cell table:style-name="ce17" table:formula="of:=SUM([.N4:.N47])" office:value-type="currency" office:currency="EUR" office:value="8050" calcext:value-type="currency">
            <text:p>8 050,00 €</text:p>
          </table:table-cell>
          <table:table-cell table:style-name="ce17" table:formula="of:=SUM([.O4:.O47])" office:value-type="currency" office:currency="EUR" office:value="8520" calcext:value-type="currency">
            <text:p>8 520,00 €</text:p>
          </table:table-cell>
          <table:table-cell table:style-name="ce17" table:formula="of:=SUM([.P4:.P47])" office:value-type="currency" office:currency="EUR" office:value="7270" calcext:value-type="currency">
            <text:p>7 270,00 €</text:p>
          </table:table-cell>
          <table:table-cell table:style-name="ce17" table:formula="of:=SUM([.Q4:.Q47])" office:value-type="currency" office:currency="EUR" office:value="7270" calcext:value-type="currency">
            <text:p>7 270,00 €</text:p>
          </table:table-cell>
          <table:table-cell table:style-name="ce17" table:formula="of:=SUM([.R4:.R47])" office:value-type="currency" office:currency="EUR" office:value="7270" calcext:value-type="currency">
            <text:p>7 270,00 €</text:p>
          </table:table-cell>
          <table:table-cell table:style-name="ce17" table:formula="of:=SUM([.S4:.S47])" office:value-type="currency" office:currency="EUR" office:value="7270" calcext:value-type="currency">
            <text:p>7 270,00 €</text:p>
          </table:table-cell>
          <table:table-cell table:style-name="ce17" table:formula="of:=SUM([.T4:.T47])" office:value-type="currency" office:currency="EUR" office:value="326972" calcext:value-type="currency">
            <text:p>326 972,00 €</text:p>
          </table:table-cell>
          <table:table-cell table:style-name="ce17" table:formula="of:=SUM([.U4:.U47])" office:value-type="currency" office:currency="EUR" office:value="421222" calcext:value-type="currency">
            <text:p>421 222,00 €</text:p>
          </table:table-cell>
          <table:table-cell table:style-name="ce17" table:formula="of:=SUM([.V4:.V47])" office:value-type="currency" office:currency="EUR" office:value="375572" calcext:value-type="currency">
            <text:p>375 572,00 €</text:p>
          </table:table-cell>
          <table:table-cell table:number-columns-repeated="2"/>
          <table:table-cell table:style-name="ce17" table:formula="of:=SUM([.Y4:.Y47])" office:value-type="currency" office:currency="EUR" office:value="7037" calcext:value-type="currency">
            <text:p>7 037,00 €</text:p>
          </table:table-cell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ecett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llocations</text:p>
          </table:table-cell>
          <table:table-cell table:style-name="ce12" office:value-type="currency" office:currency="EUR" office:value="8400" calcext:value-type="currency">
            <text:p>8 400,00 €</text:p>
          </table:table-cell>
          <table:table-cell table:style-name="ce12" office:value-type="currency" office:currency="EUR" office:value="14486.29" calcext:value-type="currency">
            <text:p>14 486,29 €</text:p>
          </table:table-cell>
          <table:table-cell table:style-name="ce12" office:value-type="currency" office:currency="EUR" office:value="6086.29" calcext:value-type="currency">
            <text:p>6 086,29 €</text:p>
          </table:table-cell>
          <table:table-cell table:style-name="ce17" table:formula="of:=[.C51]/12" office:value-type="currency" office:currency="EUR" office:value="1207.19083333333" calcext:value-type="currency">
            <text:p>1 207,19 €</text:p>
          </table:table-cell>
          <table:table-cell table:style-name="ce22" office:value-type="currency" office:currency="EUR" office:value="700" calcext:value-type="currency">
            <text:p>700,00 €</text:p>
          </table:table-cell>
          <table:table-cell/>
          <table:table-cell table:number-columns-repeated="12" table:style-name="ce30" office:value-type="currency" office:currency="EUR" office:value="300" calcext:value-type="currency">
            <text:p>300,00 €</text:p>
          </table:table-cell>
          <table:table-cell table:style-name="ce17" table:formula="of:=['Budget Irrégulier'.K50]" office:value-type="currency" office:currency="EUR" office:value="4000" calcext:value-type="currency">
            <text:p>4 000,00 €</text:p>
          </table:table-cell>
          <table:table-cell table:style-name="ce17" table:formula="of:=SUM([.H51:.T51])" office:value-type="currency" office:currency="EUR" office:value="7600" calcext:value-type="currency">
            <text:p>7 600,00 €</text:p>
          </table:table-cell>
          <table:table-cell table:style-name="ce17" table:formula="of:=SUMIF([.H$1:.S$1];&quot;&lt;=&quot;&amp;[.$V$1];[.H51:.S51])+[.T51]" office:value-type="currency" office:currency="EUR" office:value="5800" calcext:value-type="currency">
            <text:p>5 800,00 €</text:p>
          </table:table-cell>
          <table:table-cell table:number-columns-repeated="2"/>
          <table:table-cell table:style-name="ce22" office:value-type="currency" office:currency="EUR" office:value="300" calcext:value-type="currency">
            <text:p>3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rcueil:Loyer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750" calcext:value-type="currency">
            <text:p>750,00 €</text:p>
          </table:table-cell>
          <table:table-cell table:style-name="ce17" table:formula="of:=[.C52]/12" office:value-type="currency" office:currency="EUR" office:value="62.5" calcext:value-type="currency">
            <text:p>62,50 €</text:p>
          </table:table-cell>
          <table:table-cell table:style-name="ce22" office:value-type="currency" office:currency="EUR" office:value="0" calcext:value-type="currency">
            <text:p>0,00 €</text:p>
          </table:table-cell>
          <table:table-cell/>
          <table:table-cell table:number-columns-repeated="12" table:style-name="ce22" office:value-type="currency" office:currency="EUR" office:value="0" calcext:value-type="currency">
            <text:p>0,00 €</text:p>
          </table:table-cell>
          <table:table-cell table:style-name="ce17" table:formula="of:=['Budget Irrégulier'.K51]" office:value-type="currency" office:currency="EUR" office:value="0" calcext:value-type="currency">
            <text:p>0,00 €</text:p>
          </table:table-cell>
          <table:table-cell table:style-name="ce17" table:formula="of:=SUM([.H52:.T52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52:.S52])+[.T52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Cadeau Fric:Enfants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530" calcext:value-type="currency">
            <text:p>530,00 €</text:p>
          </table:table-cell>
          <table:table-cell table:style-name="ce17" table:formula="of:=[.C53]/12" office:value-type="currency" office:currency="EUR" office:value="44.1666666666667" calcext:value-type="currency">
            <text:p>44,17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52]" office:value-type="currency" office:currency="EUR" office:value="100" calcext:value-type="currency">
            <text:p>100,00 €</text:p>
          </table:table-cell>
          <table:table-cell table:style-name="ce17" table:formula="of:=SUM([.H53:.T53])" office:value-type="currency" office:currency="EUR" office:value="100" calcext:value-type="currency">
            <text:p>100,00 €</text:p>
          </table:table-cell>
          <table:table-cell table:style-name="ce17" table:formula="of:=SUMIF([.H$1:.S$1];&quot;&lt;=&quot;&amp;[.$V$1];[.H53:.S53])+[.T53]"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Cadeau Fric:Famille</text:p>
          </table:table-cell>
          <table:table-cell table:style-name="ce12" office:value-type="currency" office:currency="EUR" office:value="176880" calcext:value-type="currency">
            <text:p>176 880,00 €</text:p>
          </table:table-cell>
          <table:table-cell table:style-name="ce12" office:value-type="currency" office:currency="EUR" office:value="176880.53" calcext:value-type="currency">
            <text:p>176 880,53 €</text:p>
          </table:table-cell>
          <table:table-cell table:style-name="ce12" office:value-type="currency" office:currency="EUR" office:value="0.53" calcext:value-type="currency">
            <text:p>0,53 €</text:p>
          </table:table-cell>
          <table:table-cell table:style-name="ce17" table:formula="of:=[.C54]/12" office:value-type="currency" office:currency="EUR" office:value="14740.0441666667" calcext:value-type="currency">
            <text:p>14 740,04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53]" office:value-type="currency" office:currency="EUR" office:value="1650" calcext:value-type="currency">
            <text:p>1 650,00 €</text:p>
          </table:table-cell>
          <table:table-cell table:style-name="ce17" table:formula="of:=SUM([.H54:.T54])" office:value-type="currency" office:currency="EUR" office:value="1650" calcext:value-type="currency">
            <text:p>1 650,00 €</text:p>
          </table:table-cell>
          <table:table-cell table:style-name="ce17" table:formula="of:=SUMIF([.H$1:.S$1];&quot;&lt;=&quot;&amp;[.$V$1];[.H54:.S54])+[.T54]" office:value-type="currency" office:currency="EUR" office:value="1650" calcext:value-type="currency">
            <text:p>1 65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Davout:Loyers</text:p>
          </table:table-cell>
          <table:table-cell table:number-columns-repeated="2" table:style-name="ce12" office:value-type="currency" office:currency="EUR" office:value="16200" calcext:value-type="currency">
            <text:p>16 200,00 €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style-name="ce17" table:formula="of:=[.C55]/12" office:value-type="currency" office:currency="EUR" office:value="1350" calcext:value-type="currency">
            <text:p>1 350,00 €</text:p>
          </table:table-cell>
          <table:table-cell table:style-name="ce24" office:value-type="currency" office:currency="EUR" office:value="1350" calcext:value-type="currency">
            <text:p>1 350,00 €</text:p>
          </table:table-cell>
          <table:table-cell/>
          <table:table-cell table:number-columns-repeated="3" table:style-name="ce12" office:value-type="currency" office:currency="EUR" office:value="1350" calcext:value-type="currency">
            <text:p>1 350,00 €</text:p>
          </table:table-cell>
          <table:table-cell table:style-name="ce38" office:value-type="currency" office:currency="EUR" office:value="1250" calcext:value-type="currency">
            <text:p>1 250,00 €</text:p>
          </table:table-cell>
          <table:table-cell table:number-columns-repeated="4" table:style-name="ce12" office:value-type="currency" office:currency="EUR" office:value="1250" calcext:value-type="currency">
            <text:p>1 250,00 €</text:p>
          </table:table-cell>
          <table:table-cell table:style-name="ce12" table:number-columns-repeated="4"/>
          <table:table-cell table:style-name="ce17" table:formula="of:=['Budget Irrégulier'.K54]" office:value-type="currency" office:currency="EUR" office:value="0" calcext:value-type="currency">
            <text:p>0,00 €</text:p>
          </table:table-cell>
          <table:table-cell table:style-name="ce17" table:formula="of:=SUM([.H55:.T55])" office:value-type="currency" office:currency="EUR" office:value="10300" calcext:value-type="currency">
            <text:p>10 300,00 €</text:p>
          </table:table-cell>
          <table:table-cell table:style-name="ce17" table:formula="of:=SUMIF([.H$1:.S$1];&quot;&lt;=&quot;&amp;[.$V$1];[.H55:.S55])+[.T55]" office:value-type="currency" office:currency="EUR" office:value="7800" calcext:value-type="currency">
            <text:p>7 800,00 €</text:p>
          </table:table-cell>
          <table:table-cell table:number-columns-repeated="2"/>
          <table:table-cell table:style-name="ce24"/>
          <table:table-cell table:number-columns-repeated="999"/>
        </table:table-row>
        <table:table-row table:style-name="ro4">
          <table:table-cell office:value-type="string" calcext:value-type="string">
            <text:p>Intérêts perçus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2339.14" calcext:value-type="currency">
            <text:p>2 339,14 €</text:p>
          </table:table-cell>
          <table:table-cell table:style-name="ce17" table:formula="of:=[.C56]/12" office:value-type="currency" office:currency="EUR" office:value="194.928333333333" calcext:value-type="currency">
            <text:p>194,93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55]" office:value-type="currency" office:currency="EUR" office:value="0" calcext:value-type="currency">
            <text:p>0,00 €</text:p>
          </table:table-cell>
          <table:table-cell table:style-name="ce17" table:formula="of:=SUM([.H56:.T56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56:.S56])+[.T56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Ouverture Annuelle</text:p>
          </table:table-cell>
          <table:table-cell table:style-name="ce12" office:value-type="currency" office:currency="EUR" office:value="130752" calcext:value-type="currency">
            <text:p>130 752,00 €</text:p>
          </table:table-cell>
          <table:table-cell table:style-name="ce12" office:value-type="currency" office:currency="EUR" office:value="130750.86" calcext:value-type="currency">
            <text:p>130 750,86 €</text:p>
          </table:table-cell>
          <table:table-cell table:style-name="ce12" office:value-type="currency" office:currency="EUR" office:value="-1.14" calcext:value-type="currency">
            <text:p>-1,14 €</text:p>
          </table:table-cell>
          <table:table-cell table:style-name="ce17" table:formula="of:=[.C57]/12" office:value-type="currency" office:currency="EUR" office:value="10895.905" calcext:value-type="currency">
            <text:p>10 895,91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56]" office:value-type="currency" office:currency="EUR" office:value="316622.88" calcext:value-type="currency">
            <text:p>316 622,88 €</text:p>
          </table:table-cell>
          <table:table-cell table:style-name="ce17" table:formula="of:=SUM([.H57:.T57])" office:value-type="currency" office:currency="EUR" office:value="316622.88" calcext:value-type="currency">
            <text:p>316 622,88 €</text:p>
          </table:table-cell>
          <table:table-cell table:style-name="ce17" table:formula="of:=SUMIF([.H$1:.S$1];&quot;&lt;=&quot;&amp;[.$V$1];[.H57:.S57])+[.T57]" office:value-type="currency" office:currency="EUR" office:value="316622.88" calcext:value-type="currency">
            <text:p>316 622,88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Remboursement Frais Professionnel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62.95" calcext:value-type="currency">
            <text:p>62,95 €</text:p>
          </table:table-cell>
          <table:table-cell table:style-name="ce17" table:formula="of:=[.C58]/12" office:value-type="currency" office:currency="EUR" office:value="5.24583333333333" calcext:value-type="currency">
            <text:p>5,25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57]" office:value-type="currency" office:currency="EUR" office:value="0" calcext:value-type="currency">
            <text:p>0,00 €</text:p>
          </table:table-cell>
          <table:table-cell table:style-name="ce17" table:formula="of:=SUM([.H58:.T58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58:.S58])+[.T58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Remboursement Sante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4136.99" calcext:value-type="currency">
            <text:p>4 136,99 €</text:p>
          </table:table-cell>
          <table:table-cell table:style-name="ce19" table:formula="of:=[.C59]/12" office:value-type="currency" office:currency="EUR" office:value="344.749166666667" calcext:value-type="currency">
            <text:p>344,75 €</text:p>
          </table:table-cell>
          <table:table-cell table:style-name="ce25"/>
          <table:table-cell/>
          <table:table-cell table:style-name="Default" table:number-columns-repeated="12"/>
          <table:table-cell table:style-name="ce17" table:formula="of:=['Budget Irrégulier'.K58]" office:value-type="currency" office:currency="EUR" office:value="0" calcext:value-type="currency">
            <text:p>0,00 €</text:p>
          </table:table-cell>
          <table:table-cell table:style-name="ce17" table:formula="of:=SUM([.H59:.T59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59:.S59])+[.T59]" office:value-type="currency" office:currency="EUR" office:value="0" calcext:value-type="currency">
            <text:p>0,00 €</text:p>
          </table:table-cell>
          <table:table-cell table:style-name="ce44" table:number-columns-repeated="2"/>
          <table:table-cell table:style-name="ce25"/>
          <table:table-cell table:style-name="ce44" table:number-columns-repeated="998"/>
          <table:table-cell/>
        </table:table-row>
        <table:table-row table:style-name="ro4">
          <table:table-cell office:value-type="string" calcext:value-type="string">
            <text:p>Remboursement:Famille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409.3" calcext:value-type="currency">
            <text:p>409,30 €</text:p>
          </table:table-cell>
          <table:table-cell table:style-name="ce19" table:formula="of:=[.C60]/12" office:value-type="currency" office:currency="EUR" office:value="34.1083333333333" calcext:value-type="currency">
            <text:p>34,11 €</text:p>
          </table:table-cell>
          <table:table-cell table:style-name="ce25"/>
          <table:table-cell/>
          <table:table-cell table:style-name="Default" table:number-columns-repeated="12"/>
          <table:table-cell table:style-name="ce17" table:formula="of:=['Budget Irrégulier'.K59]" office:value-type="currency" office:currency="EUR" office:value="0" calcext:value-type="currency">
            <text:p>0,00 €</text:p>
          </table:table-cell>
          <table:table-cell table:style-name="ce17" table:formula="of:=SUM([.H60:.T60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60:.S60])+[.T6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5"/>
          <table:table-cell table:number-columns-repeated="999"/>
        </table:table-row>
        <table:table-row table:style-name="ro4">
          <table:table-cell office:value-type="string" calcext:value-type="string">
            <text:p>Remboursement:Tirelire Arabelle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136.95" calcext:value-type="currency">
            <text:p>136,95 €</text:p>
          </table:table-cell>
          <table:table-cell table:style-name="ce19" table:formula="of:=[.C61]/12" office:value-type="currency" office:currency="EUR" office:value="11.4125" calcext:value-type="currency">
            <text:p>11,41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60]" office:value-type="currency" office:currency="EUR" office:value="0" calcext:value-type="currency">
            <text:p>0,00 €</text:p>
          </table:table-cell>
          <table:table-cell table:style-name="ce17" table:formula="of:=SUM([.H61:.T61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61:.S61])+[.T61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Remboursement:Tirelire DG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25" calcext:value-type="currency">
            <text:p>25,00 €</text:p>
          </table:table-cell>
          <table:table-cell table:style-name="ce19" table:formula="of:=[.C62]/12" office:value-type="currency" office:currency="EUR" office:value="2.08333333333333" calcext:value-type="currency">
            <text:p>2,08 €</text:p>
          </table:table-cell>
          <table:table-cell table:style-name="ce22"/>
          <table:table-cell/>
          <table:table-cell table:style-name="ce30" table:number-columns-repeated="12"/>
          <table:table-cell table:style-name="ce17" table:formula="of:=['Budget Irrégulier'.K61]" office:value-type="currency" office:currency="EUR" office:value="0" calcext:value-type="currency">
            <text:p>0,00 €</text:p>
          </table:table-cell>
          <table:table-cell table:style-name="ce17" table:formula="of:=SUM([.H62:.T62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62:.S62])+[.T62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number-columns-repeated="999"/>
        </table:table-row>
        <table:table-row table:style-name="ro4">
          <table:table-cell office:value-type="string" calcext:value-type="string">
            <text:p>Salaire:Arabelle</text:p>
          </table:table-cell>
          <table:table-cell table:style-name="ce12" office:value-type="currency" office:currency="EUR" office:value="31200" calcext:value-type="currency">
            <text:p>31 200,00 €</text:p>
          </table:table-cell>
          <table:table-cell table:style-name="ce12" office:value-type="currency" office:currency="EUR" office:value="31853.1" calcext:value-type="currency">
            <text:p>31 853,10 €</text:p>
          </table:table-cell>
          <table:table-cell table:style-name="ce12" office:value-type="currency" office:currency="EUR" office:value="653.1" calcext:value-type="currency">
            <text:p>653,10 €</text:p>
          </table:table-cell>
          <table:table-cell table:style-name="ce19" table:formula="of:=[.C63]/12" office:value-type="currency" office:currency="EUR" office:value="2654.425" calcext:value-type="currency">
            <text:p>2 654,43 €</text:p>
          </table:table-cell>
          <table:table-cell table:style-name="ce22" office:value-type="currency" office:currency="EUR" office:value="2600" calcext:value-type="currency">
            <text:p>2 600,00 €</text:p>
          </table:table-cell>
          <table:table-cell/>
          <table:table-cell table:number-columns-repeated="7" table:style-name="ce22" office:value-type="currency" office:currency="EUR" office:value="2600" calcext:value-type="currency">
            <text:p>2 600,00 €</text:p>
          </table:table-cell>
          <table:table-cell table:style-name="ce39" office:value-type="currency" office:currency="EUR" office:value="2970" calcext:value-type="currency">
            <text:p>2 970,00 €</text:p>
          </table:table-cell>
          <table:table-cell table:number-columns-repeated="4" table:style-name="ce22" office:value-type="currency" office:currency="EUR" office:value="2970" calcext:value-type="currency">
            <text:p>2 970,00 €</text:p>
          </table:table-cell>
          <table:table-cell table:style-name="ce17" table:formula="of:=['Budget Irrégulier'.K62]" office:value-type="currency" office:currency="EUR" office:value="0" calcext:value-type="currency">
            <text:p>0,00 €</text:p>
          </table:table-cell>
          <table:table-cell table:style-name="ce17" table:formula="of:=SUM([.H63:.T63])" office:value-type="currency" office:currency="EUR" office:value="33050" calcext:value-type="currency">
            <text:p>33 050,00 €</text:p>
          </table:table-cell>
          <table:table-cell table:style-name="ce17" table:formula="of:=SUMIF([.H$1:.S$1];&quot;&lt;=&quot;&amp;[.$V$1];[.H63:.S63])+[.T63]" office:value-type="currency" office:currency="EUR" office:value="15600" calcext:value-type="currency">
            <text:p>15 600,00 €</text:p>
          </table:table-cell>
          <table:table-cell table:number-columns-repeated="2"/>
          <table:table-cell table:style-name="ce22" office:value-type="currency" office:currency="EUR" office:value="2600" calcext:value-type="currency">
            <text:p>2 6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alaire:Denis-Gilles</text:p>
          </table:table-cell>
          <table:table-cell table:style-name="ce12" office:value-type="currency" office:currency="EUR" office:value="46200" calcext:value-type="currency">
            <text:p>46 200,00 €</text:p>
          </table:table-cell>
          <table:table-cell table:style-name="ce12" office:value-type="currency" office:currency="EUR" office:value="48516.9" calcext:value-type="currency">
            <text:p>48 516,90 €</text:p>
          </table:table-cell>
          <table:table-cell table:style-name="ce12" office:value-type="currency" office:currency="EUR" office:value="2316.9" calcext:value-type="currency">
            <text:p>2 316,90 €</text:p>
          </table:table-cell>
          <table:table-cell table:style-name="ce19" table:formula="of:=[.C64]/12" office:value-type="currency" office:currency="EUR" office:value="4043.075" calcext:value-type="currency">
            <text:p>4 043,08 €</text:p>
          </table:table-cell>
          <table:table-cell table:style-name="ce22" office:value-type="currency" office:currency="EUR" office:value="3850" calcext:value-type="currency">
            <text:p>3 850,00 €</text:p>
          </table:table-cell>
          <table:table-cell/>
          <table:table-cell table:style-name="ce35" office:value-type="currency" office:currency="EUR" office:value="3900" calcext:value-type="currency">
            <text:p>3 900,00 €</text:p>
          </table:table-cell>
          <table:table-cell table:number-columns-repeated="6" table:style-name="ce36" office:value-type="currency" office:currency="EUR" office:value="3900" calcext:value-type="currency">
            <text:p>3 900,00 €</text:p>
          </table:table-cell>
          <table:table-cell table:number-columns-repeated="5" table:style-name="ce36" office:value-type="currency" office:currency="EUR" office:value="4000" calcext:value-type="currency">
            <text:p>4 000,00 €</text:p>
          </table:table-cell>
          <table:table-cell table:style-name="ce17" table:formula="of:=['Budget Irrégulier'.K63]" office:value-type="currency" office:currency="EUR" office:value="4600" calcext:value-type="currency">
            <text:p>4 600,00 €</text:p>
          </table:table-cell>
          <table:table-cell table:style-name="ce17" table:formula="of:=SUM([.H64:.T64])" office:value-type="currency" office:currency="EUR" office:value="51900" calcext:value-type="currency">
            <text:p>51 900,00 €</text:p>
          </table:table-cell>
          <table:table-cell table:style-name="ce17" table:formula="of:=SUMIF([.H$1:.S$1];&quot;&lt;=&quot;&amp;[.$V$1];[.H64:.S64])+[.T64]" office:value-type="currency" office:currency="EUR" office:value="28000" calcext:value-type="currency">
            <text:p>28 000,00 €</text:p>
          </table:table-cell>
          <table:table-cell table:number-columns-repeated="2"/>
          <table:table-cell table:style-name="ce35" office:value-type="currency" office:currency="EUR" office:value="3900" calcext:value-type="currency">
            <text:p>3 9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alaire:Prime Arabelle (Pas dans le budget)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250" calcext:value-type="currency">
            <text:p>250,00 €</text:p>
          </table:table-cell>
          <table:table-cell table:style-name="ce17" table:formula="of:=[.C65]/12" office:value-type="currency" office:currency="EUR" office:value="20.8333333333333" calcext:value-type="currency">
            <text:p>20,83 €</text:p>
          </table:table-cell>
          <table:table-cell table:number-columns-repeated="14"/>
          <table:table-cell table:style-name="ce17" table:formula="of:=['Budget Irrégulier'.K64]" office:value-type="currency" office:currency="EUR" office:value="0" calcext:value-type="currency">
            <text:p>0,00 €</text:p>
          </table:table-cell>
          <table:table-cell table:style-name="ce17" table:formula="of:=SUM([.H65:.T65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65:.S65])+[.T65]" office:value-type="currency" office:currency="EUR" office:value="0" calcext:value-type="currency">
            <text:p>0,00 €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alaire:Prime Denis-Gilles</text:p>
          </table:table-cell>
          <table:table-cell table:style-name="ce12" office:value-type="currency" office:currency="EUR" office:value="2207" calcext:value-type="currency">
            <text:p>2 207,00 €</text:p>
          </table:table-cell>
          <table:table-cell table:style-name="ce12" office:value-type="currency" office:currency="EUR" office:value="2207.75" calcext:value-type="currency">
            <text:p>2 207,75 €</text:p>
          </table:table-cell>
          <table:table-cell table:style-name="ce12" office:value-type="currency" office:currency="EUR" office:value="0.75" calcext:value-type="currency">
            <text:p>0,75 €</text:p>
          </table:table-cell>
          <table:table-cell table:style-name="ce17" table:formula="of:=[.C66]/12" office:value-type="currency" office:currency="EUR" office:value="183.979166666667" calcext:value-type="currency">
            <text:p>183,98 €</text:p>
          </table:table-cell>
          <table:table-cell table:style-name="ce26"/>
          <table:table-cell table:number-columns-repeated="13"/>
          <table:table-cell table:style-name="ce17" table:formula="of:=['Budget Irrégulier'.K65]" office:value-type="currency" office:currency="EUR" office:value="0" calcext:value-type="currency">
            <text:p>0,00 €</text:p>
          </table:table-cell>
          <table:table-cell table:style-name="ce17" table:formula="of:=SUM([.H66:.T66])" office:value-type="currency" office:currency="EUR" office:value="0" calcext:value-type="currency">
            <text:p>0,00 €</text:p>
          </table:table-cell>
          <table:table-cell table:style-name="ce17" table:formula="of:=SUMIF([.H$1:.S$1];&quot;&lt;=&quot;&amp;[.$V$1];[.H66:.S66])+[.T66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6"/>
          <table:table-cell table:number-columns-repeated="999"/>
        </table:table-row>
        <table:table-row table:style-name="ro4">
          <table:table-cell office:value-type="string" calcext:value-type="string">
            <text:p>Total des recettes</text:p>
          </table:table-cell>
          <table:table-cell table:style-name="ce12" table:formula="of:=SUM([.B51:.B66])" office:value-type="currency" office:currency="EUR" office:value="411839" calcext:value-type="currency">
            <text:p>411 839,00 €</text:p>
          </table:table-cell>
          <table:table-cell table:style-name="ce12" table:formula="of:=SUM([.C51:.C66])" office:value-type="currency" office:currency="EUR" office:value="429535.76" calcext:value-type="currency">
            <text:p>429 535,76 €</text:p>
          </table:table-cell>
          <table:table-cell table:style-name="ce12" table:formula="of:=SUM([.D51:.D66])" office:value-type="currency" office:currency="EUR" office:value="17696.76" calcext:value-type="currency">
            <text:p>17 696,76 €</text:p>
          </table:table-cell>
          <table:table-cell table:style-name="ce17" table:formula="of:=[.C67]/12" office:value-type="currency" office:currency="EUR" office:value="35794.6466666667" calcext:value-type="currency">
            <text:p>35 794,65 €</text:p>
          </table:table-cell>
          <table:table-cell table:style-name="ce17" table:formula="of:=SUM([.F51:.F66])" office:value-type="currency" office:currency="EUR" office:value="8500" calcext:value-type="currency">
            <text:p>8 500,00 €</text:p>
          </table:table-cell>
          <table:table-cell/>
          <table:table-cell table:style-name="ce17" table:formula="of:=SUM([.H51:.H66])" office:value-type="currency" office:currency="EUR" office:value="8150" calcext:value-type="currency">
            <text:p>8 150,00 €</text:p>
          </table:table-cell>
          <table:table-cell table:style-name="ce17" table:formula="of:=SUM([.I51:.I66])" office:value-type="currency" office:currency="EUR" office:value="8150" calcext:value-type="currency">
            <text:p>8 150,00 €</text:p>
          </table:table-cell>
          <table:table-cell table:style-name="ce17" table:formula="of:=SUM([.J51:.J66])" office:value-type="currency" office:currency="EUR" office:value="8150" calcext:value-type="currency">
            <text:p>8 150,00 €</text:p>
          </table:table-cell>
          <table:table-cell table:style-name="ce17" table:formula="of:=SUM([.K51:.K66])" office:value-type="currency" office:currency="EUR" office:value="8050" calcext:value-type="currency">
            <text:p>8 050,00 €</text:p>
          </table:table-cell>
          <table:table-cell table:style-name="ce17" table:formula="of:=SUM([.L51:.L66])" office:value-type="currency" office:currency="EUR" office:value="8050" calcext:value-type="currency">
            <text:p>8 050,00 €</text:p>
          </table:table-cell>
          <table:table-cell table:style-name="ce17" table:formula="of:=SUM([.M51:.M66])" office:value-type="currency" office:currency="EUR" office:value="8050" calcext:value-type="currency">
            <text:p>8 050,00 €</text:p>
          </table:table-cell>
          <table:table-cell table:style-name="ce17" table:formula="of:=SUM([.N51:.N66])" office:value-type="currency" office:currency="EUR" office:value="8050" calcext:value-type="currency">
            <text:p>8 050,00 €</text:p>
          </table:table-cell>
          <table:table-cell table:style-name="ce17" table:formula="of:=SUM([.O51:.O66])" office:value-type="currency" office:currency="EUR" office:value="8520" calcext:value-type="currency">
            <text:p>8 520,00 €</text:p>
          </table:table-cell>
          <table:table-cell table:style-name="ce17" table:formula="of:=SUM([.P51:.P66])" office:value-type="currency" office:currency="EUR" office:value="7270" calcext:value-type="currency">
            <text:p>7 270,00 €</text:p>
          </table:table-cell>
          <table:table-cell table:style-name="ce17" table:formula="of:=SUM([.Q51:.Q66])" office:value-type="currency" office:currency="EUR" office:value="7270" calcext:value-type="currency">
            <text:p>7 270,00 €</text:p>
          </table:table-cell>
          <table:table-cell table:style-name="ce17" table:formula="of:=SUM([.R51:.R66])" office:value-type="currency" office:currency="EUR" office:value="7270" calcext:value-type="currency">
            <text:p>7 270,00 €</text:p>
          </table:table-cell>
          <table:table-cell table:style-name="ce17" table:formula="of:=SUM([.S51:.S66])" office:value-type="currency" office:currency="EUR" office:value="7270" calcext:value-type="currency">
            <text:p>7 270,00 €</text:p>
          </table:table-cell>
          <table:table-cell table:style-name="ce17" table:formula="of:=SUM([.T51:.T66])" office:value-type="currency" office:currency="EUR" office:value="326972.88" calcext:value-type="currency">
            <text:p>326 972,88 €</text:p>
          </table:table-cell>
          <table:table-cell table:style-name="ce17" table:formula="of:=SUM([.U51:.U66])" office:value-type="currency" office:currency="EUR" office:value="421222.88" calcext:value-type="currency">
            <text:p>421 222,88 €</text:p>
          </table:table-cell>
          <table:table-cell table:style-name="ce17" table:formula="of:=SUM([.V51:.V66])" office:value-type="currency" office:currency="EUR" office:value="375572.88" calcext:value-type="currency">
            <text:p>375 572,88 €</text:p>
          </table:table-cell>
          <table:table-cell table:number-columns-repeated="2"/>
          <table:table-cell table:style-name="ce17" table:formula="of:=SUM([.Y51:.Y66])" office:value-type="currency" office:currency="EUR" office:value="6800" calcext:value-type="currency">
            <text:p>6 800,00 €</text:p>
          </table:table-cell>
          <table:table-cell table:number-columns-repeated="999"/>
        </table:table-row>
        <table:table-row table:style-name="ro4" table:number-rows-repeated="2">
          <table:table-cell/>
          <table:table-cell table:style-name="ce15"/>
          <table:table-cell table:style-name="ce12" table:number-columns-repeated="3"/>
          <table:table-cell table:number-columns-repeated="14"/>
          <table:table-cell table:style-name="ce12"/>
          <table:table-cell table:number-columns-repeated="1004"/>
        </table:table-row>
        <table:table-row table:style-name="ro4">
          <table:table-cell office:value-type="string" calcext:value-type="string">
            <text:p>Balance</text:p>
          </table:table-cell>
          <table:table-cell table:style-name="ce15"/>
          <table:table-cell table:style-name="ce12" table:number-columns-repeated="3"/>
          <table:table-cell table:style-name="ce27" table:formula="of:=[.F67]-[.F48]" office:value-type="currency" office:currency="EUR" office:value="330" calcext:value-type="currency">
            <text:p>330,00 €</text:p>
          </table:table-cell>
          <table:table-cell/>
          <table:table-cell table:style-name="ce27" table:formula="of:=[.H67]-[.H48]" office:value-type="currency" office:currency="EUR" office:value="0" calcext:value-type="currency">
            <text:p>0,00 €</text:p>
          </table:table-cell>
          <table:table-cell table:style-name="ce27" table:formula="of:=[.I67]-[.I48]" office:value-type="currency" office:currency="EUR" office:value="0" calcext:value-type="currency">
            <text:p>0,00 €</text:p>
          </table:table-cell>
          <table:table-cell table:style-name="ce27" table:formula="of:=[.J67]-[.J48]" office:value-type="currency" office:currency="EUR" office:value="0" calcext:value-type="currency">
            <text:p>0,00 €</text:p>
          </table:table-cell>
          <table:table-cell table:style-name="ce27" table:formula="of:=[.K67]-[.K48]" office:value-type="currency" office:currency="EUR" office:value="0" calcext:value-type="currency">
            <text:p>0,00 €</text:p>
          </table:table-cell>
          <table:table-cell table:style-name="ce27" table:formula="of:=[.L67]-[.L48]" office:value-type="currency" office:currency="EUR" office:value="0" calcext:value-type="currency">
            <text:p>0,00 €</text:p>
          </table:table-cell>
          <table:table-cell table:style-name="ce27" table:formula="of:=[.M67]-[.M48]" office:value-type="currency" office:currency="EUR" office:value="0" calcext:value-type="currency">
            <text:p>0,00 €</text:p>
          </table:table-cell>
          <table:table-cell table:style-name="ce27" table:formula="of:=[.N67]-[.N48]" office:value-type="currency" office:currency="EUR" office:value="0" calcext:value-type="currency">
            <text:p>0,00 €</text:p>
          </table:table-cell>
          <table:table-cell table:style-name="ce27" table:formula="of:=[.O67]-[.O48]" office:value-type="currency" office:currency="EUR" office:value="0" calcext:value-type="currency">
            <text:p>0,00 €</text:p>
          </table:table-cell>
          <table:table-cell table:style-name="ce27" table:formula="of:=[.P67]-[.P48]" office:value-type="currency" office:currency="EUR" office:value="0" calcext:value-type="currency">
            <text:p>0,00 €</text:p>
          </table:table-cell>
          <table:table-cell table:style-name="ce27" table:formula="of:=[.Q67]-[.Q48]" office:value-type="currency" office:currency="EUR" office:value="0" calcext:value-type="currency">
            <text:p>0,00 €</text:p>
          </table:table-cell>
          <table:table-cell table:style-name="ce27" table:formula="of:=[.R67]-[.R48]" office:value-type="currency" office:currency="EUR" office:value="0" calcext:value-type="currency">
            <text:p>0,00 €</text:p>
          </table:table-cell>
          <table:table-cell table:style-name="ce27" table:formula="of:=[.S67]-[.S48]" office:value-type="currency" office:currency="EUR" office:value="0" calcext:value-type="currency">
            <text:p>0,00 €</text:p>
          </table:table-cell>
          <table:table-cell table:style-name="ce27" table:formula="of:=[.T67]-[.T48]" office:value-type="currency" office:currency="EUR" office:value="0.880000000004657" calcext:value-type="currency">
            <text:p>0,88 €</text:p>
          </table:table-cell>
          <table:table-cell table:style-name="ce27" table:formula="of:=[.U67]-[.U48]" office:value-type="currency" office:currency="EUR" office:value="0.880000000004657" calcext:value-type="currency">
            <text:p>0,88 €</text:p>
          </table:table-cell>
          <table:table-cell table:style-name="ce27" table:formula="of:=[.V67]-[.V48]" office:value-type="currency" office:currency="EUR" office:value="0.880000000004657" calcext:value-type="currency">
            <text:p>0,88 €</text:p>
          </table:table-cell>
          <table:table-cell table:number-columns-repeated="2"/>
          <table:table-cell table:style-name="ce27" table:formula="of:=[.Y67]-[.Y48]" office:value-type="currency" office:currency="EUR" office:value="-237" calcext:value-type="currency">
            <text:p>-237,00 €</text:p>
          </table:table-cell>
          <table:table-cell table:number-columns-repeated="999"/>
        </table:table-row>
        <table:table-row table:style-name="ro4">
          <table:table-cell table:number-columns-repeated="19"/>
          <table:table-cell table:style-name="ce12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Enfants:Garde-Ecole-Cantine (Ste Marguerite)</text:p>
          </table:table-cell>
          <table:table-cell table:number-columns-repeated="6"/>
          <table:table-cell table:style-name="ce30" office:value-type="currency" office:currency="EUR" office:value="300" calcext:value-type="currency">
            <text:p>30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 (e comme enfants)</text:p>
          </table:table-cell>
          <table:table-cell table:number-columns-repeated="6"/>
          <table:table-cell table:style-name="ce30" office:value-type="currency" office:currency="EUR" office:value="700" calcext:value-type="currency">
            <text:p>70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 (creche)</text:p>
          </table:table-cell>
          <table:table-cell table:number-columns-repeated="6"/>
          <table:table-cell table:style-name="ce30" office:value-type="currency" office:currency="EUR" office:value="1200" calcext:value-type="currency">
            <text:p>1 20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 (amélie)</text:p>
          </table:table-cell>
          <table:table-cell table:number-columns-repeated="6"/>
          <table:table-cell table:style-name="ce30" office:value-type="currency" office:currency="EUR" office:value="40" calcext:value-type="currency">
            <text:p>4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</text:p>
          </table:table-cell>
          <table:table-cell table:number-columns-repeated="6"/>
          <table:table-cell table:style-name="ce30" table:formula="of:=SUM([.H77:.H80])" office:value-type="currency" office:currency="EUR" office:value="2240" calcext:value-type="currency">
            <text:p>2 240,00 €</text:p>
          </table:table-cell>
          <table:table-cell table:number-columns-repeated="1016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 Irrégulier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ce14"/>
        <table:table-column table:style-name="co28" table:number-columns-repeated="2" table:default-cell-style-name="ce14"/>
        <table:table-column table:style-name="co28" table:number-columns-repeated="2" table:default-cell-style-name="Default"/>
        <table:table-column table:style-name="co28" table:number-columns-repeated="2" table:default-cell-style-name="ce14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number-columns-repeated="1011" table:default-cell-style-name="Default"/>
        <table:table-row table:style-name="ro4">
          <table:table-cell office:value-type="string" calcext:value-type="string">
            <text:p>Date</text:p>
          </table:table-cell>
          <table:table-cell table:number-columns-repeated="2" table:style-name="ce46" office:value-type="date" office:date-value="2015-01-01" calcext:value-type="date">
            <text:p>01/01/15</text:p>
          </table:table-cell>
          <table:table-cell table:style-name="ce46" office:value-type="date" office:date-value="2015-04-28" calcext:value-type="date">
            <text:p>28/04/15</text:p>
          </table:table-cell>
          <table:table-cell table:style-name="ce49" office:value-type="date" office:date-value="2015-03-19" calcext:value-type="date">
            <text:p>19/03/15</text:p>
          </table:table-cell>
          <table:table-cell table:style-name="ce49" office:value-type="date" office:date-value="2015-04-06" calcext:value-type="date">
            <text:p>06/04/15</text:p>
          </table:table-cell>
          <table:table-cell table:number-columns-repeated="2" table:style-name="ce46" office:value-type="date" office:date-value="2015-05-01" calcext:value-type="date">
            <text:p>01/05/15</text:p>
          </table:table-cell>
          <table:table-cell table:style-name="ce49" office:value-type="date" office:date-value="2015-05-09" calcext:value-type="date">
            <text:p>09/05/15</text:p>
          </table:table-cell>
          <table:table-cell table:style-name="ce50" office:value-type="string" calcext:value-type="string">
            <text:p>DD/MM/AAAA</text:p>
          </table:table-cell>
          <table:table-cell table:style-name="ce50"/>
          <table:table-cell table:number-columns-repeated="1013"/>
        </table:table-row>
        <table:table-row table:style-name="ro4">
          <table:table-cell table:style-name="ce45" table:formula="of:=['Budget Consolidé'.A2]" office:value-type="string" office:string-value="Catégorie" calcext:value-type="string">
            <text:p>Catégorie</text:p>
          </table:table-cell>
          <table:table-cell table:style-name="ce47" office:value-type="string" calcext:value-type="string">
            <text:p>Init</text:p>
          </table:table-cell>
          <table:table-cell table:style-name="ce47" office:value-type="string" calcext:value-type="string">
            <text:p>Cado FL Noël</text:p>
          </table:table-cell>
          <table:table-cell table:style-name="ce47" office:value-type="string" calcext:value-type="string">
            <text:p>Cado FL Lizzie</text:p>
          </table:table-cell>
          <table:table-cell table:style-name="ce21" office:value-type="string" calcext:value-type="string">
            <office:annotation draw:style-name="gr1" draw:text-style-name="P1" svg:width="2.899cm" svg:height="1.386cm" svg:x="23.43cm" svg:y="0cm" draw:caption-point-x="-0.61cm" draw:caption-point-y="0.461cm">
              <dc:date>2015-05-01T00:00:00</dc:date>
              <text:p text:style-name="P1"><text:span text:style-name="T1">Cado DGL sur enveloppe les 11 et 19 mars</text:span></text:p>
            </office:annotation>
            <text:p>Cado DGL mars</text:p>
          </table:table-cell>
          <table:table-cell table:style-name="ce21"/>
          <table:table-cell table:style-name="ce47" office:value-type="string" calcext:value-type="string">
            <office:annotation draw:style-name="gr2" draw:text-style-name="P1" svg:width="2.899cm" svg:height="2.176cm" svg:x="30.542cm" svg:y="0cm" draw:caption-point-x="-0.61cm" draw:caption-point-y="0.461cm">
              <dc:date>2015-05-01T00:00:00</dc:date>
              <text:p text:style-name="P1"><text:span text:style-name="T1">Rattrapage de deux prime , janvier et fevrier il me semble sur la salaire DGL</text:span></text:p>
            </office:annotation>
            <text:p>Ratt. Sal. DGL</text:p>
          </table:table-cell>
          <table:table-cell table:style-name="ce47" office:value-type="string" calcext:value-type="string">
            <office:annotation draw:style-name="gr1" draw:text-style-name="P1" svg:width="2.899cm" svg:height="1.386cm" svg:x="34.098cm" svg:y="0cm" draw:caption-point-x="-0.61cm" draw:caption-point-y="0.461cm">
              <dc:date>2015-05-01T00:00:00</dc:date>
              <text:p text:style-name="P1"><text:span text:style-name="T1">Estimation du surplus du budget CAF</text:span></text:p>
            </office:annotation>
            <text:p>Surplus CAF</text:p>
          </table:table-cell>
          <table:table-cell table:style-name="ce21" office:value-type="string" calcext:value-type="string">
            <text:p>Rattrapage Impôts</text:p>
          </table:table-cell>
          <table:table-cell table:style-name="ce21" office:value-type="string" calcext:value-type="string">
            <text:p>ColonneVide</text:p>
          </table:table-cell>
          <table:table-cell table:style-name="ce21" office:value-type="string" calcext:value-type="string">
            <text:p>Total</text:p>
          </table:table-cell>
          <table:table-cell table:style-name="ce16" table:number-columns-repeated="991"/>
          <table:table-cell table:number-columns-repeated="22"/>
        </table:table-row>
        <table:table-row table:style-name="ro4">
          <table:table-cell table:style-name="ce45" table:formula="of:=['Budget Consolidé'.A3]" office:value-type="string" office:string-value="Dépenses" calcext:value-type="string">
            <text:p>Dépenses</text:p>
          </table:table-cell>
          <table:table-cell table:style-name="ce48" table:number-columns-repeated="3"/>
          <table:table-cell table:style-name="ce20" table:number-columns-repeated="2"/>
          <table:table-cell table:style-name="ce48" table:number-columns-repeated="2"/>
          <table:table-cell table:style-name="ce20" table:number-columns-repeated="3"/>
          <table:table-cell table:number-columns-repeated="1013"/>
        </table:table-row>
        <table:table-row table:style-name="ro4">
          <table:table-cell table:style-name="ce45" table:formula="of:=['Budget Consolidé'.A4]" office:value-type="string" office:string-value="AppPyrénées" calcext:value-type="string">
            <text:p>AppPyrénée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:.J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]" office:value-type="string" office:string-value="AppPyrénées:Emprunt" calcext:value-type="string">
            <text:p>AppPyrénées:Emprunt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:.J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]" office:value-type="string" office:string-value="AppPyrénées:Achat" calcext:value-type="string">
            <text:p>AppPyrénées:Achat</text:p>
          </table:table-cell>
          <table:table-cell table:style-name="ce15" office:value-type="currency" office:currency="EUR" office:value="280000" calcext:value-type="currency">
            <text:p>280 000,00 €</text:p>
          </table:table-cell>
          <table:table-cell table:style-name="ce15" table:number-columns-repeated="2"/>
          <table:table-cell table:style-name="ce15" office:value-type="currency" office:currency="EUR" office:value="650" calcext:value-type="currency">
            <text:p>650,00 €</text:p>
          </table:table-cell>
          <table:table-cell table:style-name="ce15" table:number-columns-repeated="4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:.J6])" office:value-type="currency" office:currency="EUR" office:value="280650" calcext:value-type="currency">
            <text:p>280 65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7]" office:value-type="string" office:string-value="AppPyrénées:Charge" calcext:value-type="string">
            <text:p>AppPyrénées:Charg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7:.J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8]" office:value-type="string" office:string-value="AppPyrénées:DecoTravo" calcext:value-type="string">
            <text:p>AppPyrénées:DecoTravo</text:p>
          </table:table-cell>
          <table:table-cell table:style-name="ce15" office:value-type="currency" office:currency="EUR" office:value="4000" calcext:value-type="currency">
            <text:p>4 000,00 €</text:p>
          </table:table-cell>
          <table:table-cell table:style-name="ce15" table:number-columns-repeated="4"/>
          <table:table-cell table:style-name="ce15" office:value-type="currency" office:currency="EUR" office:value="2000" calcext:value-type="currency">
            <text:p>2 0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8:.J8])" office:value-type="currency" office:currency="EUR" office:value="6000" calcext:value-type="currency">
            <text:p>6 0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9]" office:value-type="string" office:string-value="AppPyrénées:Energie" calcext:value-type="string">
            <text:p>AppPyrénées:Energi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9:.J9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0]" office:value-type="string" office:string-value="AppPyrénées:Impots" calcext:value-type="string">
            <text:p>AppPyrénées:Impot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0:.J1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1]" office:value-type="string" office:string-value="AppCharonne:Communication" calcext:value-type="string">
            <text:p>AppCharonne:Communication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1:.J1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2]" office:value-type="string" office:string-value="AppCharonne:DecoTravo" calcext:value-type="string">
            <text:p>AppCharonne:DecoTravo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4"/>
          <table:table-cell table:style-name="ce15" office:value-type="currency" office:currency="EUR" office:value="200" calcext:value-type="currency">
            <text:p>2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2:.J12])" office:value-type="currency" office:currency="EUR" office:value="200" calcext:value-type="currency">
            <text:p>2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3]" office:value-type="string" office:string-value="AppCharonne:Energie" calcext:value-type="string">
            <text:p>AppCharonne:Energi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3:.J13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4]" office:value-type="string" office:string-value="AppCharonne:Impots" calcext:value-type="string">
            <text:p>AppCharonne:Impot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4:.J1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5]" office:value-type="string" office:string-value="AppCharonne:Loyer" calcext:value-type="string">
            <text:p>AppCharonne:Loyer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5:.J1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6]" office:value-type="string" office:string-value="AppDavout:Charges" calcext:value-type="string">
            <text:p>AppDavout:Charge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4"/>
          <table:table-cell table:style-name="ce15" office:value-type="currency" office:currency="EUR" office:value="300" calcext:value-type="currency">
            <text:p>3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6:.J16])" office:value-type="currency" office:currency="EUR" office:value="300" calcext:value-type="currency">
            <text:p>3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7]" office:value-type="string" office:string-value="AppDavout:Impot" calcext:value-type="string">
            <text:p>AppDavout:Impot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7:.J1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8]" office:value-type="string" office:string-value="Banques:BNP Frais bancaire" calcext:value-type="string">
            <text:p>Banques:BNP Frais bancair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8:.J1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19]" office:value-type="string" office:string-value="Cloture Annuelle (Pas dans le budget)" calcext:value-type="string">
            <text:p>Cloture Annuelle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19:.J19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0]" office:value-type="string" office:string-value="Divers (Pas dans le budget)" calcext:value-type="string">
            <text:p>Divers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0:.J2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1]" office:value-type="string" office:string-value="Enfants:Activités et Loisirs" calcext:value-type="string">
            <text:p>Enfants:Activités et Loisir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5"/>
          <table:table-cell table:style-name="ce15" office:value-type="currency" office:currency="EUR" office:value="500" calcext:value-type="currency">
            <text:p>500,00 €</text:p>
          </table:table-cell>
          <table:table-cell table:style-name="ce15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1:.J21])" office:value-type="currency" office:currency="EUR" office:value="500" calcext:value-type="currency">
            <text:p>5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2]" office:value-type="string" office:string-value="Enfants:Garde-Ecole-Cantine" calcext:value-type="string">
            <text:p>Enfants:Garde-Ecole-Cantin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5"/>
          <table:table-cell table:style-name="ce15" office:value-type="currency" office:currency="EUR" office:value="1500" calcext:value-type="currency">
            <text:p>1 500,00 €</text:p>
          </table:table-cell>
          <table:table-cell table:style-name="ce15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2:.J22])" office:value-type="currency" office:currency="EUR" office:value="1500" calcext:value-type="currency">
            <text:p>1 5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3]" office:value-type="string" office:string-value="Enfants:Habillement" calcext:value-type="string">
            <text:p>Enfants:Habillement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3:.J23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4]" office:value-type="string" office:string-value="Enfants:Puériculture (Pas dans le budget)" calcext:value-type="string">
            <text:p>Enfants:Puériculture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4:.J2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5]" office:value-type="string" office:string-value="Famille:Ajustement de solde" calcext:value-type="string">
            <text:p>Famille:Ajustement de sold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4"/>
          <table:table-cell table:style-name="ce15" office:value-type="currency" office:currency="EUR" office:value="100" calcext:value-type="currency">
            <text:p>1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5:.J25])" office:value-type="currency" office:currency="EUR" office:value="100" calcext:value-type="currency">
            <text:p>1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6]" office:value-type="string" office:string-value="Famille:Alimentation" calcext:value-type="string">
            <text:p>Famille:Alimentation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6:.J26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7]" office:value-type="string" office:string-value="Famille:Alimentation:Santé non remboursé (Pas dans le budget)" calcext:value-type="string">
            <text:p>Famille:Alimentation:Santé non remboursé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7:.J2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8]" office:value-type="string" office:string-value="Famille:Assurances" calcext:value-type="string">
            <text:p>Famille:Assurance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8:.J2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29]" office:value-type="string" office:string-value="Famille:Loisirs" calcext:value-type="string">
            <text:p>Famille:Loisir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4"/>
          <table:table-cell table:style-name="ce15" office:value-type="currency" office:currency="EUR" office:value="1500" calcext:value-type="currency">
            <text:p>1 5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29:.J29])" office:value-type="currency" office:currency="EUR" office:value="1500" calcext:value-type="currency">
            <text:p>1 5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30]" office:value-type="string" office:string-value="Frais Professionnel" calcext:value-type="string">
            <text:p>Frais Professionnel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0:.J3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31]" office:value-type="string" office:string-value="Impôts Revenu:Divers" calcext:value-type="string">
            <text:p>Impôts Revenu:Diver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1:.J3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32]" office:value-type="string" office:string-value="Impôts Revenu:Revenu" calcext:value-type="string">
            <text:p>Impôts Revenu:Revenu</text:p>
          </table:table-cell>
          <table:table-cell table:style-name="ce15" office:value-type="currency" office:currency="EUR" office:value="7000" calcext:value-type="currency">
            <text:p>7 000,00 €</text:p>
          </table:table-cell>
          <table:table-cell table:style-name="ce15" table:number-columns-repeated="6"/>
          <table:table-cell table:style-name="ce15" office:value-type="currency" office:currency="EUR" office:value="2000" calcext:value-type="currency">
            <text:p>2 0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2:.J32])" office:value-type="currency" office:currency="EUR" office:value="9000" calcext:value-type="currency">
            <text:p>9 000,00 €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4">
          <table:table-cell table:style-name="ce45" table:formula="of:=['Budget Consolidé'.A33]" office:value-type="string" office:string-value="Impôts Revenu:Revenu An Prochain" calcext:value-type="string">
            <text:p>Impôts Revenu:Revenu An Prochain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4"/>
          <table:table-cell table:style-name="ce15" office:value-type="currency" office:currency="EUR" office:value="500" calcext:value-type="currency">
            <text:p>5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3:.J33])" office:value-type="currency" office:currency="EUR" office:value="500" calcext:value-type="currency">
            <text:p>5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34]" office:value-type="string" office:string-value="Reversement salaire:Arabelle" calcext:value-type="string">
            <text:p>Reversement salaire:Arabelle</text:p>
          </table:table-cell>
          <table:table-cell table:style-name="ce15" office:value-type="currency" office:currency="EUR" office:value="600" calcext:value-type="currency">
            <text:p>600,00 €</text:p>
          </table:table-cell>
          <table:table-cell table:style-name="ce15" office:value-type="currency" office:currency="EUR" office:value="500" calcext:value-type="currency">
            <text:p>500,00 €</text:p>
          </table:table-cell>
          <table:table-cell table:style-name="ce15" table:number-columns-repeated="6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4:.J34])" office:value-type="currency" office:currency="EUR" office:value="1100" calcext:value-type="currency">
            <text:p>1 100,00 €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11"/>
        </table:table-row>
        <table:table-row table:style-name="ro4">
          <table:table-cell table:style-name="ce45" table:formula="of:=['Budget Consolidé'.A35]" office:value-type="string" office:string-value="Reversement salaire:Denis-Gilles" calcext:value-type="string">
            <text:p>Reversement salaire:Denis-Gille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office:value-type="currency" office:currency="EUR" office:value="500" calcext:value-type="currency">
            <text:p>500,00 €</text:p>
          </table:table-cell>
          <table:table-cell table:style-name="ce15" table:number-columns-repeated="6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5:.J35])" office:value-type="currency" office:currency="EUR" office:value="500" calcext:value-type="currency">
            <text:p>500,00 €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45" table:formula="of:=['Budget Consolidé'.A36]" office:value-type="string" office:string-value="Santé" calcext:value-type="string">
            <text:p>Santé</text:p>
          </table:table-cell>
          <table:table-cell table:style-name="ce15" office:value-type="currency" office:currency="EUR" office:value="1000" calcext:value-type="currency">
            <text:p>1 00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6:.J36])" office:value-type="currency" office:currency="EUR" office:value="1000" calcext:value-type="currency">
            <text:p>1 000,00 €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4">
          <table:table-cell table:style-name="ce45" table:formula="of:=['Budget Consolidé'.A37]" office:value-type="string" office:string-value="Tirelires:Arabelle" calcext:value-type="string">
            <text:p>Tirelires:Arabell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7:.J3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38]" office:value-type="string" office:string-value="Tirelires:DG" calcext:value-type="string">
            <text:p>Tirelires:DG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8:.J3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39]" office:value-type="string" office:string-value="Tirelires:Enfants" calcext:value-type="string">
            <text:p>Tirelires:Enfant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/>
          <table:table-cell table:style-name="ce15" office:value-type="currency" office:currency="EUR" office:value="100" calcext:value-type="currency">
            <text:p>100,00 €</text:p>
          </table:table-cell>
          <table:table-cell table:style-name="ce15"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39:.J39])" office:value-type="currency" office:currency="EUR" office:value="100" calcext:value-type="currency">
            <text:p>100,00 €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011"/>
        </table:table-row>
        <table:table-row table:style-name="ro4">
          <table:table-cell table:style-name="ce45" table:formula="of:=['Budget Consolidé'.A40]" office:value-type="string" office:string-value="Tirelires:New Appart" calcext:value-type="string">
            <text:p>Tirelires:New Appart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0:.J40])" office:value-type="currency" office:currency="EUR" office:value="0" calcext:value-type="currency">
            <text:p>0,00 €</text:p>
          </table:table-cell>
          <table:table-cell/>
          <table:table-cell office:value-type="float" office:value="280000" calcext:value-type="float">
            <text:p>280000</text:p>
          </table:table-cell>
          <table:table-cell table:number-columns-repeated="1011"/>
        </table:table-row>
        <table:table-row table:style-name="ro4">
          <table:table-cell table:style-name="ce45" table:formula="of:=['Budget Consolidé'.A41]" office:value-type="string" office:string-value="Tirelires:Secu" calcext:value-type="string">
            <text:p>Tirelires:Secu</text:p>
          </table:table-cell>
          <table:table-cell table:style-name="ce15" office:value-type="currency" office:currency="EUR" office:value="15222" calcext:value-type="currency">
            <text:p>15 222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1:.J41])" office:value-type="currency" office:currency="EUR" office:value="15222" calcext:value-type="currency">
            <text:p>15 222,00 €</text:p>
          </table:table-cell>
          <table:table-cell/>
          <table:table-cell office:value-type="float" office:value="15222" calcext:value-type="float">
            <text:p>15222</text:p>
          </table:table-cell>
          <table:table-cell table:number-columns-repeated="1011"/>
        </table:table-row>
        <table:table-row table:style-name="ro4">
          <table:table-cell table:style-name="ce45" table:formula="of:=['Budget Consolidé'.A42]" office:value-type="string" office:string-value="Tirelires:Vacances" calcext:value-type="string">
            <text:p>Tirelires:Vacances</text:p>
          </table:table-cell>
          <table:table-cell table:style-name="ce15" office:value-type="currency" office:currency="EUR" office:value="8000" calcext:value-type="currency">
            <text:p>8 00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2:.J42])" office:value-type="currency" office:currency="EUR" office:value="8000" calcext:value-type="currency">
            <text:p>8 000,00 €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1011"/>
        </table:table-row>
        <table:table-row table:style-name="ro4">
          <table:table-cell table:style-name="ce45" table:formula="of:=['Budget Consolidé'.A43]" office:value-type="string" office:string-value="Transport" calcext:value-type="string">
            <text:p>Transport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3:.J43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44]" office:value-type="string" office:string-value="Voiture:Assurance" calcext:value-type="string">
            <text:p>Voiture:Assuranc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4:.J4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45]" office:value-type="string" office:string-value="Voiture:Carburant et utilisation" calcext:value-type="string">
            <text:p>Voiture:Carburant et utilisation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5:.J4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47]" office:value-type="string" office:string-value="Voiture:Parking" calcext:value-type="string">
            <text:p>Voiture:Parking</text:p>
          </table:table-cell>
          <table:table-cell table:style-name="ce15" office:value-type="currency" office:currency="EUR" office:value="800" calcext:value-type="currency">
            <text:p>80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46:.J46])" office:value-type="currency" office:currency="EUR" office:value="800" calcext:value-type="currency">
            <text:p>800,00 €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4">
          <table:table-cell table:style-name="ce45" table:formula="of:=['Budget Consolidé'.A48]" office:value-type="string" office:string-value="Total des dépenses" calcext:value-type="string">
            <text:p>Total des dépenses</text:p>
          </table:table-cell>
          <table:table-cell table:style-name="ce19" table:formula="of:=SUM([.B4:.B46])" office:value-type="currency" office:currency="EUR" office:value="316622" calcext:value-type="currency">
            <text:p>316 622,00 €</text:p>
          </table:table-cell>
          <table:table-cell table:style-name="ce19" table:formula="of:=SUM([.C4:.C46])" office:value-type="currency" office:currency="EUR" office:value="1000" calcext:value-type="currency">
            <text:p>1 000,00 €</text:p>
          </table:table-cell>
          <table:table-cell table:style-name="ce19" table:formula="of:=SUM([.D4:.D46])" office:value-type="currency" office:currency="EUR" office:value="100" calcext:value-type="currency">
            <text:p>100,00 €</text:p>
          </table:table-cell>
          <table:table-cell table:style-name="ce19" table:formula="of:=SUM([.E4:.E46])" office:value-type="currency" office:currency="EUR" office:value="650" calcext:value-type="currency">
            <text:p>650,00 €</text:p>
          </table:table-cell>
          <table:table-cell table:style-name="ce19" table:formula="of:=SUM([.F4:.F46])" office:value-type="currency" office:currency="EUR" office:value="0" calcext:value-type="currency">
            <text:p>0,00 €</text:p>
          </table:table-cell>
          <table:table-cell table:style-name="ce19" table:formula="of:=SUM([.G4:.G46])" office:value-type="currency" office:currency="EUR" office:value="4600" calcext:value-type="currency">
            <text:p>4 600,00 €</text:p>
          </table:table-cell>
          <table:table-cell table:style-name="ce19" table:formula="of:=SUM([.H4:.H46])" office:value-type="currency" office:currency="EUR" office:value="2000" calcext:value-type="currency">
            <text:p>2 000,00 €</text:p>
          </table:table-cell>
          <table:table-cell table:style-name="ce19" table:formula="of:=SUM([.I4:.I46])" office:value-type="currency" office:currency="EUR" office:value="2000" calcext:value-type="currency">
            <text:p>2 000,00 €</text:p>
          </table:table-cell>
          <table:table-cell table:style-name="ce19" table:formula="of:=SUM([.J4:.J46])" office:value-type="currency" office:currency="EUR" office:value="0" calcext:value-type="currency">
            <text:p>0,00 €</text:p>
          </table:table-cell>
          <table:table-cell table:style-name="ce19" table:formula="of:=SUM([.B47:.J47])" office:value-type="currency" office:currency="EUR" office:value="326972" calcext:value-type="currency">
            <text:p>326 972,00 €</text:p>
          </table:table-cell>
          <table:table-cell/>
          <table:table-cell table:style-name="ce19" table:formula="of:=SUM([.M4:.M46])" office:value-type="currency" office:currency="EUR" office:value="316622" calcext:value-type="currency">
            <text:p>316 622,00 €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15" table:number-columns-repeated="9"/>
          <table:table-cell table:number-columns-repeated="1014"/>
        </table:table-row>
        <table:table-row table:style-name="ro4">
          <table:table-cell table:style-name="ce45" table:formula="of:=['Budget Consolidé'.A50]" office:value-type="string" office:string-value="Recettes" calcext:value-type="string">
            <text:p>Recettes</text:p>
          </table:table-cell>
          <table:table-cell table:number-columns-repeated="3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4"/>
        </table:table-row>
        <table:table-row table:style-name="ro4">
          <table:table-cell table:style-name="ce45" table:formula="of:=['Budget Consolidé'.A51]" office:value-type="string" office:string-value="Allocations" calcext:value-type="string">
            <text:p>Allocation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5"/>
          <table:table-cell table:number-columns-repeated="2" table:style-name="ce15" office:value-type="currency" office:currency="EUR" office:value="2000" calcext:value-type="currency">
            <text:p>2 0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0:.J50])" office:value-type="currency" office:currency="EUR" office:value="4000" calcext:value-type="currency">
            <text:p>4 0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2]" office:value-type="string" office:string-value="Arcueil:Loyer (Pas dans le budget)" calcext:value-type="string">
            <text:p>Arcueil:Loyer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1:.J5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3]" office:value-type="string" office:string-value="Cadeau Fric:Enfants" calcext:value-type="string">
            <text:p>Cadeau Fric:Enfant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/>
          <table:table-cell table:style-name="ce15" office:value-type="currency" office:currency="EUR" office:value="100" calcext:value-type="currency">
            <text:p>100,00 €</text:p>
          </table:table-cell>
          <table:table-cell table:style-name="ce15" table:number-columns-repeated="5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2:.J52])" office:value-type="currency" office:currency="EUR" office:value="100" calcext:value-type="currency">
            <text:p>1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4]" office:value-type="string" office:string-value="Cadeau Fric:Famille" calcext:value-type="string">
            <text:p>Cadeau Fric:Famill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5" office:value-type="currency" office:currency="EUR" office:value="650" calcext:value-type="currency">
            <text:p>650,00 €</text:p>
          </table:table-cell>
          <table:table-cell table:style-name="ce15" table:number-columns-repeated="4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3:.J53])" office:value-type="currency" office:currency="EUR" office:value="1650" calcext:value-type="currency">
            <text:p>1 65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5]" office:value-type="string" office:string-value="Davout:Loyers" calcext:value-type="string">
            <text:p>Davout:Loyer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4:.J5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6]" office:value-type="string" office:string-value="Intérêts perçus (Pas dans le budget)" calcext:value-type="string">
            <text:p>Intérêts perçus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5:.J55])" office:value-type="currency" office:currency="EUR" office:value="0" calcext:value-type="currency">
            <text:p>0,00 €</text:p>
          </table:table-cell>
          <table:table-cell table:style-name="ce44" table:number-columns-repeated="991"/>
          <table:table-cell table:number-columns-repeated="22"/>
        </table:table-row>
        <table:table-row table:style-name="ro4">
          <table:table-cell table:style-name="ce45" table:formula="of:=['Budget Consolidé'.A57]" office:value-type="string" office:string-value="Ouverture Annuelle" calcext:value-type="string">
            <text:p>Ouverture Annuelle</text:p>
          </table:table-cell>
          <table:table-cell table:style-name="ce15" office:value-type="currency" office:currency="EUR" office:value="316622.88" calcext:value-type="currency">
            <text:p>316 622,88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6:.J56])" office:value-type="currency" office:currency="EUR" office:value="316622.88" calcext:value-type="currency">
            <text:p>316 622,88 €</text:p>
          </table:table-cell>
          <table:table-cell/>
          <table:table-cell table:style-name="ce12" office:value-type="currency" office:currency="EUR" office:value="316622.88" calcext:value-type="currency">
            <text:p>316 622,88 €</text:p>
          </table:table-cell>
          <table:table-cell table:number-columns-repeated="1011"/>
        </table:table-row>
        <table:table-row table:style-name="ro4">
          <table:table-cell table:style-name="ce45" table:formula="of:=['Budget Consolidé'.A58]" office:value-type="string" office:string-value="Remboursement Frais Professionnel (Pas dans le budget)" calcext:value-type="string">
            <text:p>Remboursement Frais Professionnel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7:.J5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59]" office:value-type="string" office:string-value="Remboursement Sante (Pas dans le budget)" calcext:value-type="string">
            <text:p>Remboursement Sante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8:.J5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0]" office:value-type="string" office:string-value="Remboursement:Famille" calcext:value-type="string">
            <text:p>Remboursement:Famill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3"/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3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59:.J59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1]" office:value-type="string" office:string-value="Remboursement:Tirelire Arabelle (Pas dans le budget)" calcext:value-type="string">
            <text:p>Remboursement:Tirelire Arabelle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0:.J6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2]" office:value-type="string" office:string-value="Remboursement:Tirelire DG" calcext:value-type="string">
            <text:p>Remboursement:Tirelire DG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1:.J6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3]" office:value-type="string" office:string-value="Salaire:Arabelle" calcext:value-type="string">
            <text:p>Salaire:Arabelle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2:.J62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4]" office:value-type="string" office:string-value="Salaire:Denis-Gilles" calcext:value-type="string">
            <text:p>Salaire:Denis-Gille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4"/>
          <table:table-cell table:style-name="ce15" office:value-type="currency" office:currency="EUR" office:value="4600" calcext:value-type="currency">
            <text:p>4 600,00 €</text:p>
          </table:table-cell>
          <table:table-cell table:style-name="ce15" table:number-columns-repeated="2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3:.J63])" office:value-type="currency" office:currency="EUR" office:value="4600" calcext:value-type="currency">
            <text:p>4 60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5]" office:value-type="string" office:string-value="Salaire:Prime Arabelle (Pas dans le budget)" calcext:value-type="string">
            <text:p>Salaire:Prime Arabelle (Pas dans le budget)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4:.J6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6]" office:value-type="string" office:string-value="Salaire:Prime Denis-Gilles" calcext:value-type="string">
            <text:p>Salaire:Prime Denis-Gilles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number-columns-repeated="7"/>
          <table:table-cell table:style-name="ce15" office:value-type="currency" office:currency="EUR" office:value="0" calcext:value-type="currency">
            <text:p>0,00 €</text:p>
          </table:table-cell>
          <table:table-cell table:style-name="ce17" table:formula="of:=SUM([.B65:.J6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5" table:formula="of:=['Budget Consolidé'.A67]" office:value-type="string" office:string-value="Total des recettes" calcext:value-type="string">
            <text:p>Total des recettes</text:p>
          </table:table-cell>
          <table:table-cell table:style-name="ce19" table:formula="of:=SUM([.B50:.B65])" office:value-type="currency" office:currency="EUR" office:value="316622.88" calcext:value-type="currency">
            <text:p>316 622,88 €</text:p>
          </table:table-cell>
          <table:table-cell table:style-name="ce19" table:formula="of:=SUM([.C50:.C65])" office:value-type="currency" office:currency="EUR" office:value="1000" calcext:value-type="currency">
            <text:p>1 000,00 €</text:p>
          </table:table-cell>
          <table:table-cell table:style-name="ce19" table:formula="of:=SUM([.D50:.D65])" office:value-type="currency" office:currency="EUR" office:value="100" calcext:value-type="currency">
            <text:p>100,00 €</text:p>
          </table:table-cell>
          <table:table-cell table:style-name="ce19" table:formula="of:=SUM([.E50:.E65])" office:value-type="currency" office:currency="EUR" office:value="650" calcext:value-type="currency">
            <text:p>650,00 €</text:p>
          </table:table-cell>
          <table:table-cell table:style-name="ce19" table:formula="of:=SUM([.F50:.F65])" office:value-type="currency" office:currency="EUR" office:value="0" calcext:value-type="currency">
            <text:p>0,00 €</text:p>
          </table:table-cell>
          <table:table-cell table:style-name="ce19" table:formula="of:=SUM([.G50:.G65])" office:value-type="currency" office:currency="EUR" office:value="4600" calcext:value-type="currency">
            <text:p>4 600,00 €</text:p>
          </table:table-cell>
          <table:table-cell table:style-name="ce19" table:formula="of:=SUM([.H50:.H65])" office:value-type="currency" office:currency="EUR" office:value="2000" calcext:value-type="currency">
            <text:p>2 000,00 €</text:p>
          </table:table-cell>
          <table:table-cell table:style-name="ce19" table:formula="of:=SUM([.I50:.I65])" office:value-type="currency" office:currency="EUR" office:value="2000" calcext:value-type="currency">
            <text:p>2 000,00 €</text:p>
          </table:table-cell>
          <table:table-cell table:style-name="ce19" table:formula="of:=SUM([.J50:.J65])" office:value-type="currency" office:currency="EUR" office:value="0" calcext:value-type="currency">
            <text:p>0,00 €</text:p>
          </table:table-cell>
          <table:table-cell table:style-name="ce19" table:formula="of:=SUM([.B66:.J66])" office:value-type="currency" office:currency="EUR" office:value="326972.88" calcext:value-type="currency">
            <text:p>326 972,88 €</text:p>
          </table:table-cell>
          <table:table-cell/>
          <table:table-cell table:style-name="ce19" table:formula="of:=SUM([.M50:.M65])" office:value-type="currency" office:currency="EUR" office:value="316622.88" calcext:value-type="currency">
            <text:p>316 622,88 €</text:p>
          </table:table-cell>
          <table:table-cell table:number-columns-repeated="1011"/>
        </table:table-row>
        <table:table-row table:style-name="ro4" table:number-rows-repeated="2">
          <table:table-cell table:style-name="ce44"/>
          <table:table-cell table:number-columns-repeated="3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4"/>
        </table:table-row>
        <table:table-row table:style-name="ro4">
          <table:table-cell table:style-name="ce45" table:formula="of:=['Budget Consolidé'.A70]" office:value-type="string" office:string-value="Balance" calcext:value-type="string">
            <text:p>Balance</text:p>
          </table:table-cell>
          <table:table-cell table:style-name="ce19" table:formula="of:=[.B66]-[.B47]" office:value-type="currency" office:currency="EUR" office:value="0.880000000004657" calcext:value-type="currency">
            <text:p>0,88 €</text:p>
          </table:table-cell>
          <table:table-cell table:style-name="ce19" table:formula="of:=[.C66]-[.C47]" office:value-type="currency" office:currency="EUR" office:value="0" calcext:value-type="currency">
            <text:p>0,00 €</text:p>
          </table:table-cell>
          <table:table-cell table:style-name="ce19" table:formula="of:=[.D66]-[.D47]" office:value-type="currency" office:currency="EUR" office:value="0" calcext:value-type="currency">
            <text:p>0,00 €</text:p>
          </table:table-cell>
          <table:table-cell table:style-name="ce19" table:formula="of:=[.E66]-[.E47]" office:value-type="currency" office:currency="EUR" office:value="0" calcext:value-type="currency">
            <text:p>0,00 €</text:p>
          </table:table-cell>
          <table:table-cell table:style-name="ce19" table:formula="of:=[.F66]-[.F47]" office:value-type="currency" office:currency="EUR" office:value="0" calcext:value-type="currency">
            <text:p>0,00 €</text:p>
          </table:table-cell>
          <table:table-cell table:style-name="ce19" table:formula="of:=[.G66]-[.G47]" office:value-type="currency" office:currency="EUR" office:value="0" calcext:value-type="currency">
            <text:p>0,00 €</text:p>
          </table:table-cell>
          <table:table-cell table:style-name="ce19" table:formula="of:=[.H66]-[.H47]" office:value-type="currency" office:currency="EUR" office:value="0" calcext:value-type="currency">
            <text:p>0,00 €</text:p>
          </table:table-cell>
          <table:table-cell table:style-name="ce19" table:formula="of:=[.I66]-[.I47]" office:value-type="currency" office:currency="EUR" office:value="0" calcext:value-type="currency">
            <text:p>0,00 €</text:p>
          </table:table-cell>
          <table:table-cell table:style-name="ce19" table:formula="of:=[.J66]-[.J47]" office:value-type="currency" office:currency="EUR" office:value="0" calcext:value-type="currency">
            <text:p>0,00 €</text:p>
          </table:table-cell>
          <table:table-cell table:style-name="ce19" table:formula="of:=SUM([.B69:.J69])" office:value-type="currency" office:currency="EUR" office:value="0.880000000004657" calcext:value-type="currency">
            <text:p>0,88 €</text:p>
          </table:table-cell>
          <table:table-cell/>
          <table:table-cell table:style-name="ce19" table:formula="of:=[.M66]-[.M47]" office:value-type="currency" office:currency="EUR" office:value="0.880000000004657" calcext:value-type="currency">
            <text:p>0,88 €</text:p>
          </table:table-cell>
          <table:table-cell table:number-columns-repeated="1011"/>
        </table:table-row>
        <table:table-row table:style-name="ro4" table:number-rows-repeated="5">
          <table:table-cell table:style-name="ce4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ce44" table:number-columns-repeated="991"/>
          <table:table-cell table:number-columns-repeated="22"/>
        </table:table-row>
        <table:table-row table:style-name="ro4" table:number-rows-repeated="2">
          <table:table-cell table:style-name="ce4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ce44" table:number-columns-repeated="991"/>
          <table:table-cell table:number-columns-repeated="22"/>
        </table:table-row>
        <table:table-row table:style-name="ro4" table:number-rows-repeated="6">
          <table:table-cell table:style-name="ce4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 table:number-rows-repeated="4">
          <table:table-cell table:style-name="ce44"/>
          <table:table-cell table:number-columns-repeated="102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 Individuel" table:style-name="ta1" table:print="false">
        <office:forms form:automatic-focus="false" form:apply-design-mode="false"/>
        <table:table-column table:style-name="co32" table:default-cell-style-name="Default"/>
        <table:table-column table:style-name="co30" table:number-columns-repeated="8" table:default-cell-style-name="Default"/>
        <table:table-row table:style-name="ro4">
          <table:table-cell table:style-name="ce44" office:value-type="string" calcext:value-type="string">
            <text:p>Budget DG</text:p>
          </table:table-cell>
          <table:table-cell table:number-columns-repeated="4"/>
          <table:table-cell table:style-name="ce44" office:value-type="string" calcext:value-type="string">
            <text:p>Budget Arabelle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 table:number-columns-spanned="3" table:number-rows-spanned="11">
            <text:p>Voir détail dans fichier dans mon compt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liment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Téléphon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Habillemen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Loisi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Sécu 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Ass Vi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Charit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Carte Orang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Famil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Secu 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i reste sur le compte CC </text:p>
          </table:table-cell>
        </table:table-row>
        <table:table-row table:style-name="ro4">
          <table:table-cell/>
          <table:covered-table-cell table:number-columns-repeated="3"/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ce44" office:value-type="string" calcext:value-type="string">
            <text:p>Total</text:p>
          </table:table-cell>
          <table:table-cell table:style-name="ce44" office:value-type="float" office:value="400" calcext:value-type="float">
            <text:p>400</text:p>
          </table:table-cell>
          <table:table-cell table:number-columns-repeated="2"/>
          <table:table-cell table:style-name="ce44" office:value-type="string" calcext:value-type="string">
            <text:p>Total</text:p>
          </table:table-cell>
          <table:table-cell table:style-name="ce44"/>
          <table:table-cell table:style-name="ce44" table:formula="of:=SUM([.H2:.H13])" office:value-type="float" office:value="300" calcext:value-type="float">
            <text:p>300</text:p>
          </table:table-cell>
          <table:table-cell/>
        </table:table-row>
        <table:table-row table:style-name="ro4">
          <table:table-cell/>
          <table:table-cell table:style-name="ce44" office:value-type="string" calcext:value-type="string">
            <text:p>Total An.</text:p>
          </table:table-cell>
          <table:table-cell table:style-name="ce44" table:formula="of:=[.C15]*12" office:value-type="float" office:value="4800" calcext:value-type="float">
            <text:p>4800</text:p>
          </table:table-cell>
          <table:table-cell table:number-columns-repeated="6"/>
        </table:table-row>
      </table:table>
      <table:table table:name="Auto" table:style-name="ta1">
        <office:forms form:automatic-focus="false" form:apply-design-mode="false"/>
        <table:table-column table:style-name="co11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2" table:default-cell-style-name="ce52"/>
        <table:table-column table:style-name="co11" table:default-cell-style-name="ce53"/>
        <table:table-column table:style-name="co11" table:number-columns-repeated="3" table:default-cell-style-name="Default"/>
        <table:table-column table:style-name="co11" table:default-cell-style-name="ce52"/>
        <table:table-row table:style-name="ro4">
          <table:table-cell office:value-type="string" calcext:value-type="string">
            <text:p>Jour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émo</text:p>
          </table:table-cell>
          <table:table-cell table:style-name="Default" office:value-type="string" calcext:value-type="string">
            <text:p>Montant</text:p>
          </table:table-cell>
          <table:table-cell table:style-name="Default"/>
          <table:table-cell table:style-name="Default" office:value-type="string" calcext:value-type="string">
            <text:p>FirstDate</text:p>
          </table:table-cell>
          <table:table-cell office:value-type="string" calcext:value-type="string">
            <text:p>NextDate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CL</text:p>
          </table:table-cell>
          <table:table-cell office:value-type="string" calcext:value-type="string">
            <text:p>Bouygu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100" calcext:value-type="currency">
            <text:p>100,00 €</text:p>
          </table:table-cell>
          <table:table-cell office:value-type="date" office:date-value="2015-01-01" calcext:value-type="date">
            <text:p>01/01/15</text:p>
          </table:table-cell>
          <table:table-cell table:style-name="ce53" table:formula="of:=DATE(2012;2;31)" office:value-type="date" office:date-value="2012-03-02" calcext:value-type="date">
            <text:p>02/03/12</text:p>
          </table:table-cell>
          <table:table-cell table:number-columns-repeated="2"/>
          <table:table-cell office:value-type="currency" office:currency="EUR" office:value="100" calcext:value-type="currency">
            <text:p>100,00 €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CL</text:p>
          </table:table-cell>
          <table:table-cell office:value-type="string" calcext:value-type="string">
            <text:p>Crédit Lyonnais</text:p>
          </table:table-cell>
          <table:table-cell office:value-type="string" calcext:value-type="string">
            <text:p>Emprunt %d%y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300" calcext:value-type="currency">
            <text:p>1 300,00 €</text:p>
          </table:table-cell>
          <table:table-cell office:value-type="date" office:date-value="2015-01-01" calcext:value-type="date">
            <text:p>01/01/15</text:p>
          </table:table-cell>
          <table:table-cell table:number-columns-repeated="3"/>
          <table:table-cell office:value-type="currency" office:currency="EUR" office:value="1300" calcext:value-type="currency">
            <text:p>1 300,00 €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CL</text:p>
          </table:table-cell>
          <table:table-cell office:value-type="string" calcext:value-type="string">
            <text:p>APEC</text:p>
          </table:table-cell>
          <table:table-cell office:value-type="string" calcext:value-type="string">
            <text:p>Salaire%dd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000" calcext:value-type="currency">
            <text:p>4 000,00 €</text:p>
          </table:table-cell>
          <table:table-cell office:value-type="date" office:date-value="2015-01-01" calcext:value-type="date">
            <text:p>01/01/15</text:p>
          </table:table-cell>
          <table:table-cell table:number-columns-repeated="3"/>
          <table:table-cell office:value-type="currency" office:currency="EUR" office:value="4000" calcext:value-type="currency">
            <text:p>4 000,00 €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L</text:p>
          </table:table-cell>
          <table:table-cell office:value-type="string" calcext:value-type="string">
            <text:p>NEALITE</text:p>
          </table:table-cell>
          <table:table-cell office:value-type="string" calcext:value-type="string">
            <text:p>Salaire%dd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3000" calcext:value-type="currency">
            <text:p>3 000,00 €</text:p>
          </table:table-cell>
          <table:table-cell office:value-type="date" office:date-value="2015-01-01" calcext:value-type="date">
            <text:p>01/01/15</text:p>
          </table:table-cell>
          <table:table-cell table:number-columns-repeated="3"/>
          <table:table-cell office:value-type="currency" office:currency="EUR" office:value="3000" calcext:value-type="currency">
            <text:p>3 000,00 €</text:p>
          </table:table-cell>
        </table:table-row>
      </table:table>
      <table:table table:name="Pointage" table:style-name="ta1">
        <table:table-column table:style-name="co35" table:number-columns-repeated="2" table:default-cell-style-name="ce1"/>
        <table:table-column table:style-name="co11" table:default-cell-style-name="ce1"/>
        <table:table-column table:style-name="co36" table:default-cell-style-name="ce1"/>
        <table:table-column table:style-name="co11" table:number-columns-repeated="1020" table:default-cell-style-name="ce1"/>
        <table:table-row table:style-name="ro1">
          <table:table-cell table:number-columns-repeated="8"/>
          <table:table-cell office:value-type="string" calcext:value-type="string">
            <text:p>Dat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nta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ntant précédent (X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uveau Montant 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ctuel</text:p>
          </table:table-cell>
          <table:table-cell table:style-name="ce59" office:value-type="string" calcext:value-type="string" table:number-columns-spanned="3" table:number-rows-spanned="1">
            <text:p>Pointé (x)</text:p>
          </table:table-cell>
          <table:covered-table-cell table:style-name="ce4" table:formula="of:=SUM([Mvt.E3:.E6])" office:value-type="currency" office:currency="EUR" office:value="10.3" calcext:value-type="currency">
            <text:p>10,30 €</text:p>
          </table:covered-table-cell>
          <table:covered-table-cell/>
          <table:table-cell table:style-name="ce59" office:value-type="string" calcext:value-type="string" table:number-columns-spanned="3" table:number-rows-spanned="1">
            <text:p>En cours de pointage (v)</text:p>
          </table:table-cell>
          <table:covered-table-cell table:style-name="ce4" table:formula="of:=SUM([Mvt.I3:.I6])" office:value-type="currency" office:currency="EUR" office:value="0" calcext:value-type="currency">
            <text:p>0,00 €</text:p>
          </table:covered-table-cell>
          <table:covered-table-cell/>
          <table:table-cell table:number-columns-repeated="1014"/>
        </table:table-row>
        <table:table-row table:style-name="ro2">
          <table:table-cell table:number-columns-repeated="3"/>
          <table:table-cell table:style-name="ce56" office:value-type="string" calcext:value-type="string">
            <text:p>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épense</text:p>
          </table:table-cell>
          <table:table-cell office:value-type="string" calcext:value-type="string">
            <text:p>Recet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épense</text:p>
          </table:table-cell>
          <table:table-cell office:value-type="string" calcext:value-type="string">
            <text:p>Recette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4" table:formula="of:=VLOOKUP([.A10];CATEGORIES;2;0)" office:value-type="string" office:string-value="BNP CC" calcext:value-type="string">
            <text:p>BNP CC</text:p>
          </table:table-cell>
          <table:table-cell/>
          <table:table-cell table:style-name="ce57" table:formula="of:=SUMIF([Mvt.B1:.B7001];&quot;=&quot;&amp;[.B10];[Mvt.E1:.E7001])" office:value-type="float" office:value="-20" calcext:value-type="float">
            <text:p>-20</text:p>
          </table:table-cell>
          <table:table-cell table:style-name="ce57" table:formula="of:=SUMIF([Mvt.B1:.B7001];&quot;=&quot;&amp;[.B10];[Mvt.E1:.E7001])" office:value-type="float" office:value="-20" calcext:value-type="float">
            <text:p>-20</text:p>
          </table:table-cell>
          <table:table-cell table:number-columns-repeated="1019"/>
        </table:table-row>
        <table:table-row table:style-name="ro2">
          <table:table-cell/>
          <table:table-cell table:style-name="ce55" table:number-columns-repeated="2"/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Tot X</text:p>
          </table:table-cell>
          <table:table-cell table:style-name="ce56" office:value-type="string" calcext:value-type="string">
            <text:p>Dep X</text:p>
          </table:table-cell>
          <table:table-cell table:style-name="ce56" office:value-type="string" calcext:value-type="string">
            <text:p>Rec X</text:p>
          </table:table-cell>
          <table:table-cell table:style-name="ce56" office:value-type="string" calcext:value-type="string">
            <text:p>Dep V</text:p>
          </table:table-cell>
          <table:table-cell table:style-name="ce56" office:value-type="string" calcext:value-type="string">
            <text:p>Rec V</text:p>
          </table:table-cell>
          <table:table-cell table:number-columns-repeated="1015"/>
        </table:table-row>
        <table:table-row table:style-name="ro5">
          <table:table-cell table:style-name="Default" office:value-type="float" office:value="1000" calcext:value-type="float">
            <text:p>1000</text:p>
          </table:table-cell>
          <table:table-cell table:style-name="ce54" table:formula="of:=VLOOKUP([.A12];CATEGORIES;2;0)" office:value-type="string" office:string-value="BNP CC" calcext:value-type="string">
            <text:p>BNP CC</text:p>
          </table:table-cell>
          <table:table-cell table:style-name="ce55"/>
          <table:table-cell table:style-name="ce58" office:value-type="string" calcext:value-type="string">
            <text:p>=SOMME.SI(Mvt.B1:B7000;"="&amp;B12;Mvt.E1:E7000)</text:p>
          </table:table-cell>
          <table:table-cell table:style-name="ce58" office:value-type="string" calcext:value-type="string">
            <text:p>4 492,11 €</text:p>
          </table:table-cell>
          <table:table-cell table:style-name="ce58" office:value-type="string" calcext:value-type="string">
            <text:p>-3 622,29 €</text:p>
          </table:table-cell>
          <table:table-cell table:style-name="ce58" office:value-type="string" calcext:value-type="string">
            <text:p>8 114,40 €</text:p>
          </table:table-cell>
          <table:table-cell table:style-name="ce58" office:value-type="string" calcext:value-type="string">
            <text:p>-6,48 €</text:p>
          </table:table-cell>
          <table:table-cell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5">
          <table:table-cell table:style-name="Default" office:value-type="float" office:value="1001" calcext:value-type="float">
            <text:p>1001</text:p>
          </table:table-cell>
          <table:table-cell table:style-name="ce56" office:value-type="string" calcext:value-type="string">
            <text:p>Espèces</text:p>
          </table:table-cell>
          <table:table-cell table:style-name="ce55"/>
          <table:table-cell table:style-name="ce58" office:value-type="string" calcext:value-type="string">
            <text:p>0,50€</text:p>
          </table:table-cell>
          <table:table-cell table:style-name="Default" office:value-type="string" calcext:value-type="string">
            <text:p>=SOMME(Mvt.E2:E5)</text:p>
          </table:table-cell>
          <table:table-cell table:style-name="ce58" office:value-type="string" calcext:value-type="string">
            <text:p>=SOMME(Mvt.E2:E5)</text:p>
          </table:table-cell>
          <table:table-cell table:style-name="ce58" office:value-type="string" calcext:value-type="string">
            <text:p>675,28 €</text:p>
          </table:table-cell>
          <table:table-cell table:number-columns-repeated="2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6">
          <table:table-cell table:style-name="Default" office:value-type="float" office:value="1002" calcext:value-type="float">
            <text:p>1002</text:p>
          </table:table-cell>
          <table:table-cell table:style-name="ce56" office:value-type="string" calcext:value-type="string">
            <text:p>BNP Livret A</text:p>
          </table:table-cell>
          <table:table-cell table:style-name="ce55"/>
          <table:table-cell table:style-name="ce58" office:value-type="string" calcext:value-type="string">
            <text:p>14 713,30€</text:p>
          </table:table-cell>
          <table:table-cell table:style-name="ce58" office:value-type="string" calcext:value-type="string">
            <text:p>14 713,30 €</text:p>
          </table:table-cell>
          <table:table-cell table:style-name="ce58" office:value-type="string" calcext:value-type="string">
            <text:p>0,00 €</text:p>
          </table:table-cell>
          <table:table-cell table:style-name="ce58" office:value-type="string" calcext:value-type="string">
            <text:p>14 713,30 €</text:p>
          </table:table-cell>
          <table:table-cell table:number-columns-repeated="2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03" calcext:value-type="float">
            <text:p>1003</text:p>
          </table:table-cell>
          <table:table-cell table:style-name="ce56" office:value-type="string" calcext:value-type="string">
            <text:p>Azur - CEDRE 2</text:p>
          </table:table-cell>
          <table:table-cell table:style-name="ce55"/>
          <table:table-cell table:style-name="ce58" office:value-type="string" calcext:value-type="string">
            <text:p>479,70€</text:p>
          </table:table-cell>
          <table:table-cell table:style-name="ce58" office:value-type="string" calcext:value-type="string">
            <text:p>479,70 €</text:p>
          </table:table-cell>
          <table:table-cell table:style-name="ce58" office:value-type="string" calcext:value-type="string">
            <text:p>-22,59 €</text:p>
          </table:table-cell>
          <table:table-cell table:style-name="ce58" office:value-type="string" calcext:value-type="string">
            <text:p>502,29 €</text:p>
          </table:table-cell>
          <table:table-cell table:number-columns-repeated="2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04" calcext:value-type="float">
            <text:p>1004</text:p>
          </table:table-cell>
          <table:table-cell table:style-name="ce56" office:value-type="string" calcext:value-type="string">
            <text:p>CIC CEL</text:p>
          </table:table-cell>
          <table:table-cell table:style-name="ce55"/>
          <table:table-cell table:style-name="ce58" office:value-type="string" calcext:value-type="string">
            <text:p>471,16€</text:p>
          </table:table-cell>
          <table:table-cell table:style-name="ce58" office:value-type="string" calcext:value-type="string">
            <text:p>471,16 €</text:p>
          </table:table-cell>
          <table:table-cell table:style-name="ce58" office:value-type="string" calcext:value-type="string">
            <text:p>0,00 €</text:p>
          </table:table-cell>
          <table:table-cell table:style-name="ce58" office:value-type="string" calcext:value-type="string">
            <text:p>471,16 €</text:p>
          </table:table-cell>
          <table:table-cell table:number-columns-repeated="2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05" calcext:value-type="float">
            <text:p>1005</text:p>
          </table:table-cell>
          <table:table-cell table:style-name="ce56" office:value-type="string" calcext:value-type="string">
            <text:p>CIC Commun</text:p>
          </table:table-cell>
          <table:table-cell table:style-name="ce55"/>
          <table:table-cell table:style-name="ce58" office:value-type="string" calcext:value-type="string">
            <text:p>-15,70€</text:p>
          </table:table-cell>
          <table:table-cell table:number-columns-repeated="2" table:style-name="ce58" office:value-type="string" calcext:value-type="string">
            <text:p>-15,70 €</text:p>
          </table:table-cell>
          <table:table-cell table:number-columns-repeated="3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6">
          <table:table-cell/>
          <table:table-cell table:style-name="ce56" office:value-type="string" calcext:value-type="string">
            <text:p>CIC DGL</text:p>
          </table:table-cell>
          <table:table-cell table:style-name="ce55"/>
          <table:table-cell table:style-name="ce58" office:value-type="string" calcext:value-type="string">
            <text:p>1 736,13€</text:p>
          </table:table-cell>
          <table:table-cell table:style-name="ce58" office:value-type="string" calcext:value-type="string">
            <text:p>1 736,13 €</text:p>
          </table:table-cell>
          <table:table-cell table:style-name="ce58" office:value-type="string" calcext:value-type="string">
            <text:p>0,00 €</text:p>
          </table:table-cell>
          <table:table-cell table:style-name="ce58" office:value-type="string" calcext:value-type="string">
            <text:p>1 736,13 €</text:p>
          </table:table-cell>
          <table:table-cell table:number-columns-repeated="2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6">
          <table:table-cell/>
          <table:table-cell table:style-name="ce56" office:value-type="string" calcext:value-type="string">
            <text:p>CIC LDD DGL</text:p>
          </table:table-cell>
          <table:table-cell table:style-name="ce55"/>
          <table:table-cell table:style-name="ce58" office:value-type="string" calcext:value-type="string">
            <text:p>1 355,30€</text:p>
          </table:table-cell>
          <table:table-cell table:style-name="ce58" office:value-type="string" calcext:value-type="string">
            <text:p>1 355,30 €</text:p>
          </table:table-cell>
          <table:table-cell table:style-name="ce58" office:value-type="string" calcext:value-type="string">
            <text:p>0,00 €</text:p>
          </table:table-cell>
          <table:table-cell table:style-name="ce58" office:value-type="string" calcext:value-type="string">
            <text:p>1 355,30 €</text:p>
          </table:table-cell>
          <table:table-cell table:number-columns-repeated="2" table:style-name="ce58" office:value-type="string" calcext:value-type="string">
            <text:p>0,00 €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prunt" table:style-name="ta1">
        <table:table-column table:style-name="co11" table:number-columns-repeated="5" table:default-cell-style-name="Default"/>
        <table:table-column table:style-name="co11" table:default-cell-style-name="ce12"/>
        <table:table-column table:style-name="co11" table:default-cell-style-name="Default"/>
        <table:table-column table:style-name="co11" table:default-cell-style-name="ce12"/>
        <table:table-column table:style-name="co11" table:number-columns-repeated="3" table:default-cell-style-name="Default"/>
        <table:table-column table:style-name="co11" table:default-cell-style-name="ce12"/>
        <table:table-column table:style-name="co11" table:default-cell-style-name="Default"/>
        <table:table-column table:style-name="co11" table:number-columns-repeated="3" table:default-cell-style-name="ce12"/>
        <table:table-column table:style-name="co11" table:number-columns-repeated="2" table:default-cell-style-name="Default"/>
        <table:table-row table:style-name="ro4">
          <table:table-cell/>
          <table:table-cell office:value-type="string" calcext:value-type="string">
            <text:p>Prêt Relais</text:p>
          </table:table-cell>
          <table:table-cell office:value-type="string" calcext:value-type="string">
            <text:p>Intérêts</text:p>
          </table:table-cell>
          <table:table-cell office:value-type="string" calcext:value-type="string">
            <text:p>Assurance</text:p>
          </table:table-cell>
          <table:table-cell/>
          <table:table-cell table:style-name="Default" office:value-type="string" calcext:value-type="string">
            <text:p>Prêt Palier</text:p>
          </table:table-cell>
          <table:table-cell office:value-type="string" calcext:value-type="string">
            <text:p>Intérêts</text:p>
          </table:table-cell>
          <table:table-cell table:style-name="Default" office:value-type="string" calcext:value-type="string">
            <text:p>Assurance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Intérêts</text:p>
          </table:table-cell>
          <table:table-cell table:style-name="Default" office:value-type="string" calcext:value-type="string">
            <text:p>Assurance</text:p>
          </table:table-cell>
          <table:table-cell/>
          <table:table-cell table:style-name="Default" office:value-type="string" calcext:value-type="string">
            <text:p>Total pess.</text:p>
          </table:table-cell>
          <table:table-cell table:style-name="Default" office:value-type="string" calcext:value-type="string">
            <text:p>Total med.</text:p>
          </table:table-cell>
          <table:table-cell table:style-name="Default" office:value-type="string" calcext:value-type="string">
            <text:p>Total op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</text:p>
          </table:table-cell>
          <table:table-cell table:number-columns-repeated="2"/>
          <table:table-cell table:style-name="ce12" office:value-type="currency" office:currency="EUR" office:value="55.36" calcext:value-type="currency">
            <text:p>55,36 €</text:p>
          </table:table-cell>
          <table:table-cell/>
          <table:table-cell office:value-type="currency" office:currency="EUR" office:value="167.9" calcext:value-type="currency">
            <text:p>167,90 €</text:p>
          </table:table-cell>
          <table:table-cell table:style-name="ce12"/>
          <table:table-cell office:value-type="currency" office:currency="EUR" office:value="17.05" calcext:value-type="currency">
            <text:p>17,05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4.79" calcext:value-type="currency">
            <text:p>54,79 €</text:p>
          </table:table-cell>
          <table:table-cell/>
          <table:table-cell table:formula="of:=[.D2]+[.F2]+[.H2]+[.J2]+[.L2]" office:value-type="currency" office:currency="EUR" office:value="1357.46" calcext:value-type="currency">
            <text:p>1 357,46 €</text:p>
          </table:table-cell>
          <table:table-cell table:style-name="Default" table:number-columns-repeated="2"/>
          <table:table-cell/>
          <table:table-cell office:value-type="float" office:value="1400" calcext:value-type="float">
            <text:p>1400</text:p>
          </table:table-cell>
        </table:table-row>
        <table:table-row table:style-name="ro4">
          <table:table-cell office:value-type="string" calcext:value-type="string">
            <text:p>An 2</text:p>
          </table:table-cell>
          <table:table-cell table:number-columns-repeated="2"/>
          <table:table-cell table:style-name="ce12" office:value-type="currency" office:currency="EUR" office:value="61.53" calcext:value-type="currency">
            <text:p>61,53 €</text:p>
          </table:table-cell>
          <table:table-cell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18.38" calcext:value-type="currency">
            <text:p>18,38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92" calcext:value-type="currency">
            <text:p>59,92 €</text:p>
          </table:table-cell>
          <table:table-cell/>
          <table:table-cell table:formula="of:=[.D3]+[.F3]+[.H3]+[.J3]+[.L3]" office:value-type="currency" office:currency="EUR" office:value="1370.09" calcext:value-type="currency">
            <text:p>1 370,09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n 3</text:p>
          </table:table-cell>
          <table:table-cell/>
          <table:table-cell table:style-name="ce12" table:formula="of:=255754.94-245000" office:value-type="currency" office:currency="EUR" office:value="10754.94" calcext:value-type="currency">
            <text:p>10 754,94 €</text:p>
          </table:table-cell>
          <table:table-cell table:number-columns-repeated="2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19.79" calcext:value-type="currency">
            <text:p>19,7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8.12" calcext:value-type="currency">
            <text:p>58,12 €</text:p>
          </table:table-cell>
          <table:table-cell/>
          <table:table-cell table:formula="of:=[.D4]+[.F4]+[.H4]+[.J4]+[.L4]" office:value-type="currency" office:currency="EUR" office:value="1308.17" calcext:value-type="currency">
            <text:p>1 308,17 €</text:p>
          </table:table-cell>
          <table:table-cell table:formula="of:=[.N4]" office:value-type="currency" office:currency="EUR" office:value="1308.17" calcext:value-type="currency">
            <text:p>1 308,17 €</text:p>
          </table:table-cell>
          <table:table-cell table:formula="of:=[.J4]+[.L4]" office:value-type="currency" office:currency="EUR" office:value="1120.48" calcext:value-type="currency">
            <text:p>1 120,48 €</text:p>
          </table:table-cell>
          <table:table-cell/>
          <table:table-cell office:value-type="float" office:value="1350" calcext:value-type="float">
            <text:p>1350</text:p>
          </table:table-cell>
        </table:table-row>
        <table:table-row table:style-name="ro4">
          <table:table-cell office:value-type="string" calcext:value-type="string">
            <text:p>An 4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1.32" calcext:value-type="currency">
            <text:p>21,32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8.82" calcext:value-type="currency">
            <text:p>58,82 €</text:p>
          </table:table-cell>
          <table:table-cell/>
          <table:table-cell table:formula="of:=[.D5]+[.F5]+[.H5]+[.J5]+[.L5]" office:value-type="currency" office:currency="EUR" office:value="1310.4" calcext:value-type="currency">
            <text:p>1 310,40 €</text:p>
          </table:table-cell>
          <table:table-cell table:formula="of:=[.N5]" office:value-type="currency" office:currency="EUR" office:value="1310.4" calcext:value-type="currency">
            <text:p>1 310,40 €</text:p>
          </table:table-cell>
          <table:table-cell table:formula="of:=[.J5]+[.L5]" office:value-type="currency" office:currency="EUR" office:value="1121.18" calcext:value-type="currency">
            <text:p>1 121,1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5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3.1" calcext:value-type="currency">
            <text:p>23,10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31" calcext:value-type="currency">
            <text:p>59,31 €</text:p>
          </table:table-cell>
          <table:table-cell/>
          <table:table-cell table:formula="of:=[.D6]+[.F6]+[.H6]+[.J6]+[.L6]" office:value-type="currency" office:currency="EUR" office:value="1312.67" calcext:value-type="currency">
            <text:p>1 312,67 €</text:p>
          </table:table-cell>
          <table:table-cell table:formula="of:=[.N6]" office:value-type="currency" office:currency="EUR" office:value="1312.67" calcext:value-type="currency">
            <text:p>1 312,67 €</text:p>
          </table:table-cell>
          <table:table-cell table:formula="of:=[.J6]+[.L6]" office:value-type="currency" office:currency="EUR" office:value="1121.67" calcext:value-type="currency">
            <text:p>1 121,67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6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5.13" calcext:value-type="currency">
            <text:p>25,13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92" calcext:value-type="currency">
            <text:p>59,92 €</text:p>
          </table:table-cell>
          <table:table-cell/>
          <table:table-cell table:formula="of:=[.D7]+[.F7]+[.H7]+[.J7]+[.L7]" office:value-type="currency" office:currency="EUR" office:value="1315.31" calcext:value-type="currency">
            <text:p>1 315,31 €</text:p>
          </table:table-cell>
          <table:table-cell table:formula="of:=[.N7]" office:value-type="currency" office:currency="EUR" office:value="1315.31" calcext:value-type="currency">
            <text:p>1 315,31 €</text:p>
          </table:table-cell>
          <table:table-cell table:formula="of:=[.J7]+[.L7]" office:value-type="currency" office:currency="EUR" office:value="1122.28" calcext:value-type="currency">
            <text:p>1 122,2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7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7.25" calcext:value-type="currency">
            <text:p>27,25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60.22" calcext:value-type="currency">
            <text:p>60,22 €</text:p>
          </table:table-cell>
          <table:table-cell/>
          <table:table-cell table:formula="of:=[.D8]+[.F8]+[.H8]+[.J8]+[.L8]" office:value-type="currency" office:currency="EUR" office:value="1317.73" calcext:value-type="currency">
            <text:p>1 317,73 €</text:p>
          </table:table-cell>
          <table:table-cell table:formula="of:=[.N8]" office:value-type="currency" office:currency="EUR" office:value="1317.73" calcext:value-type="currency">
            <text:p>1 317,73 €</text:p>
          </table:table-cell>
          <table:table-cell table:formula="of:=[.J8]+[.L8]" office:value-type="currency" office:currency="EUR" office:value="1122.58" calcext:value-type="currency">
            <text:p>1 122,5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8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9.57" calcext:value-type="currency">
            <text:p>29,57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83" calcext:value-type="currency">
            <text:p>59,83 €</text:p>
          </table:table-cell>
          <table:table-cell/>
          <table:table-cell table:formula="of:=[.D9]+[.F9]+[.H9]+[.J9]+[.L9]" office:value-type="currency" office:currency="EUR" office:value="1319.66" calcext:value-type="currency">
            <text:p>1 319,66 €</text:p>
          </table:table-cell>
          <table:table-cell table:formula="of:=[.N9]" office:value-type="currency" office:currency="EUR" office:value="1319.66" calcext:value-type="currency">
            <text:p>1 319,66 €</text:p>
          </table:table-cell>
          <table:table-cell table:formula="of:=[.J9]+[.L9]" office:value-type="currency" office:currency="EUR" office:value="1122.19" calcext:value-type="currency">
            <text:p>1 122,19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9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32.33" calcext:value-type="currency">
            <text:p>32,33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60.12" calcext:value-type="currency">
            <text:p>60,12 €</text:p>
          </table:table-cell>
          <table:table-cell/>
          <table:table-cell table:formula="of:=[.D10]+[.F10]+[.H10]+[.J10]+[.L10]" office:value-type="currency" office:currency="EUR" office:value="1322.71" calcext:value-type="currency">
            <text:p>1 322,71 €</text:p>
          </table:table-cell>
          <table:table-cell table:formula="of:=[.N10]" office:value-type="currency" office:currency="EUR" office:value="1322.71" calcext:value-type="currency">
            <text:p>1 322,71 €</text:p>
          </table:table-cell>
          <table:table-cell table:formula="of:=[.J10]+[.L10]" office:value-type="currency" office:currency="EUR" office:value="1122.48" calcext:value-type="currency">
            <text:p>1 122,4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0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35.07" calcext:value-type="currency">
            <text:p>35,07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60.55" calcext:value-type="currency">
            <text:p>60,55 €</text:p>
          </table:table-cell>
          <table:table-cell/>
          <table:table-cell table:formula="of:=[.D11]+[.F11]+[.H11]+[.J11]+[.L11]" office:value-type="currency" office:currency="EUR" office:value="1325.88" calcext:value-type="currency">
            <text:p>1 325,88 €</text:p>
          </table:table-cell>
          <table:table-cell table:formula="of:=[.N11]" office:value-type="currency" office:currency="EUR" office:value="1325.88" calcext:value-type="currency">
            <text:p>1 325,88 €</text:p>
          </table:table-cell>
          <table:table-cell table:formula="of:=[.J11]+[.L11]" office:value-type="currency" office:currency="EUR" office:value="1122.91" calcext:value-type="currency">
            <text:p>1 122,91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1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37.82" calcext:value-type="currency">
            <text:p>37,82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7.68" calcext:value-type="currency">
            <text:p>57,68 €</text:p>
          </table:table-cell>
          <table:table-cell/>
          <table:table-cell table:formula="of:=[.D12]+[.F12]+[.H12]+[.J12]+[.L12]" office:value-type="currency" office:currency="EUR" office:value="1325.76" calcext:value-type="currency">
            <text:p>1 325,76 €</text:p>
          </table:table-cell>
          <table:table-cell table:formula="of:=[.N12]" office:value-type="currency" office:currency="EUR" office:value="1325.76" calcext:value-type="currency">
            <text:p>1 325,76 €</text:p>
          </table:table-cell>
          <table:table-cell table:formula="of:=[.J12]+[.L12]" office:value-type="currency" office:currency="EUR" office:value="1120.04" calcext:value-type="currency">
            <text:p>1 120,04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2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0.05" calcext:value-type="currency">
            <text:p>40,05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3.39" calcext:value-type="currency">
            <text:p>53,39 €</text:p>
          </table:table-cell>
          <table:table-cell/>
          <table:table-cell table:formula="of:=[.D13]+[.F13]+[.H13]+[.J13]+[.L13]" office:value-type="currency" office:currency="EUR" office:value="1323.7" calcext:value-type="currency">
            <text:p>1 323,70 €</text:p>
          </table:table-cell>
          <table:table-cell table:formula="of:=[.N13]" office:value-type="currency" office:currency="EUR" office:value="1323.7" calcext:value-type="currency">
            <text:p>1 323,70 €</text:p>
          </table:table-cell>
          <table:table-cell table:formula="of:=[.J13]+[.L13]" office:value-type="currency" office:currency="EUR" office:value="1115.75" calcext:value-type="currency">
            <text:p>1 115,75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3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3.08" calcext:value-type="currency">
            <text:p>43,08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49.54" calcext:value-type="currency">
            <text:p>49,54 €</text:p>
          </table:table-cell>
          <table:table-cell/>
          <table:table-cell table:formula="of:=[.D14]+[.F14]+[.H14]+[.J14]+[.L14]" office:value-type="currency" office:currency="EUR" office:value="1322.88" calcext:value-type="currency">
            <text:p>1 322,88 €</text:p>
          </table:table-cell>
          <table:table-cell table:formula="of:=[.N14]" office:value-type="currency" office:currency="EUR" office:value="1322.88" calcext:value-type="currency">
            <text:p>1 322,88 €</text:p>
          </table:table-cell>
          <table:table-cell table:formula="of:=[.J14]+[.L14]" office:value-type="currency" office:currency="EUR" office:value="1111.9" calcext:value-type="currency">
            <text:p>1 111,90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4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5.33" calcext:value-type="currency">
            <text:p>45,33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46.34" calcext:value-type="currency">
            <text:p>46,34 €</text:p>
          </table:table-cell>
          <table:table-cell/>
          <table:table-cell table:formula="of:=[.D15]+[.F15]+[.H15]+[.J15]+[.L15]" office:value-type="currency" office:currency="EUR" office:value="1321.93" calcext:value-type="currency">
            <text:p>1 321,93 €</text:p>
          </table:table-cell>
          <table:table-cell table:formula="of:=[.N15]" office:value-type="currency" office:currency="EUR" office:value="1321.93" calcext:value-type="currency">
            <text:p>1 321,93 €</text:p>
          </table:table-cell>
          <table:table-cell table:formula="of:=[.J15]+[.L15]" office:value-type="currency" office:currency="EUR" office:value="1108.7" calcext:value-type="currency">
            <text:p>1 108,70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5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8.49" calcext:value-type="currency">
            <text:p>48,4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42.05" calcext:value-type="currency">
            <text:p>42,05 €</text:p>
          </table:table-cell>
          <table:table-cell/>
          <table:table-cell table:formula="of:=[.D16]+[.F16]+[.H16]+[.J16]+[.L16]" office:value-type="currency" office:currency="EUR" office:value="1320.8" calcext:value-type="currency">
            <text:p>1 320,80 €</text:p>
          </table:table-cell>
          <table:table-cell table:formula="of:=[.N16]" office:value-type="currency" office:currency="EUR" office:value="1320.8" calcext:value-type="currency">
            <text:p>1 320,80 €</text:p>
          </table:table-cell>
          <table:table-cell table:formula="of:=[.J16]+[.L16]" office:value-type="currency" office:currency="EUR" office:value="1104.41" calcext:value-type="currency">
            <text:p>1 104,41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6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52.1" calcext:value-type="currency">
            <text:p>52,10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38.16" calcext:value-type="currency">
            <text:p>38,16 €</text:p>
          </table:table-cell>
          <table:table-cell/>
          <table:table-cell table:formula="of:=[.D17]+[.F17]+[.H17]+[.J17]+[.L17]" office:value-type="currency" office:currency="EUR" office:value="1320.52" calcext:value-type="currency">
            <text:p>1 320,52 €</text:p>
          </table:table-cell>
          <table:table-cell table:formula="of:=[.N17]" office:value-type="currency" office:currency="EUR" office:value="1320.52" calcext:value-type="currency">
            <text:p>1 320,52 €</text:p>
          </table:table-cell>
          <table:table-cell table:formula="of:=[.J17]+[.L17]" office:value-type="currency" office:currency="EUR" office:value="1100.52" calcext:value-type="currency">
            <text:p>1 100,52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7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55.78" calcext:value-type="currency">
            <text:p>55,78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33.15" calcext:value-type="currency">
            <text:p>33,15 €</text:p>
          </table:table-cell>
          <table:table-cell/>
          <table:table-cell table:formula="of:=[.D18]+[.F18]+[.H18]+[.J18]+[.L18]" office:value-type="currency" office:currency="EUR" office:value="1319.19" calcext:value-type="currency">
            <text:p>1 319,19 €</text:p>
          </table:table-cell>
          <table:table-cell table:formula="of:=[.N18]" office:value-type="currency" office:currency="EUR" office:value="1319.19" calcext:value-type="currency">
            <text:p>1 319,19 €</text:p>
          </table:table-cell>
          <table:table-cell table:formula="of:=[.J18]+[.L18]" office:value-type="currency" office:currency="EUR" office:value="1095.51" calcext:value-type="currency">
            <text:p>1 095,51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8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59.79" calcext:value-type="currency">
            <text:p>59,7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27.03" calcext:value-type="currency">
            <text:p>27,03 €</text:p>
          </table:table-cell>
          <table:table-cell/>
          <table:table-cell table:formula="of:=[.D19]+[.F19]+[.H19]+[.J19]+[.L19]" office:value-type="currency" office:currency="EUR" office:value="1317.08" calcext:value-type="currency">
            <text:p>1 317,08 €</text:p>
          </table:table-cell>
          <table:table-cell table:formula="of:=[.N19]" office:value-type="currency" office:currency="EUR" office:value="1317.08" calcext:value-type="currency">
            <text:p>1 317,08 €</text:p>
          </table:table-cell>
          <table:table-cell table:formula="of:=[.J19]+[.L19]" office:value-type="currency" office:currency="EUR" office:value="1089.39" calcext:value-type="currency">
            <text:p>1 089,39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9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64.16" calcext:value-type="currency">
            <text:p>64,16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19.61" calcext:value-type="currency">
            <text:p>19,61 €</text:p>
          </table:table-cell>
          <table:table-cell/>
          <table:table-cell table:formula="of:=[.D20]+[.F20]+[.H20]+[.J20]+[.L20]" office:value-type="currency" office:currency="EUR" office:value="1314.03" calcext:value-type="currency">
            <text:p>1 314,03 €</text:p>
          </table:table-cell>
          <table:table-cell table:formula="of:=[.N20]" office:value-type="currency" office:currency="EUR" office:value="1314.03" calcext:value-type="currency">
            <text:p>1 314,03 €</text:p>
          </table:table-cell>
          <table:table-cell table:formula="of:=[.J20]+[.L20]" office:value-type="currency" office:currency="EUR" office:value="1081.97" calcext:value-type="currency">
            <text:p>1 081,97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20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68.99" calcext:value-type="currency">
            <text:p>68,9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10.7" calcext:value-type="currency">
            <text:p>10,70 €</text:p>
          </table:table-cell>
          <table:table-cell/>
          <table:table-cell table:formula="of:=[.D21]+[.F21]+[.H21]+[.J21]+[.L21]" office:value-type="currency" office:currency="EUR" office:value="1309.95" calcext:value-type="currency">
            <text:p>1 309,95 €</text:p>
          </table:table-cell>
          <table:table-cell table:formula="of:=[.N21]" office:value-type="currency" office:currency="EUR" office:value="1309.95" calcext:value-type="currency">
            <text:p>1 309,95 €</text:p>
          </table:table-cell>
          <table:table-cell table:formula="of:=[.J21]+[.L21]" office:value-type="currency" office:currency="EUR" office:value="1073.06" calcext:value-type="currency">
            <text:p>1 073,06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21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74.41" calcext:value-type="currency">
            <text:p>74,41 €</text:p>
          </table:table-cell>
          <table:table-cell table:number-columns-repeated="3"/>
          <table:table-cell table:style-name="Default"/>
          <table:table-cell/>
          <table:table-cell table:formula="of:=[.D22]+[.F22]+[.H22]+[.J22]+[.L22]" office:value-type="currency" office:currency="EUR" office:value="1304.67" calcext:value-type="currency">
            <text:p>1 304,67 €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An 22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65.44" calcext:value-type="currency">
            <text:p>65,44 €</text:p>
          </table:table-cell>
          <table:table-cell table:number-columns-repeated="3"/>
          <table:table-cell table:style-name="Default"/>
          <table:table-cell/>
          <table:table-cell table:formula="of:=[.D23]+[.F23]+[.H23]+[.J23]+[.L23]" office:value-type="currency" office:currency="EUR" office:value="1295.7" calcext:value-type="currency">
            <text:p>1 295,70 €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An 23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31" calcext:value-type="currency">
            <text:p>31,00 €</text:p>
          </table:table-cell>
          <table:table-cell table:number-columns-repeated="3"/>
          <table:table-cell table:style-name="Default"/>
          <table:table-cell/>
          <table:table-cell table:formula="of:=[.D24]+[.F24]+[.H24]+[.J24]+[.L24]" office:value-type="currency" office:currency="EUR" office:value="1261.26" calcext:value-type="currency">
            <text:p>1 261,26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n 24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23.32" calcext:value-type="currency">
            <text:p>23,32 €</text:p>
          </table:table-cell>
          <table:table-cell table:number-columns-repeated="3"/>
          <table:table-cell table:style-name="Default"/>
          <table:table-cell/>
          <table:table-cell table:formula="of:=[.D25]+[.F25]+[.H25]+[.J25]+[.L25]" office:value-type="currency" office:currency="EUR" office:value="1253.58" calcext:value-type="currency">
            <text:p>1 253,58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n 25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13.19" calcext:value-type="currency">
            <text:p>13,19 €</text:p>
          </table:table-cell>
          <table:table-cell table:number-columns-repeated="3"/>
          <table:table-cell table:style-name="Default"/>
          <table:table-cell/>
          <table:table-cell table:formula="of:=[.D26]+[.F26]+[.H26]+[.J26]+[.L26]" office:value-type="currency" office:currency="EUR" office:value="1243.45" calcext:value-type="currency">
            <text:p>1 243,45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11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/>
          <table:table-cell table:formula="of:=SUM([.H2:.H27])" office:value-type="currency" office:currency="EUR" office:value="971.94" calcext:value-type="currency">
            <text:p>971,94 €</text:p>
          </table:table-cell>
          <table:table-cell table:number-columns-repeated="3"/>
          <table:table-cell table:formula="of:=SUM([.L2:.L27])" office:value-type="currency" office:currency="EUR" office:value="969.25" calcext:value-type="currency">
            <text:p>969,25 €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/>
          <table:table-cell table:formula="of:=[.H28]*12" office:value-type="currency" office:currency="EUR" office:value="11663.28" calcext:value-type="currency">
            <text:p>11 663,28 €</text:p>
          </table:table-cell>
          <table:table-cell table:number-columns-repeated="3"/>
          <table:table-cell table:formula="of:=[.L28]*12" office:value-type="currency" office:currency="EUR" office:value="11631" calcext:value-type="currency">
            <text:p>11 631,00 €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Hypo3" table:style-name="ta1">
        <table:table-column table:style-name="co37" table:default-cell-style-name="Default"/>
        <table:table-column table:style-name="co11" table:number-columns-repeated="3" table:default-cell-style-name="ce22"/>
        <table:table-column table:style-name="co11" table:number-columns-repeated="4" table:default-cell-style-name="Default"/>
        <table:table-row table:style-name="ro4">
          <table:table-cell/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atégorie</text:p>
          </table:table-cell>
          <table:table-cell table:style-name="ce21" office:value-type="string" calcext:value-type="string">
            <text:p>Hypo3</text:p>
          </table:table-cell>
          <table:table-cell table:style-name="ce21" office:value-type="string" calcext:value-type="string">
            <text:p>Octobre</text:p>
          </table:table-cell>
          <table:table-cell table:style-name="ce21" office:value-type="string" calcext:value-type="string">
            <text:p>Nov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épenses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Pyrénées</text:p>
          </table:table-cell>
          <table:table-cell table:style-name="ce35" table:number-columns-repeated="3"/>
          <table:table-cell table:number-columns-repeated="3"/>
          <table:table-cell office:value-type="string" calcext:value-type="string">
            <text:p>Budget Hypo3 qui simule une garde 12h par semaine + sans davout</text:p>
          </table:table-cell>
        </table:table-row>
        <table:table-row table:style-name="ro4">
          <table:table-cell office:value-type="string" calcext:value-type="string">
            <text:p>AppPyrénées:Emprunt</text:p>
          </table:table-cell>
          <table:table-cell table:number-columns-repeated="3" table:style-name="ce30" office:value-type="currency" office:currency="EUR" office:value="1350" calcext:value-type="currency">
            <text:p>1 3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Pyrénées:Achat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Pyrénées:Charge</text:p>
          </table:table-cell>
          <table:table-cell table:number-columns-repeated="3" table:style-name="ce30" office:value-type="currency" office:currency="EUR" office:value="500" calcext:value-type="currency">
            <text:p>5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Pyrénées:DecoTravo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Pyrénées:Energie</text:p>
          </table:table-cell>
          <table:table-cell table:number-columns-repeated="3" table:style-name="ce30" office:value-type="currency" office:currency="EUR" office:value="50" calcext:value-type="currency">
            <text:p>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Pyrénées:Impots</text:p>
          </table:table-cell>
          <table:table-cell table:number-columns-repeated="3" table:style-name="ce30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Charonne:Communication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Charonne:DecoTravo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Charonne:Energi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ppCharonne:Impots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Charonne:Loye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ppDavout:Charges</text:p>
          </table:table-cell>
          <table:table-cell/>
          <table:table-cell table:number-columns-repeated="2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Davout:Impot</text:p>
          </table:table-cell>
          <table:table-cell table:style-name="ce30"/>
          <table:table-cell table:number-columns-repeated="2" table:style-name="ce30" office:value-type="currency" office:currency="EUR" office:value="40" calcext:value-type="currency">
            <text:p>4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anques:BNP Frais bancair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loture Annuelle (Pas dans le budget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ivers (Pas dans le budget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Enfants:Activités et Loisirs</text:p>
          </table:table-cell>
          <table:table-cell table:number-columns-repeated="3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ard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cole</text:p>
          </table:table-cell>
          <table:table-cell table:style-name="ce30" office:value-type="currency" office:currency="EUR" office:value="750" calcext:value-type="currency">
            <text:p>750,00 €</text:p>
          </table:table-cell>
          <table:table-cell table:number-columns-repeated="2" table:style-name="ce30" office:value-type="currency" office:currency="EUR" office:value="1250" calcext:value-type="currency">
            <text:p>1 2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nfants:Habillement</text:p>
          </table:table-cell>
          <table:table-cell table:number-columns-repeated="3" table:style-name="ce36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nfants:Puériculture (Pas dans le budget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amille:Ajustement de sold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amille:Alimentation</text:p>
          </table:table-cell>
          <table:table-cell table:number-columns-repeated="3" office:value-type="currency" office:currency="EUR" office:value="1000" calcext:value-type="currency">
            <text:p>1 000,00 €</text:p>
          </table:table-cell>
          <table:table-cell table:number-columns-repeated="4"/>
        </table:table-row>
        <table:table-row table:style-name="ro4">
          <table:table-cell table:style-name="ce11" office:value-type="string" calcext:value-type="string">
            <text:p>Famille:Alimentation:Santé non remboursé (Pas dans le budget)</text:p>
          </table:table-cell>
          <table:table-cell table:style-name="ce23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Famille:Assurances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mille:Loisirs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rais Professionnel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mpôts Revenu:Diver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mpôts Revenu:Revenu</text:p>
          </table:table-cell>
          <table:table-cell/>
          <table:table-cell table:number-columns-repeated="2" office:value-type="currency" office:currency="EUR" office:value="180" calcext:value-type="currency">
            <text:p>18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mpôts Revenu:Revenu An Prochain</text:p>
          </table:table-cell>
          <table:table-cell office:value-type="currency" office:currency="EUR" office:value="400" calcext:value-type="currency">
            <text:p>400,00 €</text:p>
          </table:table-cell>
          <table:table-cell table:number-columns-repeated="2" office:value-type="currency" office:currency="EUR" office:value="690" calcext:value-type="currency">
            <text:p>69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versement salaire:Arabelle</text:p>
          </table:table-cell>
          <table:table-cell table:number-columns-repeated="3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versement salaire:Denis-Gilles</text:p>
          </table:table-cell>
          <table:table-cell table:number-columns-repeated="3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nté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Arabell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DG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Enfants</text:p>
          </table:table-cell>
          <table:table-cell table:number-columns-repeated="3" table:style-name="ce24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New Appart</text:p>
          </table:table-cell>
          <table:table-cell table:number-columns-repeated="3" table:style-name="ce24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Secu</text:p>
          </table:table-cell>
          <table:table-cell table:style-name="ce24" office:value-type="currency" office:currency="EUR" office:value="110" calcext:value-type="currency">
            <text:p>110,00 €</text:p>
          </table:table-cell>
          <table:table-cell table:number-columns-repeated="2" table:style-name="ce24" office:value-type="currency" office:currency="EUR" office:value="10" calcext:value-type="currency">
            <text:p>1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Vacances</text:p>
          </table:table-cell>
          <table:table-cell table:style-name="ce24" office:value-type="currency" office:currency="EUR" office:value="200" calcext:value-type="currency">
            <text:p>200,00 €</text:p>
          </table:table-cell>
          <table:table-cell table:number-columns-repeated="2" table:style-name="ce24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ransport</text:p>
          </table:table-cell>
          <table:table-cell table:number-columns-repeated="3" table:style-name="ce37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oiture:Assurance</text:p>
          </table:table-cell>
          <table:table-cell table:style-name="ce37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Voiture:Carburant et utilisation</text:p>
          </table:table-cell>
          <table:table-cell table:number-columns-repeated="3" table:style-name="ce37" office:value-type="currency" office:currency="EUR" office:value="120" calcext:value-type="currency">
            <text:p>12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oiture:Entretien</text:p>
          </table:table-cell>
          <table:table-cell table:number-columns-repeated="3" table:style-name="ce12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oiture:Parking</text:p>
          </table:table-cell>
          <table:table-cell table:number-columns-repeated="3" table:style-name="ce12" office:value-type="currency" office:currency="EUR" office:value="80" calcext:value-type="currency">
            <text:p>8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 des dépenses</text:p>
          </table:table-cell>
          <table:table-cell table:style-name="ce17" table:formula="of:=SUM([.B4:.B48])" office:value-type="currency" office:currency="EUR" office:value="7110" calcext:value-type="currency">
            <text:p>7 110,00 €</text:p>
          </table:table-cell>
          <table:table-cell table:style-name="ce17" table:formula="of:=SUM([.C4:.C48])" office:value-type="currency" office:currency="EUR" office:value="7270" calcext:value-type="currency">
            <text:p>7 270,00 €</text:p>
          </table:table-cell>
          <table:table-cell table:style-name="ce17" table:formula="of:=SUM([.D4:.D48])" office:value-type="currency" office:currency="EUR" office:value="7270" calcext:value-type="currency">
            <text:p>7 270,00 €</text:p>
          </table:table-cell>
          <table:table-cell table:number-columns-repeated="4"/>
        </table:table-row>
        <table:table-row table:style-name="ro4">
          <table:table-cell/>
          <table:table-cell table:style-name="ce34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cettes</text:p>
          </table:table-cell>
          <table:table-cell table:style-name="ce34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llocations</text:p>
          </table:table-cell>
          <table:table-cell table:number-columns-repeated="3" table:style-name="ce30" office:value-type="currency" office:currency="EUR" office:value="300" calcext:value-type="currency">
            <text:p>3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rcueil:Loyer (Pas dans le budget)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adeau Fric:Enfants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Cadeau Fric:Famille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Davout:Loyers</text:p>
          </table:table-cell>
          <table:table-cell table:style-name="ce12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Intérêts perçus (Pas dans le budget)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Ouverture Annuelle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 Frais Professionnel (Pas dans le budget)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 Sante (Pas dans le budget)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:Famille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:Tirelire Arabelle (Pas dans le budget)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:Tirelire DG</text:p>
          </table:table-cell>
          <table:table-cell table:style-name="ce30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Salaire:Arabelle</text:p>
          </table:table-cell>
          <table:table-cell table:number-columns-repeated="3" office:value-type="currency" office:currency="EUR" office:value="2970" calcext:value-type="currency">
            <text:p>2 97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laire:Denis-Gilles</text:p>
          </table:table-cell>
          <table:table-cell table:number-columns-repeated="3" table:style-name="ce36" office:value-type="currency" office:currency="EUR" office:value="4000" calcext:value-type="currency">
            <text:p>4 0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laire:Prime Arabelle (Pas dans le budget)</text:p>
          </table:table-cell>
          <table:table-cell table:style-name="ce34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Salaire:Prime Denis-Gilles</text:p>
          </table:table-cell>
          <table:table-cell table:style-name="ce34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Total des recettes</text:p>
          </table:table-cell>
          <table:table-cell table:style-name="ce17" table:formula="of:=SUM([.B52:.B67])" office:value-type="currency" office:currency="EUR" office:value="7270" calcext:value-type="currency">
            <text:p>7 270,00 €</text:p>
          </table:table-cell>
          <table:table-cell table:style-name="ce17" table:formula="of:=SUM([.C52:.C67])" office:value-type="currency" office:currency="EUR" office:value="7270" calcext:value-type="currency">
            <text:p>7 270,00 €</text:p>
          </table:table-cell>
          <table:table-cell table:style-name="ce17" table:formula="of:=SUM([.D52:.D67])" office:value-type="currency" office:currency="EUR" office:value="7270" calcext:value-type="currency">
            <text:p>7 270,00 €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ce34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Balance</text:p>
          </table:table-cell>
          <table:table-cell table:style-name="ce27" table:formula="of:=[.B68]-[.B49]" office:value-type="currency" office:currency="EUR" office:value="160" calcext:value-type="currency">
            <text:p>160,00 €</text:p>
          </table:table-cell>
          <table:table-cell table:style-name="ce27" table:formula="of:=[.C68]-[.C49]" office:value-type="currency" office:currency="EUR" office:value="0" calcext:value-type="currency">
            <text:p>0,00 €</text:p>
          </table:table-cell>
          <table:table-cell table:style-name="ce27" table:formula="of:=[.D68]-[.D49]" office:value-type="currency" office:currency="EUR" office:value="0" calcext:value-type="currency">
            <text:p>0,00 €</text:p>
          </table:table-cell>
          <table:table-cell table:number-columns-repeated="4"/>
        </table:table-row>
      </table:table>
      <table:table table:name="Procédure" table:style-name="ta1" table:print="false">
        <table:table-column table:style-name="co30" table:default-cell-style-name="ce60"/>
        <table:table-column table:style-name="co38" table:default-cell-style-name="ce60"/>
        <table:table-column table:style-name="co30" table:number-columns-repeated="5" table:default-cell-style-name="ce60"/>
        <table:table-column table:style-name="co11" table:number-columns-repeated="1017" table:default-cell-style-name="ce60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édure de clôture d'une anné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1/ Compléter toutes les transaction de l'année échue (plus aucune transaction ne doit manquer)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2/ inscrire des transaction de clôture / ouvertur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3/ Créer un rapport budgétaire (changer le « . » en « , » en faisant un replace)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4/ Créer un nouveau budget sur la base du rapport et de ses erreur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océdure pour mettre à jour le budg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ns moneydance faire fichier / exportation …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 options : Tab de séparation / tous les comptes / Année en cour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quer sur O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 nom de fichier avec extension .cs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vrir le fichier en double cliquant pour ouvrir Openoff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'assistant d'import CSV s'ouv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 les options : Jeu de caractère Win-1252, Langue Anglais (royaume unis) pour que les . deviennent des , dans les nomb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 les options : A partir de la ligne 16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ire un copier coller de toutes la pages dans Dépense CSV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" table:style-name="ta1">
        <office:forms form:automatic-focus="false" form:apply-design-mode="false"/>
        <table:table-column table:style-name="co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11" table:number-columns-repeated="11" table:default-cell-style-name="Default"/>
        <table:table-row table:style-name="ro4">
          <table:table-cell table:style-name="ce53" office:value-type="string" calcext:value-type="string">
            <text:p>Num Catégori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 / Num Compte</text:p>
          </table:table-cell>
          <table:table-cell table:number-columns-repeated="12"/>
          <table:table-cell office:value-type="string" calcext:value-type="string">
            <text:p>ic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ppPyrénée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# Catégorie Dépenses</text:p>
          </table:table-cell>
          <table:table-cell table:style-name="ce61" table:formula="of:=COUNTIF([.C1:.C7000];-1)"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ici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ppPyrénées:Emprunt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# Catégorie Revenu</text:p>
          </table:table-cell>
          <table:table-cell table:formula="of:=COUNTIF([.C1:.C7000];1)" office:value-type="float" office:value="16" calcext:value-type="float">
            <text:p>16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ppPyrénées:Achat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# Catégorie Compte</text:p>
          </table:table-cell>
          <table:table-cell table:style-name="ce61" table:formula="of:=COUNTIF([.C1:.C7000];0)"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ppPyrénées:Charg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ppPyrénées:DecoTravo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ppPyrénées:Energi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ppPyrénées:Impot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ppCharonne:Energi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ppCharonne:Impot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ppCharonne:Loyer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ppDavout:Charg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ppDavout:Impo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Banques:BNP Frais bancaire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loture Annuelle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Divers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Enfants:Activités et Loisirs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Enfants:Garde-Ecole-Cantine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Enfants:Habillemen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nfants:Puériculture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Famille:Ajustement de sold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Famille:Alimentatio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Famille:Alimentation:Santé non remboursé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Famille:Assuranc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Famille:Loisir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Frais Professionnel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Impôts Revenu:Diver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Impôts Revenu:Revenu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Impôts Revenu:Revenu An Prochai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Reversement salaire:Arabell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Reversement salaire:Denis-Gill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Santé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irelires:Arabell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Tirelires:DG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irelires:Enfant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Tirelires:New Appar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Tirelires:Secu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Tirelires:Vacanc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ranspor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Voiture:Assuranc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Voiture:Carburant et utilisatio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Voiture:Entretie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Voiture:Parking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Allocation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Arcueil:Loyer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Cadeau Fric:Enfan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Cadeau Fric:Fami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Davout:Loyer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Intérêts perçus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Ouverture Annue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Remboursement Frais Professionnel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Remboursement Sante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Remboursement:Fami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Remboursement:Tirelire Arabelle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Remboursement:Tirelire DG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Salaire:Arabe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Salaire:Denis-Gille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Salaire:Prime Arabelle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Salaire:Prime Denis-Gille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string" calcext:value-type="string">
            <text:p>BNP CC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BNP CC Epargn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string" calcext:value-type="string">
            <text:p>Arabelle Livret 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DGL Livret 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4" calcext:value-type="float">
            <text:p>1004</text:p>
          </table:table-cell>
          <table:table-cell office:value-type="string" calcext:value-type="string">
            <text:p>Espèc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Envelopp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named-expressions>
        <table:named-range table:name="AUTO_NAME" table:base-cell-address="$Auto.$G$2" table:cell-range-address="$Auto.$A$2:.$G$5"/>
        <table:named-range table:name="CATEGORIES" table:base-cell-address="$Config.$A$77" table:cell-range-address="$Config.$A$1:.$C$70"/>
        <table:named-range table:name="CATEGORIES_ACCOUNT" table:base-cell-address="$Config.$A$77" table:cell-range-address="$Config.$F$1:.$F$70"/>
        <table:named-range table:name="CATEGORIES_NAME" table:base-cell-address="$Config.$A$77" table:cell-range-address="$Config.$B$1:.$B$70"/>
      </table:named-expressions>
      <table:database-ranges>
        <table:database-range table:name="__Anonymous_Sheet_DB__0" table:target-range-address="Mvt.G1:Mvt.G1048576"/>
        <table:database-range table:name="__Anonymous_Sheet_DB__10" table:target-range-address="Config.A1:Config.C10485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Warning" style:family="table-cell" style:parent-style-name="Default">
      <style:table-cell-properties fo:background-color="#ff000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22:21:15.62364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5-01-01T11:52:38</meta:creation-date>
    <dc:date>2015-06-03T00:59:53.896627771</dc:date>
    <meta:editing-cycles>798</meta:editing-cycles>
    <meta:editing-duration>P5DT2H55M29S</meta:editing-duration>
    <dc:creator>Denis-Gilles Laurent</dc:creator>
    <meta:document-statistic meta:table-count="11" meta:cell-count="2656" meta:object-count="0"/>
    <meta:user-defined meta:name="Info 1"/>
    <meta:user-defined meta:name="Info 2"/>
    <meta:user-defined meta:name="Info 3"/>
    <meta:user-defined meta:name="Info 4"/>
  </office:meta>
</office:document-meta>
</file>

<file path=Basic/Budget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 Doc sur le basic openoffice / libreoffice
Rem https://www.openoffice.org/api/docs/common/ref/com/sun/star/table/XCellRange.html
Rem https://wiki.documentfoundation.org/Macros/Calc/fr

Option Explicit


' Named area format for auto-insert-transaction ______________________________
' |   0   |    1    |    2   |     3     |    4     |    5     |    6     |    
' |  day  |  month  |  year  |   account |  desc.   |   memo   |  amount  |  
Const autoNamedArea = "AUTO_NAME"
Const autoPlanDayCol = 0
Const autoPlanMonthCol  = 1
Const autoPlanYearCol  = 2
Const autoAccountCol = 3
Const autoDescCol = 4
Const autoMemoCol = 5
Const autoAmountCol = 6


' Main account movements sheet column format
' |   0    |     1     |    2    |     3      |    4     |    5    |  6  |  7
' |  date  |  account  |  descr. |  Category  |  amount  |  memo   |  X  |  V
Const mvtSheet = "Mvt"
Const mvtDateCol = 0
Const mvtAccountCol = 1
Const mvtDescCol = 2
Const mvtCategoryCol = 3
Const mvtAmountCol = 4
Const mvtMemoCol = 5
Const mvtXCol = 6
Const mvtVCol = 7



Sub Main

dim LibOClasseur as object
dim LibOFeuille as object
dim LibOCellule as object
 
LibOClasseur = thiscomponent 
LibOFeuille = LibOClasseur.sheets.getByName("Config")
LibOCellule = LibOFeuille.getCellRangeByName("A1")
 
LibOCellule.formulaLocal = "21/04/2012"


End Sub

Sub MyInsertRow_1

    Dim oDoc As Object
    Dim oSheet As Object

    Dim oCellRange As Object
    Dim rowsSelected As Long
    Dim rowIndex As Long


       oDoc = ThisComponent
       oSheet = oDoc.getCurrentController().ActiveSheet

       oCellRange    = ThisComponent.getCurrentSelection()
       rowsSelected  = oCellRange.Rows.GetCount()
       rowIndex = oCellRange.getCellByPosition(0,0).getCellAddress().Row 

       oSheet.Rows.insertByIndex(rowIndex,1)

End Sub


Rem si une date est supérieur à un pattern on ajoute une ligne
Sub AutoTransaction
    Dim oCellRange As Object
    Dim x as Long

	oCellRange = ThisComponent.NamedRanges.getByName(autoNamedArea).ReferredCells
	
	For x = 0 to oCellRange.Rows.Count - 1
		Dim insertDate as Date
		Dim planDay, planMonth, planYear As Long
		
		planDay   = oCellRange.getCellByPosition(autoPlanDayCol,x).getValue()
		planMonth = oCellRange.getCellByPosition(autoPlanMonthCol,x).getValue()
		planYear  = oCellRange.getCellByPosition(autoPlanYearCol,x).getValue()
		
		if planDay = 0 then 
			planDay = Day(now())
		end if
		if planMonth = 0 then 
			planMonth = Month(now())
		end if
		if planYear = 0 then 
			planYear = Year(now())
		end if
		

		oCellRange.getCellByPosition(autoAmountCol,x).setValue(0)

		insertDate = DateSerial(planYear,planMonth,planDay)
		if  insertDate &lt;= now() then
			oCellRange.getCellByPosition(autoAmountCol,x).setValue(1)
			'cherche transaction à insertDate identique
			'si pas trouver on insère
		End if
		
	Next x

End Sub

Sub NewLine

	Dim newDate As Date
    Dim oSheet As Object
    
    Dim srcCellRange As Object
    Dim dstCellRange As Object
	Dim newLineIndex As Long
	
	newLineIndex = 1

	oSheet = ThisComponent.Sheets.getByName(mvtSheet)
	oSheet.Rows.insertByIndex(newLineIndex,1)
	srcCellRange = oSheet.getCellRangeByName("A3:AA3")
	dstCellRange = oSheet.getCellRangeByName("A2")
	oSheet.CopyRange(dstCellRange.CellAddress, srcCellRange.RangeAddress)

	newDate = now()
	newDate = DateSerial(Year(newDate),Month(newDate),Day(newDate))
	

	oSheet.getCellByPosition(mvtDateCol,newLineIndex).formulaLocal = newDate
'	oSheet.getCellByPosition(mvtAccountCol,newLineIndex).setFormula("")
	oSheet.getCellByPosition(mvtDescCol,newLineIndex).setFormula("")
	oSheet.getCellByPosition(mvtCategoryCol,newLineIndex).setFormula("")
	oSheet.getCellByPosition(mvtAmountCol,newLineIndex).setValue(0.0)
	oSheet.getCellByPosition(mvtMemoCol,newLineIndex).setFormula("")
	oSheet.getCellByPosition(mvtXCol,newLineIndex).setFormula("")
	oSheet.getCellByPosition(mvtVCol,newLineIndex).setFormula("")


	
End Sub

</script:module>
</file>

<file path=Basic/Budget/script-lb.xml><?xml version="1.0" encoding="utf-8"?>
<!DOCTYPE library  PUBLIC '-//OpenOffice.org//DTD OfficeDocument 1.0//EN'  'library.dtd'>
<library:library xmlns:library="http://openoffice.org/2000/library" library:name="Budget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udget" library:link="false"/>
</library:libraries>
</file>

<file path=Dialogs/Budget/dialog-lb.xml><?xml version="1.0" encoding="utf-8"?>
<!DOCTYPE library  PUBLIC '-//OpenOffice.org//DTD OfficeDocument 1.0//EN'  'library.dtd'>
<library:library xmlns:library="http://openoffice.org/2000/library" library:name="Budget" library:readonly="false" library:passwordprotected="false"/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0" dlg:top="0" dlg:width="0" dlg:height="0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udget" library:link="false"/>
</library:libraries>
</file>